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94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3.089cm"/>
    </style:style>
    <style:style style:name="co4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2.131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3.006cm"/>
    </style:style>
    <style:style style:name="co10" style:family="table-column">
      <style:table-column-properties fo:break-before="auto" style:column-width="3.06cm"/>
    </style:style>
    <style:style style:name="co11" style:family="table-column">
      <style:table-column-properties fo:break-before="auto" style:column-width="3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 style:data-style-name="N106"/>
    <style:style style:name="ce4" style:family="table-cell" style:parent-style-name="Default" style:data-style-name="N106">
      <style:text-properties fo:color="#808080"/>
    </style:style>
    <style:style style:name="ce5" style:family="table-cell" style:parent-style-name="Default" style:data-style-name="N106">
      <style:text-properties fo:color="#999999"/>
    </style:style>
    <style:style style:name="ce6" style:family="table-cell" style:parent-style-name="Default" style:data-style-name="N107">
      <style:text-properties fo:color="#000000"/>
    </style:style>
    <style:style style:name="ce7" style:family="table-cell" style:parent-style-name="Default" style:data-style-name="N107">
      <style:text-properties fo:color="#808080"/>
    </style:style>
    <style:style style:name="ce8" style:family="table-cell" style:parent-style-name="Default" style:data-style-name="N106">
      <style:text-properties fo:color="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username</text:p>
          </table:table-cell>
          <table:table-cell office:value-type="string">
            <text:p>ref_as_faved</text:p>
          </table:table-cell>
          <table:table-cell office:value-type="string">
            <text:p>ref_as_follower</text:p>
          </table:table-cell>
          <table:table-cell office:value-type="string">
            <text:p>ref_as_following</text:p>
          </table:table-cell>
          <table:table-cell table:number-columns-repeated="8"/>
        </table:table-row>
        <table:table-row table:style-name="ro1">
          <table:table-cell office:value-type="string">
            <text:p>LaidBackRadio</text:p>
          </table:table-cell>
          <table:table-cell office:value-type="float" office:value="652">
            <text:p>652</text:p>
          </table:table-cell>
          <table:table-cell office:value-type="float" office:value="12">
            <text:p>12</text:p>
          </table:table-cell>
          <table:table-cell office:value-type="float" office:value="1337">
            <text:p>1337</text:p>
          </table:table-cell>
          <table:table-cell table:number-columns-repeated="8"/>
        </table:table-row>
        <table:table-row table:style-name="ro1">
          <table:table-cell office:value-type="string">
            <text:p>moovmnt</text:p>
          </table:table-cell>
          <table:table-cell office:value-type="float" office:value="481">
            <text:p>481</text:p>
          </table:table-cell>
          <table:table-cell office:value-type="float" office:value="101">
            <text:p>101</text:p>
          </table:table-cell>
          <table:table-cell office:value-type="float" office:value="839">
            <text:p>839</text:p>
          </table:table-cell>
          <table:table-cell table:number-columns-repeated="8"/>
        </table:table-row>
        <table:table-row table:style-name="ro1">
          <table:table-cell office:value-type="string">
            <text:p>WorksOfMart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097">
            <text:p>1097</text:p>
          </table:table-cell>
          <table:table-cell table:number-columns-repeated="4"/>
          <table:table-cell office:value-type="string">
            <text:p>cloudcast_ref_count</text:p>
          </table:table-cell>
          <table:table-cell table:style-name="ce3" office:value-type="string">
            <text:p>favorite_ref_counts</text:p>
          </table:table-cell>
          <table:table-cell table:style-name="ce3" office:value-type="string">
            <text:p>follower_ref_count</text:p>
          </table:table-cell>
          <table:table-cell table:style-name="ce3" office:value-type="string">
            <text:p>following_ref_count</text:p>
          </table:table-cell>
        </table:table-row>
        <table:table-row table:style-name="ro1">
          <table:table-cell office:value-type="string">
            <text:p>djmarky</text:p>
          </table:table-cell>
          <table:table-cell office:value-type="float" office:value="397">
            <text:p>397</text:p>
          </table:table-cell>
          <table:table-cell office:value-type="float" office:value="3">
            <text:p>3</text:p>
          </table:table-cell>
          <table:table-cell office:value-type="float" office:value="1007">
            <text:p>1007</text:p>
          </table:table-cell>
          <table:table-cell table:number-columns-repeated="3"/>
          <table:table-cell office:value-type="string">
            <text:p>max</text:p>
          </table:table-cell>
          <table:table-cell office:value-type="string">
            <text:p>n/a</text:p>
          </table:table-cell>
          <table:table-cell table:formula="of:=MAX([.B2:.B1299])" office:value-type="float" office:value="652">
            <text:p>652</text:p>
          </table:table-cell>
          <table:table-cell table:formula="of:=MAX([.C2:.C1299])" office:value-type="float" office:value="9292">
            <text:p>9292</text:p>
          </table:table-cell>
          <table:table-cell table:formula="of:=MAX([.D2:.D1299])" office:value-type="float" office:value="1487">
            <text:p>1487</text:p>
          </table:table-cell>
        </table:table-row>
        <table:table-row table:style-name="ro1">
          <table:table-cell office:value-type="string">
            <text:p>LeFtOoO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  <table:table-cell table:number-columns-repeated="3"/>
          <table:table-cell office:value-type="string">
            <text:p>total</text:p>
          </table:table-cell>
          <table:table-cell office:value-type="string">
            <text:p>n/a</text:p>
          </table:table-cell>
          <table:table-cell table:formula="of:=SUM([.B2:.B1299])" office:value-type="float" office:value="11488">
            <text:p>11488</text:p>
          </table:table-cell>
          <table:table-cell table:formula="of:=SUM([.C2:.C1299])" office:value-type="float" office:value="141835">
            <text:p>141835</text:p>
          </table:table-cell>
          <table:table-cell table:formula="of:=SUM([.D2:.D1299])" office:value-type="float" office:value="68090">
            <text:p>68090</text:p>
          </table:table-cell>
        </table:table-row>
        <table:table-row table:style-name="ro1">
          <table:table-cell office:value-type="string">
            <text:p>dazed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table:number-columns-repeated="3"/>
          <table:table-cell office:value-type="string">
            <text:p>variance</text:p>
          </table:table-cell>
          <table:table-cell office:value-type="string">
            <text:p>n/a</text:p>
          </table:table-cell>
          <table:table-cell table:style-name="ce3" table:formula="of:=VAR([.B$2:.B$1299])" office:value-type="float" office:value="1418.61912461256">
            <text:p>1418.6</text:p>
          </table:table-cell>
          <table:table-cell table:style-name="ce3" table:formula="of:=VAR([.C$2:.C$1299])" office:value-type="float" office:value="395806.680801256">
            <text:p>395806.7</text:p>
          </table:table-cell>
          <table:table-cell table:style-name="ce3" table:formula="of:=VAR([.D$2:.D$1299])" office:value-type="float" office:value="16857.8258824144">
            <text:p>16857.8</text:p>
          </table:table-cell>
        </table:table-row>
        <table:table-row table:style-name="ro1">
          <table:table-cell office:value-type="string">
            <text:p>Orsii</text:p>
          </table:table-cell>
          <table:table-cell office:value-type="float" office:value="265">
            <text:p>265</text:p>
          </table:table-cell>
          <table:table-cell office:value-type="float" office:value="157">
            <text:p>157</text:p>
          </table:table-cell>
          <table:table-cell office:value-type="float" office:value="684">
            <text:p>684</text:p>
          </table:table-cell>
          <table:table-cell table:number-columns-repeated="3"/>
          <table:table-cell office:value-type="string">
            <text:p>stdev</text:p>
          </table:table-cell>
          <table:table-cell office:value-type="string">
            <text:p>n/a</text:p>
          </table:table-cell>
          <table:table-cell table:style-name="ce3" table:formula="of:=STDEV([.B$2:.B$1299])" office:value-type="float" office:value="37.6645605923203">
            <text:p>37.7</text:p>
          </table:table-cell>
          <table:table-cell table:style-name="ce3" table:formula="of:=STDEV([.C$2:.C$1299])" office:value-type="float" office:value="629.131687964655">
            <text:p>629.1</text:p>
          </table:table-cell>
          <table:table-cell table:style-name="ce3" table:formula="of:=STDEV([.D$2:.D$1299])" office:value-type="float" office:value="129.837690530964">
            <text:p>129.8</text:p>
          </table:table-cell>
        </table:table-row>
        <table:table-row table:style-name="ro1">
          <table:table-cell office:value-type="string">
            <text:p>oddio</text:p>
          </table:table-cell>
          <table:table-cell office:value-type="float" office:value="245">
            <text:p>245</text:p>
          </table:table-cell>
          <table:table-cell office:value-type="float" office:value="519">
            <text:p>519</text:p>
          </table:table-cell>
          <table:table-cell office:value-type="float" office:value="446">
            <text:p>446</text:p>
          </table:table-cell>
          <table:table-cell table:number-columns-repeated="3"/>
          <table:table-cell office:value-type="string">
            <text:p>mean</text:p>
          </table:table-cell>
          <table:table-cell office:value-type="string">
            <text:p>n/a</text:p>
          </table:table-cell>
          <table:table-cell table:style-name="ce3" table:formula="of:=AVERAGE([.B$2:.B$1299])" office:value-type="float" office:value="8.85053929121726">
            <text:p>8.9</text:p>
          </table:table-cell>
          <table:table-cell table:style-name="ce3" table:formula="of:=AVERAGE([.C$2:.C$1299])" office:value-type="float" office:value="109.271956856703">
            <text:p>109.3</text:p>
          </table:table-cell>
          <table:table-cell table:style-name="ce3" table:formula="of:=AVERAGE([.D$2:.D$1299])" office:value-type="float" office:value="52.4576271186441">
            <text:p>52.5</text:p>
          </table:table-cell>
        </table:table-row>
        <table:table-row table:style-name="ro1">
          <table:table-cell office:value-type="string">
            <text:p>technomafiarecords</text:p>
          </table:table-cell>
          <table:table-cell office:value-type="float" office:value="220">
            <text:p>220</text:p>
          </table:table-cell>
          <table:table-cell office:value-type="float" office:value="1718">
            <text:p>1718</text:p>
          </table:table-cell>
          <table:table-cell office:value-type="float" office:value="1007">
            <text:p>1007</text:p>
          </table:table-cell>
          <table:table-cell table:number-columns-repeated="3"/>
          <table:table-cell office:value-type="string">
            <text:p>median</text:p>
          </table:table-cell>
          <table:table-cell office:value-type="string">
            <text:p>n/a</text:p>
          </table:table-cell>
          <table:table-cell table:style-name="ce3" table:formula="of:=MEDIAN([.B$2:.B$1299])" office:value-type="float" office:value="1">
            <text:p>1.0</text:p>
          </table:table-cell>
          <table:table-cell table:style-name="ce3" table:formula="of:=MEDIAN([.C$2:.C$1299])" office:value-type="float" office:value="5">
            <text:p>5.0</text:p>
          </table:table-cell>
          <table:table-cell table:style-name="ce3" table:formula="of:=MEDIAN([.D$2:.D$1299])" office:value-type="float" office:value="12">
            <text:p>12.0</text:p>
          </table:table-cell>
        </table:table-row>
        <table:table-row table:style-name="ro1">
          <table:table-cell office:value-type="string">
            <text:p>ONEMAN</text:p>
          </table:table-cell>
          <table:table-cell office:value-type="float" office:value="216">
            <text:p>216</text:p>
          </table:table-cell>
          <table:table-cell office:value-type="float" office:value="39">
            <text:p>39</text:p>
          </table:table-cell>
          <table:table-cell office:value-type="float" office:value="864">
            <text:p>864</text:p>
          </table:table-cell>
          <table:table-cell table:number-columns-repeated="4"/>
          <table:table-cell table:style-name="ce4"/>
          <table:table-cell table:style-name="ce3" table:number-columns-repeated="3"/>
        </table:table-row>
        <table:table-row table:style-name="ro1">
          <table:table-cell office:value-type="string">
            <text:p>hotbutteredsoul</text:p>
          </table:table-cell>
          <table:table-cell office:value-type="float" office:value="206">
            <text:p>206</text:p>
          </table:table-cell>
          <table:table-cell office:value-type="float" office:value="6900">
            <text:p>6900</text:p>
          </table:table-cell>
          <table:table-cell office:value-type="float" office:value="1487">
            <text:p>1487</text:p>
          </table:table-cell>
          <table:table-cell table:number-columns-repeated="3"/>
          <table:table-cell table:style-name="ce1" office:value-type="string">
            <text:p>Co-variances</text:p>
          </table:table-cell>
          <table:table-cell office:value-type="string">
            <text:p>cloudcast_ref_count</text:p>
          </table:table-cell>
          <table:table-cell table:style-name="ce3" office:value-type="string">
            <text:p>favorite_ref_counts</text:p>
          </table:table-cell>
          <table:table-cell table:style-name="ce3" office:value-type="string">
            <text:p>follower_ref_count</text:p>
          </table:table-cell>
          <table:table-cell table:style-name="ce3" office:value-type="string">
            <text:p>following_ref_count</text:p>
          </table:table-cell>
        </table:table-row>
        <table:table-row table:style-name="ro1">
          <table:table-cell office:value-type="string">
            <text:p>adambeyer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710">
            <text:p>710</text:p>
          </table:table-cell>
          <table:table-cell table:number-columns-repeated="3"/>
          <table:table-cell table:style-name="ce2" office:value-type="string">
            <text:p>cloudcast_ref_count</text:p>
          </table:table-cell>
          <table:table-cell office:value-type="string">
            <text:p>n/a</text:p>
          </table:table-cell>
          <table:table-cell table:style-name="ce3" table:number-columns-repeated="3"/>
        </table:table-row>
        <table:table-row table:style-name="ro1">
          <table:table-cell office:value-type="string">
            <text:p>FortKnox</text:p>
          </table:table-cell>
          <table:table-cell office:value-type="float" office:value="184">
            <text:p>184</text:p>
          </table:table-cell>
          <table:table-cell office:value-type="float" office:value="72">
            <text:p>72</text:p>
          </table:table-cell>
          <table:table-cell office:value-type="float" office:value="534">
            <text:p>534</text:p>
          </table:table-cell>
          <table:table-cell table:number-columns-repeated="3"/>
          <table:table-cell table:style-name="ce3" office:value-type="string">
            <text:p>favorite_ref_counts</text:p>
          </table:table-cell>
          <table:table-cell office:value-type="string">
            <text:p>n/a</text:p>
          </table:table-cell>
          <table:table-cell table:style-name="ce5" table:formula="of:=COVAR([.$B$2:.$B$1299];[.B$2:.B$1299])" office:value-type="float" office:value="1417.52619770607">
            <text:p>1417.5</text:p>
          </table:table-cell>
          <table:table-cell table:style-name="ce8" table:formula="of:=COVAR([.$B$2:.$B$1299];[.C$2:.C$1299])" office:value-type="float" office:value="2040.90274239616">
            <text:p>2040.9</text:p>
          </table:table-cell>
          <table:table-cell table:style-name="ce8" table:formula="of:=COVAR([.$B$2:.$B$1299];[.D$2:.D$1299])" office:value-type="float" office:value="3718.50907523958">
            <text:p>3718.5</text:p>
          </table:table-cell>
        </table:table-row>
        <table:table-row table:style-name="ro1">
          <table:table-cell office:value-type="string">
            <text:p>filthydukes</text:p>
          </table:table-cell>
          <table:table-cell office:value-type="float" office:value="182">
            <text:p>182</text:p>
          </table:table-cell>
          <table:table-cell office:value-type="float" office:value="16">
            <text:p>16</text:p>
          </table:table-cell>
          <table:table-cell office:value-type="float" office:value="466">
            <text:p>466</text:p>
          </table:table-cell>
          <table:table-cell table:number-columns-repeated="3"/>
          <table:table-cell table:style-name="ce3" office:value-type="string">
            <text:p>follower_ref_count</text:p>
          </table:table-cell>
          <table:table-cell office:value-type="string">
            <text:p>n/a</text:p>
          </table:table-cell>
          <table:table-cell table:style-name="ce3" table:formula="of:=COVAR([.$C$2:.$C$1299];[.B$2:.B$1299])" office:value-type="float" office:value="2040.90274239616">
            <text:p>2040.9</text:p>
          </table:table-cell>
          <table:table-cell table:style-name="ce4" table:formula="of:=COVAR([.$C$2:.$C$1299];[.C$2:.C$1299])" office:value-type="float" office:value="395501.744991698">
            <text:p>395501.7</text:p>
          </table:table-cell>
          <table:table-cell table:style-name="ce3" table:formula="of:=COVAR([.$C$2:.$C$1299];[.D$2:.D$1299])" office:value-type="float" office:value="48246.2314773706">
            <text:p>48246.2</text:p>
          </table:table-cell>
        </table:table-row>
        <table:table-row table:style-name="ro1">
          <table:table-cell office:value-type="string">
            <text:p>johndigweed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732">
            <text:p>732</text:p>
          </table:table-cell>
          <table:table-cell table:number-columns-repeated="3"/>
          <table:table-cell table:style-name="ce3" office:value-type="string">
            <text:p>following_ref_count</text:p>
          </table:table-cell>
          <table:table-cell office:value-type="string">
            <text:p>n/a</text:p>
          </table:table-cell>
          <table:table-cell table:style-name="ce3" table:formula="of:=COVAR([.$D$2:.$D$1299];[.B$2:.B$1299])" office:value-type="float" office:value="3718.50907523958">
            <text:p>3718.5</text:p>
          </table:table-cell>
          <table:table-cell table:style-name="ce3" table:formula="of:=COVAR([.$D$2:.$D$1299];[.C$2:.C$1299])" office:value-type="float" office:value="48246.2314773706">
            <text:p>48246.2</text:p>
          </table:table-cell>
          <table:table-cell table:style-name="ce4" table:formula="of:=COVAR([.$D$2:.$D$1299];[.D$2:.D$1299])" office:value-type="float" office:value="16844.8383432138">
            <text:p>16844.8</text:p>
          </table:table-cell>
        </table:table-row>
        <table:table-row table:style-name="ro1">
          <table:table-cell office:value-type="string">
            <text:p>knowledgemag</text:p>
          </table:table-cell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  <table:table-cell office:value-type="float" office:value="584">
            <text:p>584</text:p>
          </table:table-cell>
          <table:table-cell table:number-columns-repeated="4"/>
          <table:table-cell table:style-name="ce4"/>
          <table:table-cell table:style-name="ce3" table:number-columns-repeated="3"/>
        </table:table-row>
        <table:table-row table:style-name="ro1">
          <table:table-cell office:value-type="string">
            <text:p>FACTMixArchive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table:number-columns-repeated="4"/>
          <table:table-cell table:style-name="ce4"/>
          <table:table-cell table:style-name="ce3" table:number-columns-repeated="3"/>
        </table:table-row>
        <table:table-row table:style-name="ro1">
          <table:table-cell office:value-type="string">
            <text:p>vladastojanovic</text:p>
          </table:table-cell>
          <table:table-cell office:value-type="float" office:value="151">
            <text:p>151</text:p>
          </table:table-cell>
          <table:table-cell office:value-type="float" office:value="128">
            <text:p>128</text:p>
          </table:table-cell>
          <table:table-cell office:value-type="float" office:value="292">
            <text:p>292</text:p>
          </table:table-cell>
          <table:table-cell table:number-columns-repeated="3"/>
          <table:table-cell table:style-name="ce1" office:value-type="string">
            <text:p>Correlations</text:p>
          </table:table-cell>
          <table:table-cell office:value-type="string">
            <text:p>cloudcast_ref_count</text:p>
          </table:table-cell>
          <table:table-cell table:style-name="ce3" office:value-type="string">
            <text:p>favorite_ref_counts</text:p>
          </table:table-cell>
          <table:table-cell table:style-name="ce3" office:value-type="string">
            <text:p>follower_ref_count</text:p>
          </table:table-cell>
          <table:table-cell table:style-name="ce3" office:value-type="string">
            <text:p>following_ref_count</text:p>
          </table:table-cell>
        </table:table-row>
        <table:table-row table:style-name="ro1">
          <table:table-cell office:value-type="string">
            <text:p>bordercommunity</text:p>
          </table:table-cell>
          <table:table-cell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525">
            <text:p>525</text:p>
          </table:table-cell>
          <table:table-cell table:number-columns-repeated="3"/>
          <table:table-cell table:style-name="ce2" office:value-type="string">
            <text:p>cloudcast_ref_count</text:p>
          </table:table-cell>
          <table:table-cell office:value-type="string">
            <text:p>n/a</text:p>
          </table:table-cell>
          <table:table-cell table:style-name="ce6" table:number-columns-repeated="3"/>
        </table:table-row>
        <table:table-row table:style-name="ro1">
          <table:table-cell office:value-type="string">
            <text:p>truthoughts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3"/>
          <table:table-cell table:style-name="ce3" office:value-type="string">
            <text:p>favorite_ref_counts</text:p>
          </table:table-cell>
          <table:table-cell office:value-type="string">
            <text:p>n/a</text:p>
          </table:table-cell>
          <table:table-cell table:style-name="ce7" table:formula="of:=CORREL([.$B$2:.$B$1299];[.B$2:.B$1299])" office:value-type="float" office:value="1">
            <text:p>1.000</text:p>
          </table:table-cell>
          <table:table-cell table:style-name="ce6" table:formula="of:=CORREL([.$B$2:.$B$1299];[.C$2:.C$1299])" office:value-type="float" office:value="0.0861950965122181">
            <text:p>0.086</text:p>
          </table:table-cell>
          <table:table-cell table:style-name="ce6" table:formula="of:=CORREL([.$B$2:.$B$1299];[.D$2:.D$1299])" office:value-type="float" office:value="0.76097409886237">
            <text:p>0.761</text:p>
          </table:table-cell>
        </table:table-row>
        <table:table-row table:style-name="ro1">
          <table:table-cell office:value-type="string">
            <text:p>soundpellegrino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table:number-columns-repeated="3"/>
          <table:table-cell table:style-name="ce3" office:value-type="string">
            <text:p>follower_ref_count</text:p>
          </table:table-cell>
          <table:table-cell office:value-type="string">
            <text:p>n/a</text:p>
          </table:table-cell>
          <table:table-cell table:style-name="ce6" table:formula="of:=CORREL([.$C$2:.$C$1299];[.B$2:.B$1299])" office:value-type="float" office:value="0.0861950965122181">
            <text:p>0.086</text:p>
          </table:table-cell>
          <table:table-cell table:style-name="ce7" table:formula="of:=CORREL([.$C$2:.$C$1299];[.C$2:.C$1299])" office:value-type="float" office:value="1">
            <text:p>1.000</text:p>
          </table:table-cell>
          <table:table-cell table:style-name="ce6" table:formula="of:=CORREL([.$C$2:.$C$1299];[.D$2:.D$1299])" office:value-type="float" office:value="0.591092937631825">
            <text:p>0.591</text:p>
          </table:table-cell>
        </table:table-row>
        <table:table-row table:style-name="ro1">
          <table:table-cell office:value-type="string">
            <text:p>fabric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table:number-columns-repeated="3"/>
          <table:table-cell table:style-name="ce3" office:value-type="string">
            <text:p>following_ref_count</text:p>
          </table:table-cell>
          <table:table-cell office:value-type="string">
            <text:p>n/a</text:p>
          </table:table-cell>
          <table:table-cell table:style-name="ce6" table:formula="of:=CORREL([.$D$2:.$D$1299];[.B$2:.B$1299])" office:value-type="float" office:value="0.76097409886237">
            <text:p>0.761</text:p>
          </table:table-cell>
          <table:table-cell table:style-name="ce6" table:formula="of:=CORREL([.$D$2:.$D$1299];[.C$2:.C$1299])" office:value-type="float" office:value="0.591092937631825">
            <text:p>0.591</text:p>
          </table:table-cell>
          <table:table-cell table:style-name="ce7" table:formula="of:=CORREL([.$D$2:.$D$1299];[.D$2:.D$1299])" office:value-type="float" office:value="1">
            <text:p>1.000</text:p>
          </table:table-cell>
        </table:table-row>
        <table:table-row table:style-name="ro1">
          <table:table-cell office:value-type="string">
            <text:p>truancy</text:p>
          </table:table-cell>
          <table:table-cell office:value-type="float" office:value="111">
            <text:p>111</text:p>
          </table:table-cell>
          <table:table-cell office:value-type="float" office:value="863">
            <text:p>863</text:p>
          </table:table-cell>
          <table:table-cell office:value-type="float" office:value="404">
            <text:p>404</text:p>
          </table:table-cell>
          <table:table-cell table:number-columns-repeated="8"/>
        </table:table-row>
        <table:table-row table:style-name="ro1">
          <table:table-cell office:value-type="string">
            <text:p>sabotage</text:p>
          </table:table-cell>
          <table:table-cell office:value-type="float" office:value="106">
            <text:p>106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table:number-columns-repeated="8"/>
        </table:table-row>
        <table:table-row table:style-name="ro1">
          <table:table-cell office:value-type="string">
            <text:p>DJDimsa</text:p>
          </table:table-cell>
          <table:table-cell office:value-type="float" office:value="103">
            <text:p>103</text:p>
          </table:table-cell>
          <table:table-cell office:value-type="float" office:value="27">
            <text:p>27</text:p>
          </table:table-cell>
          <table:table-cell office:value-type="float" office:value="165">
            <text:p>165</text:p>
          </table:table-cell>
          <table:table-cell table:number-columns-repeated="8"/>
        </table:table-row>
        <table:table-row table:style-name="ro1">
          <table:table-cell office:value-type="string">
            <text:p>eighteen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8"/>
        </table:table-row>
        <table:table-row table:style-name="ro1">
          <table:table-cell office:value-type="string">
            <text:p>dieselumusic</text:p>
          </table:table-cell>
          <table:table-cell office:value-type="float" office:value="99">
            <text:p>99</text:p>
          </table:table-cell>
          <table:table-cell office:value-type="float" office:value="118">
            <text:p>118</text:p>
          </table:table-cell>
          <table:table-cell office:value-type="float" office:value="421">
            <text:p>421</text:p>
          </table:table-cell>
          <table:table-cell table:number-columns-repeated="8"/>
        </table:table-row>
        <table:table-row table:style-name="ro1">
          <table:table-cell office:value-type="string">
            <text:p>DubtimusGrime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table:number-columns-repeated="8"/>
        </table:table-row>
        <table:table-row table:style-name="ro1">
          <table:table-cell office:value-type="string">
            <text:p>Professor_Eddy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240">
            <text:p>240</text:p>
          </table:table-cell>
          <table:table-cell table:number-columns-repeated="8"/>
        </table:table-row>
        <table:table-row table:style-name="ro1">
          <table:table-cell office:value-type="string">
            <text:p>saturdaynightsessions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231">
            <text:p>231</text:p>
          </table:table-cell>
          <table:table-cell table:number-columns-repeated="8"/>
        </table:table-row>
        <table:table-row table:style-name="ro1">
          <table:table-cell office:value-type="string">
            <text:p>hervewizla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office:value-type="string">
            <text:p>djblue</text:p>
          </table:table-cell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string">
            <text:p>martelo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table:number-columns-repeated="8"/>
        </table:table-row>
        <table:table-row table:style-name="ro1">
          <table:table-cell office:value-type="string">
            <text:p>joecoseness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156">
            <text:p>156</text:p>
          </table:table-cell>
          <table:table-cell table:number-columns-repeated="8"/>
        </table:table-row>
        <table:table-row table:style-name="ro1">
          <table:table-cell office:value-type="string">
            <text:p>payback</text:p>
          </table:table-cell>
          <table:table-cell office:value-type="float" office:value="60">
            <text:p>60</text:p>
          </table:table-cell>
          <table:table-cell office:value-type="float" office:value="18">
            <text:p>18</text:p>
          </table:table-cell>
          <table:table-cell office:value-type="float" office:value="252">
            <text:p>252</text:p>
          </table:table-cell>
          <table:table-cell table:number-columns-repeated="8"/>
        </table:table-row>
        <table:table-row table:style-name="ro1">
          <table:table-cell office:value-type="string">
            <text:p>paulpre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8"/>
        </table:table-row>
        <table:table-row table:style-name="ro1">
          <table:table-cell office:value-type="string">
            <text:p>bleep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number-columns-repeated="8"/>
        </table:table-row>
        <table:table-row table:style-name="ro1">
          <table:table-cell office:value-type="string">
            <text:p>Vincenn</text:p>
          </table:table-cell>
          <table:table-cell office:value-type="float" office:value="56">
            <text:p>56</text:p>
          </table:table-cell>
          <table:table-cell office:value-type="float" office:value="1036">
            <text:p>1036</text:p>
          </table:table-cell>
          <table:table-cell office:value-type="float" office:value="399">
            <text:p>399</text:p>
          </table:table-cell>
          <table:table-cell table:number-columns-repeated="8"/>
        </table:table-row>
        <table:table-row table:style-name="ro1">
          <table:table-cell office:value-type="string">
            <text:p>teaandcakerecords</text:p>
          </table:table-cell>
          <table:table-cell office:value-type="float" office:value="54">
            <text:p>54</text:p>
          </table:table-cell>
          <table:table-cell office:value-type="float" office:value="258">
            <text:p>258</text:p>
          </table:table-cell>
          <table:table-cell office:value-type="float" office:value="266">
            <text:p>266</text:p>
          </table:table-cell>
          <table:table-cell table:number-columns-repeated="8"/>
        </table:table-row>
        <table:table-row table:style-name="ro1">
          <table:table-cell office:value-type="string">
            <text:p>playjazzloud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 office:value-type="string">
            <text:p>kaset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OndaSonora</text:p>
          </table:table-cell>
          <table:table-cell office:value-type="float" office:value="51">
            <text:p>51</text:p>
          </table:table-cell>
          <table:table-cell office:value-type="float" office:value="67">
            <text:p>67</text:p>
          </table:table-cell>
          <table:table-cell office:value-type="float" office:value="218">
            <text:p>218</text:p>
          </table:table-cell>
          <table:table-cell table:number-columns-repeated="8"/>
        </table:table-row>
        <table:table-row table:style-name="ro1">
          <table:table-cell office:value-type="string">
            <text:p>benufo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471">
            <text:p>471</text:p>
          </table:table-cell>
          <table:table-cell table:number-columns-repeated="8"/>
        </table:table-row>
        <table:table-row table:style-name="ro1">
          <table:table-cell office:value-type="string">
            <text:p>oliver</text:p>
          </table:table-cell>
          <table:table-cell office:value-type="float" office:value="50">
            <text:p>50</text:p>
          </table:table-cell>
          <table:table-cell office:value-type="float" office:value="1168">
            <text:p>1168</text:p>
          </table:table-cell>
          <table:table-cell office:value-type="float" office:value="354">
            <text:p>354</text:p>
          </table:table-cell>
          <table:table-cell table:number-columns-repeated="8"/>
        </table:table-row>
        <table:table-row table:style-name="ro1">
          <table:table-cell office:value-type="string">
            <text:p>DJKILLERTOMATO</text:p>
          </table:table-cell>
          <table:table-cell office:value-type="float" office:value="50">
            <text:p>50</text:p>
          </table:table-cell>
          <table:table-cell office:value-type="float" office:value="551">
            <text:p>551</text:p>
          </table:table-cell>
          <table:table-cell office:value-type="float" office:value="272">
            <text:p>272</text:p>
          </table:table-cell>
          <table:table-cell table:number-columns-repeated="2"/>
          <table:table-cell>
            <draw:frame table:end-cell-address="Sheet1.S78" table:end-x="1.446cm" table:end-y="0.345cm" draw:z-index="0" draw:style-name="gr1" svg:width="30.185cm" svg:height="14.586cm" svg:x="2.205cm" svg:y="0.154cm">
              <draw:object draw:notify-on-update-of-ranges="Sheet1.A1:Sheet1.A1 Sheet1.A2:Sheet1.A1299 Sheet1.C1:Sheet1.C1 Sheet1.C2:Sheet1.C1299 Sheet1.D1:Sheet1.D1 Sheet1.D2:Sheet1.D1299 Sheet1.B1:Sheet1.B1 Sheet1.B2:Sheet1.B12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deadly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1">
          <table:table-cell office:value-type="string">
            <text:p>globalibre</text:p>
          </table:table-cell>
          <table:table-cell office:value-type="float" office:value="45">
            <text:p>45</text:p>
          </table:table-cell>
          <table:table-cell office:value-type="float" office:value="707">
            <text:p>707</text:p>
          </table:table-cell>
          <table:table-cell office:value-type="float" office:value="278">
            <text:p>278</text:p>
          </table:table-cell>
          <table:table-cell table:number-columns-repeated="8"/>
        </table:table-row>
        <table:table-row table:style-name="ro1">
          <table:table-cell office:value-type="string">
            <text:p>DMAX</text:p>
          </table:table-cell>
          <table:table-cell office:value-type="float" office:value="44">
            <text:p>44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table:number-columns-repeated="8"/>
        </table:table-row>
        <table:table-row table:style-name="ro1">
          <table:table-cell office:value-type="string">
            <text:p>nomarkit_radio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ssBlitz</text:p>
          </table:table-cell>
          <table:table-cell office:value-type="float" office:value="41">
            <text:p>41</text:p>
          </table:table-cell>
          <table:table-cell office:value-type="float" office:value="5061">
            <text:p>5061</text:p>
          </table:table-cell>
          <table:table-cell office:value-type="float" office:value="875">
            <text:p>875</text:p>
          </table:table-cell>
          <table:table-cell table:number-columns-repeated="8"/>
        </table:table-row>
        <table:table-row table:style-name="ro1">
          <table:table-cell office:value-type="string">
            <text:p>regrooved</text:p>
          </table:table-cell>
          <table:table-cell office:value-type="float" office:value="41">
            <text:p>41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eepfunk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12">
            <text:p>112</text:p>
          </table:table-cell>
          <table:table-cell table:number-columns-repeated="8"/>
        </table:table-row>
        <table:table-row table:style-name="ro1">
          <table:table-cell office:value-type="string">
            <text:p>djcodeblue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174">
            <text:p>174</text:p>
          </table:table-cell>
          <table:table-cell table:number-columns-repeated="8"/>
        </table:table-row>
        <table:table-row table:style-name="ro1">
          <table:table-cell office:value-type="string">
            <text:p>deCtar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hibernaterecs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table:number-columns-repeated="8"/>
        </table:table-row>
        <table:table-row table:style-name="ro1">
          <table:table-cell office:value-type="string">
            <text:p>giom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33">
            <text:p>233</text:p>
          </table:table-cell>
          <table:table-cell table:number-columns-repeated="8"/>
        </table:table-row>
        <table:table-row table:style-name="ro1">
          <table:table-cell office:value-type="string">
            <text:p>propersongs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124">
            <text:p>124</text:p>
          </table:table-cell>
          <table:table-cell table:number-columns-repeated="8"/>
        </table:table-row>
        <table:table-row table:style-name="ro1">
          <table:table-cell office:value-type="string">
            <text:p>rivastarr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589">
            <text:p>589</text:p>
          </table:table-cell>
          <table:table-cell table:number-columns-repeated="8"/>
        </table:table-row>
        <table:table-row table:style-name="ro1">
          <table:table-cell office:value-type="string">
            <text:p>fonkybeat</text:p>
          </table:table-cell>
          <table:table-cell office:value-type="float" office:value="37">
            <text:p>37</text:p>
          </table:table-cell>
          <table:table-cell office:value-type="float" office:value="4830">
            <text:p>4830</text:p>
          </table:table-cell>
          <table:table-cell office:value-type="float" office:value="626">
            <text:p>626</text:p>
          </table:table-cell>
          <table:table-cell table:number-columns-repeated="8"/>
        </table:table-row>
        <table:table-row table:style-name="ro1">
          <table:table-cell office:value-type="string">
            <text:p>barvzdarkly</text:p>
          </table:table-cell>
          <table:table-cell office:value-type="float" office:value="35">
            <text:p>35</text:p>
          </table:table-cell>
          <table:table-cell office:value-type="float" office:value="208">
            <text:p>208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therub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8"/>
        </table:table-row>
        <table:table-row table:style-name="ro1">
          <table:table-cell office:value-type="string">
            <text:p>ukfmusic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Bennyervine</text:p>
          </table:table-cell>
          <table:table-cell office:value-type="float" office:value="33">
            <text:p>33</text:p>
          </table:table-cell>
          <table:table-cell office:value-type="float" office:value="870">
            <text:p>870</text:p>
          </table:table-cell>
          <table:table-cell office:value-type="float" office:value="266">
            <text:p>266</text:p>
          </table:table-cell>
          <table:table-cell table:number-columns-repeated="8"/>
        </table:table-row>
        <table:table-row table:style-name="ro1">
          <table:table-cell office:value-type="string">
            <text:p>dough</text:p>
          </table:table-cell>
          <table:table-cell office:value-type="float" office:value="33">
            <text:p>33</text:p>
          </table:table-cell>
          <table:table-cell office:value-type="float" office:value="674">
            <text:p>674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OisinLunny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string">
            <text:p>mixcloud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57">
            <text:p>157</text:p>
          </table:table-cell>
          <table:table-cell table:number-columns-repeated="8"/>
        </table:table-row>
        <table:table-row table:style-name="ro1">
          <table:table-cell office:value-type="string">
            <text:p>voodoofunk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8"/>
        </table:table-row>
        <table:table-row table:style-name="ro1">
          <table:table-cell office:value-type="string">
            <text:p>naptuk</text:p>
          </table:table-cell>
          <table:table-cell office:value-type="float" office:value="32">
            <text:p>32</text:p>
          </table:table-cell>
          <table:table-cell office:value-type="float" office:value="197">
            <text:p>197</text:p>
          </table:table-cell>
          <table:table-cell office:value-type="float" office:value="236">
            <text:p>236</text:p>
          </table:table-cell>
          <table:table-cell table:number-columns-repeated="8"/>
        </table:table-row>
        <table:table-row table:style-name="ro1">
          <table:table-cell office:value-type="string">
            <text:p>hongkongpingpong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THEMJEANS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table:number-columns-repeated="8"/>
        </table:table-row>
        <table:table-row table:style-name="ro1">
          <table:table-cell office:value-type="string">
            <text:p>quietmusic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table:number-columns-repeated="8"/>
        </table:table-row>
        <table:table-row table:style-name="ro1">
          <table:table-cell office:value-type="string">
            <text:p>myteaatom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office:value-type="string">
            <text:p>stereolove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braiden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office:value-type="float" office:value="235">
            <text:p>235</text:p>
          </table:table-cell>
          <table:table-cell table:number-columns-repeated="8"/>
        </table:table-row>
        <table:table-row table:style-name="ro1">
          <table:table-cell office:value-type="string">
            <text:p>sfdparis</text:p>
          </table:table-cell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  <table:table-cell office:value-type="float" office:value="164">
            <text:p>164</text:p>
          </table:table-cell>
          <table:table-cell table:number-columns-repeated="8"/>
        </table:table-row>
        <table:table-row table:style-name="ro1">
          <table:table-cell office:value-type="string">
            <text:p>monsterbobby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innersounds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DeRange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ermage</text:p>
          </table:table-cell>
          <table:table-cell office:value-type="float" office:value="25">
            <text:p>25</text:p>
          </table:table-cell>
          <table:table-cell office:value-type="float" office:value="2289">
            <text:p>2289</text:p>
          </table:table-cell>
          <table:table-cell office:value-type="float" office:value="496">
            <text:p>496</text:p>
          </table:table-cell>
          <table:table-cell table:number-columns-repeated="8"/>
        </table:table-row>
        <table:table-row table:style-name="ro1">
          <table:table-cell office:value-type="string">
            <text:p>cubikmusik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office:value-type="string">
            <text:p>c60crew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ZombieDiscoSquad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table:number-columns-repeated="8"/>
        </table:table-row>
        <table:table-row table:style-name="ro1">
          <table:table-cell office:value-type="string">
            <text:p>synthesizerman</text:p>
          </table:table-cell>
          <table:table-cell office:value-type="float" office:value="24">
            <text:p>24</text:p>
          </table:table-cell>
          <table:table-cell office:value-type="float" office:value="167">
            <text:p>167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BestivalRadio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8"/>
        </table:table-row>
        <table:table-row table:style-name="ro1">
          <table:table-cell office:value-type="string">
            <text:p>akwaabamusic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ministryofsoundclub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 office:value-type="string">
            <text:p>staganddagger</text:p>
          </table:table-cell>
          <table:table-cell office:value-type="float" office:value="22">
            <text:p>22</text:p>
          </table:table-cell>
          <table:table-cell office:value-type="float" office:value="1429">
            <text:p>1429</text:p>
          </table:table-cell>
          <table:table-cell office:value-type="float" office:value="392">
            <text:p>392</text:p>
          </table:table-cell>
          <table:table-cell table:number-columns-repeated="8"/>
        </table:table-row>
        <table:table-row table:style-name="ro1">
          <table:table-cell office:value-type="string">
            <text:p>tosses</text:p>
          </table:table-cell>
          <table:table-cell office:value-type="float" office:value="22">
            <text:p>22</text:p>
          </table:table-cell>
          <table:table-cell office:value-type="float" office:value="335">
            <text:p>335</text:p>
          </table:table-cell>
          <table:table-cell office:value-type="float" office:value="99">
            <text:p>99</text:p>
          </table:table-cell>
          <table:table-cell table:number-columns-repeated="8"/>
        </table:table-row>
        <table:table-row table:style-name="ro1">
          <table:table-cell office:value-type="string">
            <text:p>dodgerman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disko40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electronationradio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office:value-type="string">
            <text:p>paulriley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table:number-columns-repeated="8"/>
        </table:table-row>
        <table:table-row table:style-name="ro1">
          <table:table-cell office:value-type="string">
            <text:p>djkmart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james_j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8"/>
        </table:table-row>
        <table:table-row table:style-name="ro1">
          <table:table-cell office:value-type="string">
            <text:p>fftt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Halogen</text:p>
          </table:table-cell>
          <table:table-cell table:number-columns-repeated="2" office:value-type="float" office:value="20">
            <text:p>20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thespankbass</text:p>
          </table:table-cell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honanza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jDKN</text:p>
          </table:table-cell>
          <table:table-cell office:value-type="float" office:value="18">
            <text:p>18</text:p>
          </table:table-cell>
          <table:table-cell office:value-type="float" office:value="5053">
            <text:p>5053</text:p>
          </table:table-cell>
          <table:table-cell office:value-type="float" office:value="598">
            <text:p>598</text:p>
          </table:table-cell>
          <table:table-cell table:number-columns-repeated="8"/>
        </table:table-row>
        <table:table-row table:style-name="ro1">
          <table:table-cell office:value-type="string">
            <text:p>bestofallworlds</text:p>
          </table:table-cell>
          <table:table-cell office:value-type="float" office:value="18">
            <text:p>18</text:p>
          </table:table-cell>
          <table:table-cell office:value-type="float" office:value="1443">
            <text:p>1443</text:p>
          </table:table-cell>
          <table:table-cell office:value-type="float" office:value="303">
            <text:p>303</text:p>
          </table:table-cell>
          <table:table-cell table:number-columns-repeated="8"/>
        </table:table-row>
        <table:table-row table:style-name="ro1">
          <table:table-cell office:value-type="string">
            <text:p>flytronica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string">
            <text:p>pj4533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8"/>
        </table:table-row>
        <table:table-row table:style-name="ro1">
          <table:table-cell office:value-type="string">
            <text:p>megabassclub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moofi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groovebugs</text:p>
          </table:table-cell>
          <table:table-cell office:value-type="float" office:value="17">
            <text:p>1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blnd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sireus1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anilchawla</text:p>
          </table:table-cell>
          <table:table-cell table:number-columns-repeated="2" office:value-type="float" office:value="17">
            <text:p>17</text:p>
          </table:table-cell>
          <table:table-cell office:value-type="float" office:value="175">
            <text:p>175</text:p>
          </table:table-cell>
          <table:table-cell table:number-columns-repeated="8"/>
        </table:table-row>
        <table:table-row table:style-name="ro1">
          <table:table-cell office:value-type="string">
            <text:p>cutups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drumandbassarena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angelalanis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151">
            <text:p>151</text:p>
          </table:table-cell>
          <table:table-cell table:number-columns-repeated="8"/>
        </table:table-row>
        <table:table-row table:style-name="ro1">
          <table:table-cell office:value-type="string">
            <text:p>1indienation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7">
            <text:p>97</text:p>
          </table:table-cell>
          <table:table-cell table:number-columns-repeated="8"/>
        </table:table-row>
        <table:table-row table:style-name="ro1">
          <table:table-cell office:value-type="string">
            <text:p>thedailystree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JMirkoS</text:p>
          </table:table-cell>
          <table:table-cell office:value-type="float" office:value="15">
            <text:p>15</text:p>
          </table:table-cell>
          <table:table-cell office:value-type="float" office:value="9234">
            <text:p>9234</text:p>
          </table:table-cell>
          <table:table-cell office:value-type="float" office:value="708">
            <text:p>708</text:p>
          </table:table-cell>
          <table:table-cell table:number-columns-repeated="8"/>
        </table:table-row>
        <table:table-row table:style-name="ro1">
          <table:table-cell office:value-type="string">
            <text:p>clubdumonde</text:p>
          </table:table-cell>
          <table:table-cell office:value-type="float" office:value="15">
            <text:p>15</text:p>
          </table:table-cell>
          <table:table-cell office:value-type="float" office:value="1581">
            <text:p>1581</text:p>
          </table:table-cell>
          <table:table-cell office:value-type="float" office:value="425">
            <text:p>425</text:p>
          </table:table-cell>
          <table:table-cell table:number-columns-repeated="8"/>
        </table:table-row>
        <table:table-row table:style-name="ro1">
          <table:table-cell office:value-type="string">
            <text:p>danwood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Blakey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table:number-columns-repeated="8"/>
        </table:table-row>
        <table:table-row table:style-name="ro1">
          <table:table-cell office:value-type="string">
            <text:p>Charles_Wild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BrownswoodRecording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8"/>
        </table:table-row>
        <table:table-row table:style-name="ro1">
          <table:table-cell office:value-type="string">
            <text:p>djsteveukit</text:p>
          </table:table-cell>
          <table:table-cell office:value-type="float" office:value="14">
            <text:p>14</text:p>
          </table:table-cell>
          <table:table-cell office:value-type="float" office:value="9292">
            <text:p>9292</text:p>
          </table:table-cell>
          <table:table-cell office:value-type="float" office:value="814">
            <text:p>814</text:p>
          </table:table-cell>
          <table:table-cell table:number-columns-repeated="8"/>
        </table:table-row>
        <table:table-row table:style-name="ro1">
          <table:table-cell office:value-type="string">
            <text:p>djmarkstarr</text:p>
          </table:table-cell>
          <table:table-cell office:value-type="float" office:value="14">
            <text:p>14</text:p>
          </table:table-cell>
          <table:table-cell office:value-type="float" office:value="8407">
            <text:p>8407</text:p>
          </table:table-cell>
          <table:table-cell office:value-type="float" office:value="878">
            <text:p>878</text:p>
          </table:table-cell>
          <table:table-cell table:number-columns-repeated="8"/>
        </table:table-row>
        <table:table-row table:style-name="ro1">
          <table:table-cell office:value-type="string">
            <text:p>mr_g</text:p>
          </table:table-cell>
          <table:table-cell office:value-type="float" office:value="14">
            <text:p>14</text:p>
          </table:table-cell>
          <table:table-cell office:value-type="float" office:value="262">
            <text:p>262</text:p>
          </table:table-cell>
          <table:table-cell office:value-type="float" office:value="155">
            <text:p>155</text:p>
          </table:table-cell>
          <table:table-cell table:number-columns-repeated="8"/>
        </table:table-row>
        <table:table-row table:style-name="ro1">
          <table:table-cell office:value-type="string">
            <text:p>bassjam</text:p>
          </table:table-cell>
          <table:table-cell office:value-type="float" office:value="14">
            <text:p>14</text:p>
          </table:table-cell>
          <table:table-cell office:value-type="float" office:value="191">
            <text:p>191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office:value-type="string">
            <text:p>DV8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string">
            <text:p>skorelateuf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72">
            <text:p>72</text:p>
          </table:table-cell>
          <table:table-cell table:number-columns-repeated="8"/>
        </table:table-row>
        <table:table-row table:style-name="ro1">
          <table:table-cell office:value-type="string">
            <text:p>spartacus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piercardinmix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VitalSoun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oneyislandsound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office:value-type="string">
            <text:p>theoslo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milesbonny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frz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riction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string">
            <text:p>tomm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whitefolksgetcrunk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coltep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Alena_Arpels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jim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oneofakind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VesperDJ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ntchbl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electroplated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phlow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chrisdevlin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arcticcircle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sph19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TheV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misi</text:p>
          </table:table-cell>
          <table:table-cell office:value-type="float" office:value="11">
            <text:p>11</text:p>
          </table:table-cell>
          <table:table-cell office:value-type="float" office:value="2830">
            <text:p>2830</text:p>
          </table:table-cell>
          <table:table-cell office:value-type="float" office:value="480">
            <text:p>480</text:p>
          </table:table-cell>
          <table:table-cell table:number-columns-repeated="8"/>
        </table:table-row>
        <table:table-row table:style-name="ro1">
          <table:table-cell office:value-type="string">
            <text:p>funkskillz</text:p>
          </table:table-cell>
          <table:table-cell office:value-type="float" office:value="11">
            <text:p>11</text:p>
          </table:table-cell>
          <table:table-cell office:value-type="float" office:value="182">
            <text:p>182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syte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bigchillers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table:number-columns-repeated="8"/>
        </table:table-row>
        <table:table-row table:style-name="ro1">
          <table:table-cell office:value-type="string">
            <text:p>splattermonkey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ewpollutionmagazine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Dusty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UnmarkedDoor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jakubdymek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soham_sounds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lesides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notherAmi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wtchouseradio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rosslogie</text:p>
          </table:table-cell>
          <table:table-cell office:value-type="float" office:value="10">
            <text:p>10</text:p>
          </table:table-cell>
          <table:table-cell office:value-type="float" office:value="1599">
            <text:p>1599</text:p>
          </table:table-cell>
          <table:table-cell office:value-type="float" office:value="488">
            <text:p>488</text:p>
          </table:table-cell>
          <table:table-cell table:number-columns-repeated="8"/>
        </table:table-row>
        <table:table-row table:style-name="ro1">
          <table:table-cell office:value-type="string">
            <text:p>riccicomoto</text:p>
          </table:table-cell>
          <table:table-cell office:value-type="float" office:value="10">
            <text:p>10</text:p>
          </table:table-cell>
          <table:table-cell office:value-type="float" office:value="245">
            <text:p>245</text:p>
          </table:table-cell>
          <table:table-cell office:value-type="float" office:value="149">
            <text:p>149</text:p>
          </table:table-cell>
          <table:table-cell table:number-columns-repeated="8"/>
        </table:table-row>
        <table:table-row table:style-name="ro1">
          <table:table-cell office:value-type="string">
            <text:p>pantsparty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float" office:value="96">
            <text:p>96</text:p>
          </table:table-cell>
          <table:table-cell table:number-columns-repeated="8"/>
        </table:table-row>
        <table:table-row table:style-name="ro1">
          <table:table-cell office:value-type="string">
            <text:p>soxxi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hdif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dmoefunk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robertas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eatyourownear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lexNV</text:p>
          </table:table-cell>
          <table:table-cell office:value-type="float" office:value="9">
            <text:p>9</text:p>
          </table:table-cell>
          <table:table-cell office:value-type="float" office:value="4338">
            <text:p>4338</text:p>
          </table:table-cell>
          <table:table-cell office:value-type="float" office:value="483">
            <text:p>483</text:p>
          </table:table-cell>
          <table:table-cell table:number-columns-repeated="8"/>
        </table:table-row>
        <table:table-row table:style-name="ro1">
          <table:table-cell office:value-type="string">
            <text:p>lefreakselector</text:p>
          </table:table-cell>
          <table:table-cell office:value-type="float" office:value="9">
            <text:p>9</text:p>
          </table:table-cell>
          <table:table-cell office:value-type="float" office:value="384">
            <text:p>384</text:p>
          </table:table-cell>
          <table:table-cell office:value-type="float" office:value="184">
            <text:p>184</text:p>
          </table:table-cell>
          <table:table-cell table:number-columns-repeated="8"/>
        </table:table-row>
        <table:table-row table:style-name="ro1">
          <table:table-cell office:value-type="string">
            <text:p>bencrew</text:p>
          </table:table-cell>
          <table:table-cell office:value-type="float" office:value="9">
            <text:p>9</text:p>
          </table:table-cell>
          <table:table-cell office:value-type="float" office:value="269">
            <text:p>269</text:p>
          </table:table-cell>
          <table:table-cell office:value-type="float" office:value="148">
            <text:p>148</text:p>
          </table:table-cell>
          <table:table-cell table:number-columns-repeated="8"/>
        </table:table-row>
        <table:table-row table:style-name="ro1">
          <table:table-cell office:value-type="string">
            <text:p>tompritchard</text:p>
          </table:table-cell>
          <table:table-cell office:value-type="float" office:value="9">
            <text:p>9</text:p>
          </table:table-cell>
          <table:table-cell office:value-type="float" office:value="260">
            <text:p>260</text:p>
          </table:table-cell>
          <table:table-cell office:value-type="float" office:value="117">
            <text:p>117</text:p>
          </table:table-cell>
          <table:table-cell table:number-columns-repeated="8"/>
        </table:table-row>
        <table:table-row table:style-name="ro1">
          <table:table-cell office:value-type="string">
            <text:p>chateaulateuf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thefixtape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gilesk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gideon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Ficus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rhymast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bitsmissing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radionula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JazZstepP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VSPUrbanVibration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hypem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number-columns-repeated="8"/>
        </table:table-row>
        <table:table-row table:style-name="ro1">
          <table:table-cell office:value-type="string">
            <text:p>jason_s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PunksJumpU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logos</text:p>
          </table:table-cell>
          <table:table-cell office:value-type="float" office:value="8">
            <text:p>8</text:p>
          </table:table-cell>
          <table:table-cell office:value-type="float" office:value="4103">
            <text:p>4103</text:p>
          </table:table-cell>
          <table:table-cell office:value-type="float" office:value="410">
            <text:p>410</text:p>
          </table:table-cell>
          <table:table-cell table:number-columns-repeated="8"/>
        </table:table-row>
        <table:table-row table:style-name="ro1">
          <table:table-cell office:value-type="string">
            <text:p>timmy</text:p>
          </table:table-cell>
          <table:table-cell office:value-type="float" office:value="8">
            <text:p>8</text:p>
          </table:table-cell>
          <table:table-cell office:value-type="float" office:value="1912">
            <text:p>1912</text:p>
          </table:table-cell>
          <table:table-cell office:value-type="float" office:value="310">
            <text:p>310</text:p>
          </table:table-cell>
          <table:table-cell table:number-columns-repeated="8"/>
        </table:table-row>
        <table:table-row table:style-name="ro1">
          <table:table-cell office:value-type="string">
            <text:p>leecoombs</text:p>
          </table:table-cell>
          <table:table-cell office:value-type="float" office:value="8">
            <text:p>8</text:p>
          </table:table-cell>
          <table:table-cell office:value-type="float" office:value="225">
            <text:p>225</text:p>
          </table:table-cell>
          <table:table-cell office:value-type="float" office:value="118">
            <text:p>118</text:p>
          </table:table-cell>
          <table:table-cell table:number-columns-repeated="8"/>
        </table:table-row>
        <table:table-row table:style-name="ro1">
          <table:table-cell office:value-type="string">
            <text:p>noobe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elleVue44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truboskop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vonpander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BASMEISTER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gma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table:number-columns-repeated="8"/>
        </table:table-row>
        <table:table-row table:style-name="ro1">
          <table:table-cell office:value-type="string">
            <text:p>ShaneSOS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jbostron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hotviruz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lanetkl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OscarTG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720Bas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theblackdo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footfetishrecords</text:p>
          </table:table-cell>
          <table:table-cell office:value-type="float" office:value="7">
            <text:p>7</text:p>
          </table:table-cell>
          <table:table-cell office:value-type="float" office:value="6344">
            <text:p>6344</text:p>
          </table:table-cell>
          <table:table-cell office:value-type="float" office:value="632">
            <text:p>632</text:p>
          </table:table-cell>
          <table:table-cell table:number-columns-repeated="8"/>
        </table:table-row>
        <table:table-row table:style-name="ro1">
          <table:table-cell office:value-type="string">
            <text:p>med</text:p>
          </table:table-cell>
          <table:table-cell office:value-type="float" office:value="7">
            <text:p>7</text:p>
          </table:table-cell>
          <table:table-cell office:value-type="float" office:value="1112">
            <text:p>1112</text:p>
          </table:table-cell>
          <table:table-cell office:value-type="float" office:value="154">
            <text:p>154</text:p>
          </table:table-cell>
          <table:table-cell table:number-columns-repeated="8"/>
        </table:table-row>
        <table:table-row table:style-name="ro1">
          <table:table-cell office:value-type="string">
            <text:p>jimbreese</text:p>
          </table:table-cell>
          <table:table-cell office:value-type="float" office:value="7">
            <text:p>7</text:p>
          </table:table-cell>
          <table:table-cell office:value-type="float" office:value="1005">
            <text:p>1005</text:p>
          </table:table-cell>
          <table:table-cell office:value-type="float" office:value="228">
            <text:p>228</text:p>
          </table:table-cell>
          <table:table-cell table:number-columns-repeated="8"/>
        </table:table-row>
        <table:table-row table:style-name="ro1">
          <table:table-cell office:value-type="string">
            <text:p>kridmusic</text:p>
          </table:table-cell>
          <table:table-cell office:value-type="float" office:value="7">
            <text:p>7</text:p>
          </table:table-cell>
          <table:table-cell office:value-type="float" office:value="669">
            <text:p>669</text:p>
          </table:table-cell>
          <table:table-cell office:value-type="float" office:value="231">
            <text:p>231</text:p>
          </table:table-cell>
          <table:table-cell table:number-columns-repeated="8"/>
        </table:table-row>
        <table:table-row table:style-name="ro1">
          <table:table-cell office:value-type="string">
            <text:p>furiotek</text:p>
          </table:table-cell>
          <table:table-cell office:value-type="float" office:value="7">
            <text:p>7</text:p>
          </table:table-cell>
          <table:table-cell office:value-type="float" office:value="612">
            <text:p>612</text:p>
          </table:table-cell>
          <table:table-cell office:value-type="float" office:value="352">
            <text:p>352</text:p>
          </table:table-cell>
          <table:table-cell table:number-columns-repeated="8"/>
        </table:table-row>
        <table:table-row table:style-name="ro1">
          <table:table-cell office:value-type="string">
            <text:p>matpayne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sneakBeats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renegadesofjazz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cezarygapik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djmoodswinger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JOEKAY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royalgroove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potezica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arryguffy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miraclelibido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jhombr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trevste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iscobloodbath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jkatarina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jellyjazz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ruff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weareblahblahblah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Inertia</text:p>
          </table:table-cell>
          <table:table-cell office:value-type="float" office:value="6">
            <text:p>6</text:p>
          </table:table-cell>
          <table:table-cell office:value-type="float" office:value="1041">
            <text:p>1041</text:p>
          </table:table-cell>
          <table:table-cell office:value-type="float" office:value="325">
            <text:p>325</text:p>
          </table:table-cell>
          <table:table-cell table:number-columns-repeated="8"/>
        </table:table-row>
        <table:table-row table:style-name="ro1">
          <table:table-cell office:value-type="string">
            <text:p>TheboyDangood</text:p>
          </table:table-cell>
          <table:table-cell office:value-type="float" office:value="6">
            <text:p>6</text:p>
          </table:table-cell>
          <table:table-cell office:value-type="float" office:value="499">
            <text:p>499</text:p>
          </table:table-cell>
          <table:table-cell office:value-type="float" office:value="204">
            <text:p>204</text:p>
          </table:table-cell>
          <table:table-cell table:number-columns-repeated="8"/>
        </table:table-row>
        <table:table-row table:style-name="ro1">
          <table:table-cell office:value-type="string">
            <text:p>MattRawson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  <table:table-cell office:value-type="float" office:value="170">
            <text:p>170</text:p>
          </table:table-cell>
          <table:table-cell table:number-columns-repeated="8"/>
        </table:table-row>
        <table:table-row table:style-name="ro1">
          <table:table-cell office:value-type="string">
            <text:p>DJFunkerman</text:p>
          </table:table-cell>
          <table:table-cell office:value-type="float" office:value="6">
            <text:p>6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table:number-columns-repeated="8"/>
        </table:table-row>
        <table:table-row table:style-name="ro1">
          <table:table-cell office:value-type="string">
            <text:p>discooutcast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office:value-type="float" office:value="92">
            <text:p>92</text:p>
          </table:table-cell>
          <table:table-cell table:number-columns-repeated="8"/>
        </table:table-row>
        <table:table-row table:style-name="ro1">
          <table:table-cell office:value-type="string">
            <text:p>PublicHouse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string">
            <text:p>ESTRANGE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table:number-columns-repeated="8"/>
        </table:table-row>
        <table:table-row table:style-name="ro1">
          <table:table-cell office:value-type="string">
            <text:p>neuroticnat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elvisofdallas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utopistalivetrip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benwdj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rikoroos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trash_nottrash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gogobizkit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ericp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anielsandersdj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lanetshhh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mikecheckum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ynfloo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peakerhumpi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obo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alexmadde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riftingfallin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electronicideologie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pinkychukkle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Silverbo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mmuzik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kodamabas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Beatpor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table:number-columns-repeated="8"/>
        </table:table-row>
        <table:table-row table:style-name="ro1">
          <table:table-cell office:value-type="string">
            <text:p>djsimba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table:number-columns-repeated="8"/>
        </table:table-row>
        <table:table-row table:style-name="ro1">
          <table:table-cell office:value-type="string">
            <text:p>lostid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DexterousD</text:p>
          </table:table-cell>
          <table:table-cell office:value-type="float" office:value="5">
            <text:p>5</text:p>
          </table:table-cell>
          <table:table-cell office:value-type="float" office:value="659">
            <text:p>659</text:p>
          </table:table-cell>
          <table:table-cell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string">
            <text:p>destro</text:p>
          </table:table-cell>
          <table:table-cell office:value-type="float" office:value="5">
            <text:p>5</text:p>
          </table:table-cell>
          <table:table-cell office:value-type="float" office:value="458">
            <text:p>458</text:p>
          </table:table-cell>
          <table:table-cell office:value-type="float" office:value="81">
            <text:p>81</text:p>
          </table:table-cell>
          <table:table-cell table:number-columns-repeated="8"/>
        </table:table-row>
        <table:table-row table:style-name="ro1">
          <table:table-cell office:value-type="string">
            <text:p>KitchnSync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199">
            <text:p>199</text:p>
          </table:table-cell>
          <table:table-cell table:number-columns-repeated="8"/>
        </table:table-row>
        <table:table-row table:style-name="ro1">
          <table:table-cell office:value-type="string">
            <text:p>distantstarr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office:value-type="string">
            <text:p>djprofessorx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tunemule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ivanenot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Slpacman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techvibes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lafu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murdeek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erm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spoekmathambo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table:number-columns-repeated="8"/>
        </table:table-row>
        <table:table-row table:style-name="ro1">
          <table:table-cell office:value-type="string">
            <text:p>fazgroove_records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jamie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mmii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OTR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jrome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king_slaFF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brawlcast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nlikem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table:number-columns-repeated="8"/>
        </table:table-row>
        <table:table-row table:style-name="ro1">
          <table:table-cell office:value-type="string">
            <text:p>hofer6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Hark1Karan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russcuban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adhdj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attackyoursel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eansmit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imthemachi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masajazz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antidot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jprinz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thesilentradioshow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dotpi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KingTrum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haushae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jonny_boy_record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V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ball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ave_Lux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electrodisia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kaizenrecord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utmeoni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Roboson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tanit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ZUMER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fmproject</text:p>
          </table:table-cell>
          <table:table-cell office:value-type="float" office:value="4">
            <text:p>4</text:p>
          </table:table-cell>
          <table:table-cell office:value-type="float" office:value="3613">
            <text:p>3613</text:p>
          </table:table-cell>
          <table:table-cell office:value-type="float" office:value="402">
            <text:p>402</text:p>
          </table:table-cell>
          <table:table-cell table:number-columns-repeated="8"/>
        </table:table-row>
        <table:table-row table:style-name="ro1">
          <table:table-cell office:value-type="string">
            <text:p>Nigel_Christie</text:p>
          </table:table-cell>
          <table:table-cell office:value-type="float" office:value="4">
            <text:p>4</text:p>
          </table:table-cell>
          <table:table-cell office:value-type="float" office:value="1079">
            <text:p>1079</text:p>
          </table:table-cell>
          <table:table-cell office:value-type="float" office:value="224">
            <text:p>224</text:p>
          </table:table-cell>
          <table:table-cell table:number-columns-repeated="8"/>
        </table:table-row>
        <table:table-row table:style-name="ro1">
          <table:table-cell office:value-type="string">
            <text:p>beaudamion</text:p>
          </table:table-cell>
          <table:table-cell office:value-type="float" office:value="4">
            <text:p>4</text:p>
          </table:table-cell>
          <table:table-cell office:value-type="float" office:value="486">
            <text:p>486</text:p>
          </table:table-cell>
          <table:table-cell office:value-type="float" office:value="171">
            <text:p>171</text:p>
          </table:table-cell>
          <table:table-cell table:number-columns-repeated="8"/>
        </table:table-row>
        <table:table-row table:style-name="ro1">
          <table:table-cell office:value-type="string">
            <text:p>Leejarvis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127">
            <text:p>127</text:p>
          </table:table-cell>
          <table:table-cell table:number-columns-repeated="8"/>
        </table:table-row>
        <table:table-row table:style-name="ro1">
          <table:table-cell office:value-type="string">
            <text:p>forbiddenfruitrecordings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untitledmusic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deejaygoldsmith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table:number-columns-repeated="8"/>
        </table:table-row>
        <table:table-row table:style-name="ro1">
          <table:table-cell office:value-type="string">
            <text:p>valta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djbrandname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table:number-columns-repeated="8"/>
        </table:table-row>
        <table:table-row table:style-name="ro1">
          <table:table-cell office:value-type="string">
            <text:p>shaunduval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djgustavokwak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audiofamilies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einton_zweiton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juksbowl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flyboy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JimPanzer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Airidasfusion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dima_ne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djcrises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rv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esner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Unfeasable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pham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djphunktion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jarringeffects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fabbbbbio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rideon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weirdwithbeard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cherenkovriddim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montero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rmZ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jamescobo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wearebeatnik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AcidJack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 table:number-columns-repeated="8"/>
        </table:table-row>
        <table:table-row table:style-name="ro1">
          <table:table-cell office:value-type="string">
            <text:p>djinsivar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gotjebu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Phantomas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domtak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galetvale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suzybong</text:p>
          </table:table-cell>
          <table:table-cell table:number-columns-repeated="2"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voodootronix</text:p>
          </table:table-cell>
          <table:table-cell table:number-columns-repeated="2"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plaatvervanger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woCharmingM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eri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apebo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j_Chew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mesm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beatnick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ClearCu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ieselFragranceFacto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djconsciousnes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jer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jonem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jreecedunc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JohnJonesDj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mas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ROCKFOR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Slim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stephenfr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djlaud3r</text:p>
          </table:table-cell>
          <table:table-cell office:value-type="float" office:value="3">
            <text:p>3</text:p>
          </table:table-cell>
          <table:table-cell office:value-type="float" office:value="2418">
            <text:p>2418</text:p>
          </table:table-cell>
          <table:table-cell office:value-type="float" office:value="339">
            <text:p>339</text:p>
          </table:table-cell>
          <table:table-cell table:number-columns-repeated="8"/>
        </table:table-row>
        <table:table-row table:style-name="ro1">
          <table:table-cell office:value-type="string">
            <text:p>surrendermarcy</text:p>
          </table:table-cell>
          <table:table-cell office:value-type="float" office:value="3">
            <text:p>3</text:p>
          </table:table-cell>
          <table:table-cell office:value-type="float" office:value="1715">
            <text:p>1715</text:p>
          </table:table-cell>
          <table:table-cell office:value-type="float" office:value="237">
            <text:p>237</text:p>
          </table:table-cell>
          <table:table-cell table:number-columns-repeated="8"/>
        </table:table-row>
        <table:table-row table:style-name="ro1">
          <table:table-cell office:value-type="string">
            <text:p>audiotrucs</text:p>
          </table:table-cell>
          <table:table-cell office:value-type="float" office:value="3">
            <text:p>3</text:p>
          </table:table-cell>
          <table:table-cell office:value-type="float" office:value="1016">
            <text:p>1016</text:p>
          </table:table-cell>
          <table:table-cell office:value-type="float" office:value="158">
            <text:p>158</text:p>
          </table:table-cell>
          <table:table-cell table:number-columns-repeated="8"/>
        </table:table-row>
        <table:table-row table:style-name="ro1">
          <table:table-cell office:value-type="string">
            <text:p>chopsuey</text:p>
          </table:table-cell>
          <table:table-cell office:value-type="float" office:value="3">
            <text:p>3</text:p>
          </table:table-cell>
          <table:table-cell office:value-type="float" office:value="885">
            <text:p>885</text:p>
          </table:table-cell>
          <table:table-cell office:value-type="float" office:value="241">
            <text:p>241</text:p>
          </table:table-cell>
          <table:table-cell table:number-columns-repeated="8"/>
        </table:table-row>
        <table:table-row table:style-name="ro1">
          <table:table-cell office:value-type="string">
            <text:p>pacogonzalezmusic</text:p>
          </table:table-cell>
          <table:table-cell office:value-type="float" office:value="3">
            <text:p>3</text:p>
          </table:table-cell>
          <table:table-cell office:value-type="float" office:value="846">
            <text:p>846</text:p>
          </table:table-cell>
          <table:table-cell office:value-type="float" office:value="141">
            <text:p>141</text:p>
          </table:table-cell>
          <table:table-cell table:number-columns-repeated="8"/>
        </table:table-row>
        <table:table-row table:style-name="ro1">
          <table:table-cell office:value-type="string">
            <text:p>behaviors</text:p>
          </table:table-cell>
          <table:table-cell office:value-type="float" office:value="3">
            <text:p>3</text:p>
          </table:table-cell>
          <table:table-cell office:value-type="float" office:value="481">
            <text:p>481</text:p>
          </table:table-cell>
          <table:table-cell office:value-type="float" office:value="167">
            <text:p>167</text:p>
          </table:table-cell>
          <table:table-cell table:number-columns-repeated="8"/>
        </table:table-row>
        <table:table-row table:style-name="ro1">
          <table:table-cell office:value-type="string">
            <text:p>normanhstripped</text:p>
          </table:table-cell>
          <table:table-cell office:value-type="float" office:value="3">
            <text:p>3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benversluis</text:p>
          </table:table-cell>
          <table:table-cell office:value-type="float" office:value="3">
            <text:p>3</text:p>
          </table:table-cell>
          <table:table-cell office:value-type="float" office:value="363">
            <text:p>363</text:p>
          </table:table-cell>
          <table:table-cell office:value-type="float" office:value="139">
            <text:p>139</text:p>
          </table:table-cell>
          <table:table-cell table:number-columns-repeated="8"/>
        </table:table-row>
        <table:table-row table:style-name="ro1">
          <table:table-cell office:value-type="string">
            <text:p>djtuffstuff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ledhead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eleganthands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103">
            <text:p>103</text:p>
          </table:table-cell>
          <table:table-cell table:number-columns-repeated="8"/>
        </table:table-row>
        <table:table-row table:style-name="ro1">
          <table:table-cell office:value-type="string">
            <text:p>smnoize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hrrrd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nepz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damirp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fuss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refix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robot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barryfoldou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rekonekt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dpandarecords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encilface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gands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djEverett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mrh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tknq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raz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djriffraff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cocomac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SmackDabb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locket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BangBead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indiabeat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MeltingUniver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taktfrequen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DjHand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happeningsce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rebekah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6">
            <text:p>86</text:p>
          </table:table-cell>
          <table:table-cell table:number-columns-repeated="8"/>
        </table:table-row>
        <table:table-row table:style-name="ro1">
          <table:table-cell office:value-type="string">
            <text:p>aldar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bgpz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ubsludg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fanfarefuror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TadasQuazar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WillieStyle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nickcobb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stevsomething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deejayseriph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jdav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jazzeliciou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versuselectronic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zari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jdieyoung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JJC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johnlew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basstati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djfreshon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dreamlogic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kyngbe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yoshishi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_l_a_n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backgroundnoise</text:p>
          </table:table-cell>
          <table:table-cell table:number-columns-repeated="2"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jackedupbeats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legobeat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Nikolay_Dochov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lan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BAD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erberb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paulh4c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jdu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imhous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insei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khurtizz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kryptox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jrichbair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rhu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emmaki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EstimuloSho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gigamix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ndeepndanceradi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larrysu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nuv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8"/>
        </table:table-row>
        <table:table-row table:style-name="ro1">
          <table:table-cell office:value-type="string">
            <text:p>petebutt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woody_homegrow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goldsack</text:p>
          </table:table-cell>
          <table:table-cell office:value-type="float" office:value="2">
            <text:p>2</text:p>
          </table:table-cell>
          <table:table-cell office:value-type="float" office:value="2319">
            <text:p>2319</text:p>
          </table:table-cell>
          <table:table-cell office:value-type="float" office:value="346">
            <text:p>346</text:p>
          </table:table-cell>
          <table:table-cell table:number-columns-repeated="8"/>
        </table:table-row>
        <table:table-row table:style-name="ro1">
          <table:table-cell office:value-type="string">
            <text:p>bruiserbox</text:p>
          </table:table-cell>
          <table:table-cell office:value-type="float" office:value="2">
            <text:p>2</text:p>
          </table:table-cell>
          <table:table-cell office:value-type="float" office:value="692">
            <text:p>692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1">
          <table:table-cell office:value-type="string">
            <text:p>borracho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float" office:value="203">
            <text:p>203</text:p>
          </table:table-cell>
          <table:table-cell table:number-columns-repeated="8"/>
        </table:table-row>
        <table:table-row table:style-name="ro1">
          <table:table-cell office:value-type="string">
            <text:p>soulmindnb</text:p>
          </table:table-cell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bigmoeproductions</text:p>
          </table:table-cell>
          <table:table-cell office:value-type="float" office:value="2">
            <text:p>2</text:p>
          </table:table-cell>
          <table:table-cell office:value-type="float" office:value="465">
            <text:p>465</text:p>
          </table:table-cell>
          <table:table-cell office:value-type="float" office:value="144">
            <text:p>144</text:p>
          </table:table-cell>
          <table:table-cell table:number-columns-repeated="8"/>
        </table:table-row>
        <table:table-row table:style-name="ro1">
          <table:table-cell office:value-type="string">
            <text:p>optimum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office:value-type="string">
            <text:p>BoB_SwanS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135">
            <text:p>135</text:p>
          </table:table-cell>
          <table:table-cell table:number-columns-repeated="8"/>
        </table:table-row>
        <table:table-row table:style-name="ro1">
          <table:table-cell office:value-type="string">
            <text:p>Tony360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msunda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electrofunkdiscotek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number-columns-repeated="8"/>
        </table:table-row>
        <table:table-row table:style-name="ro1">
          <table:table-cell office:value-type="string">
            <text:p>gnz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mrlivewire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uptowntopranking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mitch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string">
            <text:p>pixelover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onefortheditch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Hungry_Man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ancullen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doom_boy</text:p>
          </table:table-cell>
          <table:table-cell office:value-type="float" office:value="2">
            <text:p>2</text:p>
          </table:table-cell>
          <table:table-cell table:number-columns-repeated="2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nonXero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deepersouthsessions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J_JAWS_804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reak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table:number-columns-repeated="8"/>
        </table:table-row>
        <table:table-row table:style-name="ro1">
          <table:table-cell office:value-type="string">
            <text:p>fukhed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badmojo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tomtomfromneukoelln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lubpopozuda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collider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pressurebelfast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thomasfarrell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ShaynAlmeida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string">
            <text:p>funkusio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poumtchak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KDOTonline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multimodalradioshow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olivetonic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iuKKe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Zimpala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darrenf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table:number-columns-repeated="8"/>
        </table:table-row>
        <table:table-row table:style-name="ro1">
          <table:table-cell office:value-type="string">
            <text:p>Dungeons_Djs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rarereviews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renatom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robotnine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upanddown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cashback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clekz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fraser8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lpngmchn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smash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djnicenois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djphillykev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misterfluff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tharindu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tunesdav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djmarkellavenson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heroinomano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jetproject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string">
            <text:p>rastitkac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ce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inisteracoustic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tellm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y_ee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circusmaxim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jaktaru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sw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giocato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LukeFD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nicDiary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thesixti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timeblind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8"/>
        </table:table-row>
        <table:table-row table:style-name="ro1">
          <table:table-cell office:value-type="string">
            <text:p>tony_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globalsoundtrack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number-columns-repeated="8"/>
        </table:table-row>
        <table:table-row table:style-name="ro1">
          <table:table-cell office:value-type="string">
            <text:p>jonbrad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OG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shellzenne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addtocar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andykisaragi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nswerMeTh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chunkfoofight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gold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glittertun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joshdam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laboogie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micutira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Nubi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Peezy_World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hunktronix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eejaymaylee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irtydisconinja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xray</text:p>
          </table:table-cell>
          <table:table-cell table:number-columns-repeated="3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electricshock</text:p>
          </table:table-cell>
          <table:table-cell table:number-columns-repeated="3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freshsqueezedksfs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HijaQ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efried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SP_Labs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cooper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jAlep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ane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dub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jdubfam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jphe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OTJPG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anecand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movey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os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Shi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ukolo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zenra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djbrokenfingaz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bru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thylmus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fiascolond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for_m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ibizarr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illnes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jeffbennet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katelawle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MikeTaylorNS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outpostmed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paulhazendo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polinsk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randomag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iotous_roc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linkyf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string">
            <text:p>SymphonicDistributio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hemusicta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idyRhyth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transpondenc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wearemonst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lefrenk</text:p>
          </table:table-cell>
          <table:table-cell office:value-type="float" office:value="1">
            <text:p>1</text:p>
          </table:table-cell>
          <table:table-cell office:value-type="float" office:value="2900">
            <text:p>2900</text:p>
          </table:table-cell>
          <table:table-cell office:value-type="float" office:value="429">
            <text:p>429</text:p>
          </table:table-cell>
          <table:table-cell table:number-columns-repeated="8"/>
        </table:table-row>
        <table:table-row table:style-name="ro1">
          <table:table-cell office:value-type="string">
            <text:p>beatdigger</text:p>
          </table:table-cell>
          <table:table-cell office:value-type="float" office:value="1">
            <text:p>1</text:p>
          </table:table-cell>
          <table:table-cell office:value-type="float" office:value="979">
            <text:p>979</text:p>
          </table:table-cell>
          <table:table-cell office:value-type="float" office:value="259">
            <text:p>259</text:p>
          </table:table-cell>
          <table:table-cell table:number-columns-repeated="8"/>
        </table:table-row>
        <table:table-row table:style-name="ro1">
          <table:table-cell office:value-type="string">
            <text:p>musicgrabbedmyballs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  <table:table-cell office:value-type="float" office:value="168">
            <text:p>168</text:p>
          </table:table-cell>
          <table:table-cell table:number-columns-repeated="8"/>
        </table:table-row>
        <table:table-row table:style-name="ro1">
          <table:table-cell office:value-type="string">
            <text:p>florenzsanchez</text:p>
          </table:table-cell>
          <table:table-cell office:value-type="float" office:value="1">
            <text:p>1</text:p>
          </table:table-cell>
          <table:table-cell office:value-type="float" office:value="553">
            <text:p>553</text:p>
          </table:table-cell>
          <table:table-cell office:value-type="float" office:value="138">
            <text:p>138</text:p>
          </table:table-cell>
          <table:table-cell table:number-columns-repeated="8"/>
        </table:table-row>
        <table:table-row table:style-name="ro1">
          <table:table-cell office:value-type="string">
            <text:p>ElectrogeneB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133">
            <text:p>133</text:p>
          </table:table-cell>
          <table:table-cell table:number-columns-repeated="8"/>
        </table:table-row>
        <table:table-row table:style-name="ro1">
          <table:table-cell office:value-type="string">
            <text:p>DjSurfer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143">
            <text:p>143</text:p>
          </table:table-cell>
          <table:table-cell table:number-columns-repeated="8"/>
        </table:table-row>
        <table:table-row table:style-name="ro1">
          <table:table-cell office:value-type="string">
            <text:p>mattsever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104">
            <text:p>104</text:p>
          </table:table-cell>
          <table:table-cell table:number-columns-repeated="8"/>
        </table:table-row>
        <table:table-row table:style-name="ro1">
          <table:table-cell office:value-type="string">
            <text:p>jackswift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AmyGrante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83">
            <text:p>83</text:p>
          </table:table-cell>
          <table:table-cell table:number-columns-repeated="8"/>
        </table:table-row>
        <table:table-row table:style-name="ro1">
          <table:table-cell office:value-type="string">
            <text:p>GlobalAccessDJs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gabbenniamenassi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ildbloodandqueenie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75">
            <text:p>75</text:p>
          </table:table-cell>
          <table:table-cell table:number-columns-repeated="8"/>
        </table:table-row>
        <table:table-row table:style-name="ro1">
          <table:table-cell office:value-type="string">
            <text:p>djneilcapper_waxeduphousemusic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  <table:table-cell table:number-columns-repeated="8"/>
        </table:table-row>
        <table:table-row table:style-name="ro1">
          <table:table-cell office:value-type="string">
            <text:p>pegerteg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32">
            <text:p>132</text:p>
          </table:table-cell>
          <table:table-cell table:number-columns-repeated="8"/>
        </table:table-row>
        <table:table-row table:style-name="ro1">
          <table:table-cell office:value-type="string">
            <text:p>DanceHallKitchen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JMOE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table:number-columns-repeated="8"/>
        </table:table-row>
        <table:table-row table:style-name="ro1">
          <table:table-cell office:value-type="string">
            <text:p>shanewatcha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libenz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x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irmount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cbtz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dbugd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somalia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MattyBlades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homegrown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axelk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dubszekhaz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ubgabriel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string">
            <text:p>gusgranit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svolanski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zakge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ominofx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Carlitobigante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kuze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Belka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garffi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mrzenes_sessions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drumzofthesouth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kfa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kjv_music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Barkers197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Koschy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lechateaurouge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rastyn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ougiedagnabit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axpollyul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sbin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fd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francescopico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jedrobbin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noiseman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lodgecas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Mtrik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CouchFire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jennaweave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mightyboogie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mikeymisi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string">
            <text:p>philuccio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dbty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kentro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mateoklaic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ummer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yolam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Going_Back_To_Our_Roots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itch1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MarkoLuna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thisiselemen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tpolar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Ches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gr0t3k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AVAGEBEACH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union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estside_fm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1Piec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big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digitalbarro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DjChOw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Freshunsigned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gavinpalmer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JamesFurnes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string">
            <text:p>MILENA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fraserfun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illu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lukehandsfre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mor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rjdidi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table:number-columns-repeated="8"/>
        </table:table-row>
        <table:table-row table:style-name="ro1">
          <table:table-cell office:value-type="string">
            <text:p>germfre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_giorgo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ecepti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j_mad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minimalgroove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esting9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string">
            <text:p>tha_pablo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98dmalcolm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rtek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briaprojec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steveadam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matierenoir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nanoelectrik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bassado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jost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flangerouss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flash_jorda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inalb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MaterWolf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monsiuerbart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uperabenteuerbo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ei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jbellyb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phatsam30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GiancarloL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hiEldsUK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eekeed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moderadi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iratech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raibaz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rollovbeethove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ranscendental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nflec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ickieco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fakedtun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integratedaudiosolutio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kludg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kokojoe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muddworx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l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Port4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queen_d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afferti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solarphoeni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whitenois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plusdj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bosbestradi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bre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arkmod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evanscot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fquest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gee_l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ubaco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mronextr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ikp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ussla_labra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HOCK39Bangk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leksandr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llio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rtefakt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bloodrainbow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Chumb4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decshift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annYL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d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eathelectro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distrik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j_ange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jjrkaozz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elementrix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Gnom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indjstione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jinmar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krywolf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Lanner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LigaLize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m0n0c3r0s</text:p>
          </table:table-cell>
          <table:table-cell table:number-columns-repeated="3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axMusi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isplacedmarble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yxterious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ndddkn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peenko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eppo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eter_seligma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rotony2k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rebel_lion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10DIGI_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aronau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afghanheadsp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artizanmus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backtochi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clubdelm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cromi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Cyani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iogo_semed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Gull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jeromehil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jkenst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ro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filthandsplendou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gaston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gilleswasserm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guardianpolitic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hugg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iselev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italianpod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jamaste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kadibea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kingstonho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klainma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ITpre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mogmachi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mrdir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nicolah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norm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oxfordunibusines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PabloFrea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aradoxMusicRadi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8"/>
        </table:table-row>
        <table:table-row table:style-name="ro1">
          <table:table-cell office:value-type="string">
            <text:p>ramontap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redsou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remed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Reuben_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ickTrump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stoppausepl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ughoclu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hejackboyz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hetuesdayclubdj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thompsonsgarag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utemzav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willhea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emilioromo</text:p>
          </table:table-cell>
          <table:table-cell office:value-type="float" office:value="0">
            <text:p>0</text:p>
          </table:table-cell>
          <table:table-cell office:value-type="float" office:value="1278">
            <text:p>1278</text:p>
          </table:table-cell>
          <table:table-cell office:value-type="float" office:value="228">
            <text:p>228</text:p>
          </table:table-cell>
          <table:table-cell table:number-columns-repeated="8"/>
        </table:table-row>
        <table:table-row table:style-name="ro1">
          <table:table-cell office:value-type="string">
            <text:p>yogibasics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283">
            <text:p>283</text:p>
          </table:table-cell>
          <table:table-cell table:number-columns-repeated="8"/>
        </table:table-row>
        <table:table-row table:style-name="ro1">
          <table:table-cell office:value-type="string">
            <text:p>djbinaural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djnicotean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string">
            <text:p>ADominantSpecies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59">
            <text:p>59</text:p>
          </table:table-cell>
          <table:table-cell table:number-columns-repeated="8"/>
        </table:table-row>
        <table:table-row table:style-name="ro1">
          <table:table-cell office:value-type="string">
            <text:p>tykarma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string">
            <text:p>kissmytrash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thefratellifidget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georgeccs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Jeering_Ogre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lexParsons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61">
            <text:p>61</text:p>
          </table:table-cell>
          <table:table-cell table:number-columns-repeated="8"/>
        </table:table-row>
        <table:table-row table:style-name="ro1">
          <table:table-cell office:value-type="string">
            <text:p>joelarmstrong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jsExclusive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WAVES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BenJam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LeaflessSound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djandymart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string">
            <text:p>camelglasses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johnandon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snakecharmer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table:number-columns-repeated="8"/>
        </table:table-row>
        <table:table-row table:style-name="ro1">
          <table:table-cell office:value-type="string">
            <text:p>rudzee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yoyoyoni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badman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aleFTW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aysarenumbers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schmee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zequielmarott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hardbassdealers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jgani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inbeats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djd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number-columns-repeated="8"/>
        </table:table-row>
        <table:table-row table:style-name="ro1">
          <table:table-cell office:value-type="string">
            <text:p>brabanit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8"/>
        </table:table-row>
        <table:table-row table:style-name="ro1">
          <table:table-cell office:value-type="string">
            <text:p>djpauloleite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orin_zlx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omike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pwikmasta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Nick_Rider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jslackma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elligraz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em_robin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dinosaurs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8"/>
        </table:table-row>
        <table:table-row table:style-name="ro1">
          <table:table-cell office:value-type="string">
            <text:p>241mixclou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circuitflow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Chemikalrecipe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huakai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RareFM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27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table:number-columns-repeated="8"/>
        </table:table-row>
        <table:table-row table:style-name="ro1">
          <table:table-cell office:value-type="string">
            <text:p>housebox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marclatill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dj808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malfunctional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missp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FoxyKittensHighFrequency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hawk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8"/>
        </table:table-row>
        <table:table-row table:style-name="ro1">
          <table:table-cell office:value-type="string">
            <text:p>rastafarijanac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alian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djdisc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Ladyprowl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nei_bearprojec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silvahfonk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soundwitch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wbaloo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BobbysRadio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oscarbarlow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salv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soulray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wenty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alexigozar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bytz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mavee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padraigmcmahon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hattic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rudeboy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djpaulgabriel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jaykitts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justinzero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mro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OkiZooMhZRebellion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piranhabryanna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wynw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enales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rewac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government40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marcflaque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rethinkdaily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ooo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ventura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table:number-columns-repeated="8"/>
        </table:table-row>
        <table:table-row table:style-name="ro1">
          <table:table-cell office:value-type="string">
            <text:p>billyrohnse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candysander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issurepric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lekrux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esterG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Lucien_Rede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marcellu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8"/>
        </table:table-row>
        <table:table-row table:style-name="ro1">
          <table:table-cell office:value-type="string">
            <text:p>negghead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prototype20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brt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unseendj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sqi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genki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lemonchill</text:p>
          </table:table-cell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nomix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patnb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earsall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buhrandenb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hristianAllend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jalexserr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equinoxrecords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jrap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OctavPau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odreegez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heles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vanda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zer0ze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1point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listair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colinpurdiedj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eezeejay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jorion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ubinch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kjellvistad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LAZERFAC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onnyPries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wan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2bcontinu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udiosmit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bigwhee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eejbr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jLimitz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icetraxx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indoo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Linea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lordjackson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artyzanai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roces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r4u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ecretagentge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sedataltinok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hepow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undagroundsouth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videokid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table:number-columns-repeated="8"/>
        </table:table-row>
        <table:table-row table:style-name="ro1">
          <table:table-cell office:value-type="string">
            <text:p>whee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CiLLYC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coopablu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herewearedanc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mileagedubis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nullandvoidblog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robik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Tenzamusic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ynamit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chrisvenc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DepressedButton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Furiou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jinocente7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nVJ_Frakta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drunkelephantsoun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jonknox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ixxxelPorn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pul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reash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Salvo_VL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he140show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heMoBeatsExperienc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Bengosta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happellz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Bric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dam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drik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DJVa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faakz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fRoggy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headstan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JooL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kanberhaka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lukelocastro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magnedisck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ichelleowe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negom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neuland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outerbea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POPCOX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onj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tombulw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vonpark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vosgueule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zaren_inthemix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alberto_rahim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rmagiddeonsound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calitr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cambalei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t190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czeknolog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eiseki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jastru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eua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jmanifes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miss_understoo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sisc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jwa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eliotgroov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lash_Bang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FreeEnd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ullvocal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gurusla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isid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klausk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iapi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metricmose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8"/>
        </table:table-row>
        <table:table-row table:style-name="ro1">
          <table:table-cell office:value-type="string">
            <text:p>Nato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nouvole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nsfw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han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rafiqimusic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andresk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oundinmont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unflow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takafumi020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hebizczarsinist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ti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zebe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aronbing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adm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andosou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ndresnas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nothermultiplicato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ben8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tbxfx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aram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hrisRundel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J_Mill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oolsurf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arenwels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arii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ELETEDJAN17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dirty_j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big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ChrisTar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jflipinthemi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djfoc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forcesp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ManuElChino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jphaz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jramon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rodrigozimbr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soucho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groovegsu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jonmannin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kleingeorg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arylaz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livingstonesou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loudubb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lowfrea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atiasvaldmon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ichaelcolle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iguelDelBosqu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Muz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epp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_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ensxperimen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heweddingdjs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n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shoutforev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ropic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woTurntablesAndAGuy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ploadtest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WEAREPROSTITUTE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aaronpav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ichku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la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lf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TLBO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zb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blackbrandonsmix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BurgerBoy_7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airogroov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hloroc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hristianmallon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daek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iegosalvad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inokazamia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_I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jadrian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DJBER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djcrea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deiu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garygillespi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krat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mah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JSuperto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FelipeDoub2eF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flashback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flexdisc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Ji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8"/>
        </table:table-row>
        <table:table-row table:style-name="ro1">
          <table:table-cell office:value-type="string">
            <text:p>joebir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joeysnow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jorobor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jos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kidarou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ilostitch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lombard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arios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markanthondj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arkTheMachin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axwe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monkeysupersou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uccanuk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MuchoSugo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mykfukz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nigelhennig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Niko_Le_FurTiF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NinoKawasaki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aul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pikto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PokerP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renegade_013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rkn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oguefad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udebo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antosital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1">
          <table:table-cell office:value-type="string">
            <text:p>shins_k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ilph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uppaki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tift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rylogic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Ultrabeat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valtliber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volumebalanc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WDPK8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adambozzett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FRMUSIC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ndres_marco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AnonymousDJ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rturio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irag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blackin3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lackpa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blakeandre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likkenTheDj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BreezyF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czscream_cub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ef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alexl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jbeaurich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jkres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jRicardoBE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rick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jsofaki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orfpunkxGhettoCre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ro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ersoyna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Ferdigun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goodwing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gub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h1m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han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hellma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increibleignat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ivars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string">
            <text:p>jdat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oanbarn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kast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kemzin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krewli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lelesuh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ittleRobsBigT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achpar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anta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martineze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maxy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ez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iss_dlov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ixclub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j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no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olli_w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ominous_upperkut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anomanar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phi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pn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p15doodo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procacc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pwedz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adiokilla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ravin_ro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richiefarga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Ro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string">
            <text:p>seanswis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oleq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8"/>
        </table:table-row>
        <table:table-row table:style-name="ro1">
          <table:table-cell office:value-type="string">
            <text:p>stuartgr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tuRams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ens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heil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therapydubstep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homasra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horazin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toellb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yrelwilliam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no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virginhelen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woodhea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osak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37signals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adambaile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alexeyryasnyansky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Antoine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antonyjmhow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artrocker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bamm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bardall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BASSHEADS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bdpcali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bgyssshow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lugaze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bogdantaran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bronimlo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casper_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cbtr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ChaseCooper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chrismanaha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chuka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coffeehouseradio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combinator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counterpartint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avegorman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string">
            <text:p>davidotero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euceshow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digitalsel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ISTORTIO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J_CHRIS_S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jbricksta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djcastoltroy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jdaddybob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JDannySalgado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DjDawizz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DVD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fury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djgetta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djgraffiti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DJKENTAST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nad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DjNoldar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jrafaelbarro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djtro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djuter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dsoundzmedia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edelbeatz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Flashmen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foxach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funkism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8"/>
        </table:table-row>
        <table:table-row table:style-name="ro1">
          <table:table-cell office:value-type="string">
            <text:p>gamartstudios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GarethBoscoMcAlind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guardianfootballweekly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hairybudapest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hhtechno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lluminationproject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ndieHipHop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inium66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jayfusio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eeko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effval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essikazen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JoelRav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JuliAnDeejay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lepiaf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magicjunkradio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manuelmalaspina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marafiotidj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maswibilil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aximalGang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string">
            <text:p>Meph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ilo3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motorv8a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natef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NBM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nickwicked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niskeron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NorthEastTruth_com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olanallcity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oldboysclub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1">
          <table:table-cell office:value-type="string">
            <text:p>ozmodiar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AEBA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pawnheart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synOpticz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string">
            <text:p>rabenschnabel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radioeco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radionarcotix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resistor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rinocerose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string">
            <text:p>rocksteadyuk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rosiele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RudyK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samredmor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eleniumtester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simonlangham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sleephouseradio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smokeradio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teamspirit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hemoth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8"/>
        </table:table-row>
        <table:table-row table:style-name="ro1">
          <table:table-cell office:value-type="string">
            <text:p>thrust8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trainre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Tuney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string">
            <text:p>ua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/>
        </table:table-row>
        <table:table-row table:style-name="ro1">
          <table:table-cell office:value-type="string">
            <text:p>unique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untitledtheindierockshow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vlad_cheis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woofer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YvesLaRock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8"/>
        </table:table-row>
        <table:table-row table:style-name="ro1" table:number-rows-repeated="104727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1_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username</text:p>
          </table:table-cell>
          <table:table-cell table:number-columns-repeated="2"/>
          <table:table-cell office:value-type="string">
            <text:p>ref_as_following</text:p>
          </table:table-cell>
          <table:table-cell office:value-type="string">
            <text:p>ref_as_follower</text:p>
          </table:table-cell>
          <table:table-cell office:value-type="string">
            <text:p>ref_as_faved</text:p>
          </table:table-cell>
          <table:table-cell table:number-columns-repeated="6"/>
        </table:table-row>
        <table:table-row table:style-name="ro1">
          <table:table-cell office:value-type="string">
            <text:p>LaidBackRadio</text:p>
          </table:table-cell>
          <table:table-cell table:number-columns-repeated="2"/>
          <table:table-cell office:value-type="float" office:value="1337">
            <text:p>1337</text:p>
          </table:table-cell>
          <table:table-cell office:value-type="float" office:value="12">
            <text:p>12</text:p>
          </table:table-cell>
          <table:table-cell office:value-type="float" office:value="652">
            <text:p>652</text:p>
          </table:table-cell>
          <table:table-cell table:number-columns-repeated="6"/>
        </table:table-row>
        <table:table-row table:style-name="ro1">
          <table:table-cell office:value-type="string">
            <text:p>moovmnt</text:p>
          </table:table-cell>
          <table:table-cell table:number-columns-repeated="2"/>
          <table:table-cell office:value-type="float" office:value="839">
            <text:p>83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table:number-columns-repeated="6"/>
        </table:table-row>
        <table:table-row table:style-name="ro1">
          <table:table-cell office:value-type="string">
            <text:p>WorksOfMart</text:p>
          </table:table-cell>
          <table:table-cell table:number-columns-repeated="2"/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table:number-columns-repeated="2"/>
          <table:table-cell office:value-type="string">
            <text:p>cloudcast_ref_count</text:p>
          </table:table-cell>
          <table:table-cell table:style-name="ce3" office:value-type="string">
            <text:p>favorite_ref_counts</text:p>
          </table:table-cell>
          <table:table-cell table:style-name="ce3" office:value-type="string">
            <text:p>follower_ref_count</text:p>
          </table:table-cell>
          <table:table-cell table:style-name="ce3" office:value-type="string">
            <text:p>following_ref_count</text:p>
          </table:table-cell>
        </table:table-row>
        <table:table-row table:style-name="ro1">
          <table:table-cell office:value-type="string">
            <text:p>djmarky</text:p>
          </table:table-cell>
          <table:table-cell table:number-columns-repeated="2"/>
          <table:table-cell office:value-type="float" office:value="1007">
            <text:p>1007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/>
          <table:table-cell office:value-type="string">
            <text:p>max</text:p>
          </table:table-cell>
          <table:table-cell office:value-type="string">
            <text:p>n/a</text:p>
          </table:table-cell>
          <table:table-cell table:formula="of:=MAX([.F2:.F1299])" office:value-type="float" office:value="652">
            <text:p>652</text:p>
          </table:table-cell>
          <table:table-cell table:formula="of:=MAX([.E2:.E1299])" office:value-type="float" office:value="9292">
            <text:p>9292</text:p>
          </table:table-cell>
          <table:table-cell table:formula="of:=MAX([.D2:.D1299])" office:value-type="float" office:value="1487">
            <text:p>1487</text:p>
          </table:table-cell>
        </table:table-row>
        <table:table-row table:style-name="ro1">
          <table:table-cell office:value-type="string">
            <text:p>LeFtOoO</text:p>
          </table:table-cell>
          <table:table-cell table:number-columns-repeated="2"/>
          <table:table-cell office:value-type="float" office:value="785">
            <text:p>785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total</text:p>
          </table:table-cell>
          <table:table-cell office:value-type="string">
            <text:p>n/a</text:p>
          </table:table-cell>
          <table:table-cell table:formula="of:=SUM([.F2:.F1299])" office:value-type="float" office:value="11488">
            <text:p>11488</text:p>
          </table:table-cell>
          <table:table-cell table:formula="of:=SUM([.E2:.E1299])" office:value-type="float" office:value="141835">
            <text:p>141835</text:p>
          </table:table-cell>
          <table:table-cell table:formula="of:=SUM([.D2:.D1299])" office:value-type="float" office:value="68090">
            <text:p>68090</text:p>
          </table:table-cell>
        </table:table-row>
        <table:table-row table:style-name="ro1">
          <table:table-cell office:value-type="string">
            <text:p>dazed</text:p>
          </table:table-cell>
          <table:table-cell table:number-columns-repeated="2"/>
          <table:table-cell office:value-type="float" office:value="552">
            <text:p>552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variance</text:p>
          </table:table-cell>
          <table:table-cell office:value-type="string">
            <text:p>n/a</text:p>
          </table:table-cell>
          <table:table-cell table:style-name="ce3" table:formula="of:=VAR([.F$2:.F$1299])" office:value-type="float" office:value="1418.61912461256">
            <text:p>1418.6</text:p>
          </table:table-cell>
          <table:table-cell table:style-name="ce3" table:formula="of:=VAR([.E$2:.E$1299])" office:value-type="float" office:value="395806.680801256">
            <text:p>395806.7</text:p>
          </table:table-cell>
          <table:table-cell table:style-name="ce3" table:formula="of:=VAR([.D$2:.D$1299])" office:value-type="float" office:value="16857.8258824144">
            <text:p>16857.8</text:p>
          </table:table-cell>
        </table:table-row>
        <table:table-row table:style-name="ro1">
          <table:table-cell office:value-type="string">
            <text:p>Orsii</text:p>
          </table:table-cell>
          <table:table-cell table:number-columns-repeated="2"/>
          <table:table-cell office:value-type="float" office:value="684">
            <text:p>684</text:p>
          </table:table-cell>
          <table:table-cell office:value-type="float" office:value="157">
            <text:p>157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stdev</text:p>
          </table:table-cell>
          <table:table-cell office:value-type="string">
            <text:p>n/a</text:p>
          </table:table-cell>
          <table:table-cell table:style-name="ce3" table:formula="of:=STDEV([.F$2:.F$1299])" office:value-type="float" office:value="37.6645605923203">
            <text:p>37.7</text:p>
          </table:table-cell>
          <table:table-cell table:style-name="ce3" table:formula="of:=STDEV([.E$2:.E$1299])" office:value-type="float" office:value="629.131687964655">
            <text:p>629.1</text:p>
          </table:table-cell>
          <table:table-cell table:style-name="ce3" table:formula="of:=STDEV([.D$2:.D$1299])" office:value-type="float" office:value="129.837690530964">
            <text:p>129.8</text:p>
          </table:table-cell>
        </table:table-row>
        <table:table-row table:style-name="ro1">
          <table:table-cell office:value-type="string">
            <text:p>oddio</text:p>
          </table:table-cell>
          <table:table-cell table:number-columns-repeated="2"/>
          <table:table-cell office:value-type="float" office:value="446">
            <text:p>446</text:p>
          </table:table-cell>
          <table:table-cell office:value-type="float" office:value="519">
            <text:p>519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mean</text:p>
          </table:table-cell>
          <table:table-cell office:value-type="string">
            <text:p>n/a</text:p>
          </table:table-cell>
          <table:table-cell table:style-name="ce3" table:formula="of:=AVERAGE([.F$2:.F$1299])" office:value-type="float" office:value="8.85053929121726">
            <text:p>8.9</text:p>
          </table:table-cell>
          <table:table-cell table:style-name="ce3" table:formula="of:=AVERAGE([.E$2:.E$1299])" office:value-type="float" office:value="109.271956856703">
            <text:p>109.3</text:p>
          </table:table-cell>
          <table:table-cell table:style-name="ce3" table:formula="of:=AVERAGE([.D$2:.D$1299])" office:value-type="float" office:value="52.4576271186441">
            <text:p>52.5</text:p>
          </table:table-cell>
        </table:table-row>
        <table:table-row table:style-name="ro1">
          <table:table-cell office:value-type="string">
            <text:p>technomafiarecords</text:p>
          </table:table-cell>
          <table:table-cell table:number-columns-repeated="2"/>
          <table:table-cell office:value-type="float" office:value="1007">
            <text:p>1007</text:p>
          </table:table-cell>
          <table:table-cell office:value-type="float" office:value="1718">
            <text:p>1718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median</text:p>
          </table:table-cell>
          <table:table-cell office:value-type="string">
            <text:p>n/a</text:p>
          </table:table-cell>
          <table:table-cell table:style-name="ce3" table:formula="of:=MEDIAN([.F$2:.F$1299])" office:value-type="float" office:value="1">
            <text:p>1.0</text:p>
          </table:table-cell>
          <table:table-cell table:style-name="ce3" table:formula="of:=MEDIAN([.E$2:.E$1299])" office:value-type="float" office:value="5">
            <text:p>5.0</text:p>
          </table:table-cell>
          <table:table-cell table:style-name="ce3" table:formula="of:=MEDIAN([.D$2:.D$1299])" office:value-type="float" office:value="12">
            <text:p>12.0</text:p>
          </table:table-cell>
        </table:table-row>
        <table:table-row table:style-name="ro1">
          <table:table-cell office:value-type="string">
            <text:p>ONEMAN</text:p>
          </table:table-cell>
          <table:table-cell table:number-columns-repeated="2"/>
          <table:table-cell office:value-type="float" office:value="864">
            <text:p>864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table:number-columns-repeated="2"/>
          <table:table-cell table:style-name="ce4"/>
          <table:table-cell table:style-name="ce3" table:number-columns-repeated="3"/>
        </table:table-row>
        <table:table-row table:style-name="ro1">
          <table:table-cell office:value-type="string">
            <text:p>hotbutteredsoul</text:p>
          </table:table-cell>
          <table:table-cell table:number-columns-repeated="2"/>
          <table:table-cell office:value-type="float" office:value="1487">
            <text:p>1487</text:p>
          </table:table-cell>
          <table:table-cell office:value-type="float" office:value="6900">
            <text:p>6900</text:p>
          </table:table-cell>
          <table:table-cell office:value-type="float" office:value="206">
            <text:p>206</text:p>
          </table:table-cell>
          <table:table-cell/>
          <table:table-cell table:style-name="ce1" office:value-type="string">
            <text:p>Co-variances</text:p>
          </table:table-cell>
          <table:table-cell office:value-type="string">
            <text:p>cloudcast_ref_count</text:p>
          </table:table-cell>
          <table:table-cell table:style-name="ce3" office:value-type="string">
            <text:p>favorite_ref_counts</text:p>
          </table:table-cell>
          <table:table-cell table:style-name="ce3" office:value-type="string">
            <text:p>follower_ref_count</text:p>
          </table:table-cell>
          <table:table-cell table:style-name="ce3" office:value-type="string">
            <text:p>following_ref_count</text:p>
          </table:table-cell>
        </table:table-row>
        <table:table-row table:style-name="ro1">
          <table:table-cell office:value-type="string">
            <text:p>adambeyer</text:p>
          </table:table-cell>
          <table:table-cell table:number-columns-repeated="2"/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/>
          <table:table-cell table:style-name="ce2" office:value-type="string">
            <text:p>cloudcast_ref_count</text:p>
          </table:table-cell>
          <table:table-cell office:value-type="string">
            <text:p>n/a</text:p>
          </table:table-cell>
          <table:table-cell table:style-name="ce3" table:number-columns-repeated="3"/>
        </table:table-row>
        <table:table-row table:style-name="ro1">
          <table:table-cell office:value-type="string">
            <text:p>FortKnox</text:p>
          </table:table-cell>
          <table:table-cell table:number-columns-repeated="2"/>
          <table:table-cell office:value-type="float" office:value="534">
            <text:p>534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/>
          <table:table-cell table:style-name="ce3" office:value-type="string">
            <text:p>favorite_ref_counts</text:p>
          </table:table-cell>
          <table:table-cell office:value-type="string">
            <text:p>n/a</text:p>
          </table:table-cell>
          <table:table-cell table:style-name="ce5" table:formula="of:=COVAR([.$F$2:.$F$1299];[.F$2:.F$1299])" office:value-type="float" office:value="1417.52619770607">
            <text:p>1417.5</text:p>
          </table:table-cell>
          <table:table-cell table:style-name="ce8" table:formula="of:=COVAR([.$F$2:.$F$1299];[.E$2:.E$1299])" office:value-type="float" office:value="2040.90274239616">
            <text:p>2040.9</text:p>
          </table:table-cell>
          <table:table-cell table:style-name="ce8" table:formula="of:=COVAR([.$F$2:.$F$1299];[.D$2:.D$1299])" office:value-type="float" office:value="3718.50907523958">
            <text:p>3718.5</text:p>
          </table:table-cell>
        </table:table-row>
        <table:table-row table:style-name="ro1">
          <table:table-cell office:value-type="string">
            <text:p>filthydukes</text:p>
          </table:table-cell>
          <table:table-cell table:number-columns-repeated="2"/>
          <table:table-cell office:value-type="float" office:value="466">
            <text:p>466</text:p>
          </table:table-cell>
          <table:table-cell office:value-type="float" office:value="16">
            <text:p>16</text:p>
          </table:table-cell>
          <table:table-cell office:value-type="float" office:value="182">
            <text:p>182</text:p>
          </table:table-cell>
          <table:table-cell/>
          <table:table-cell table:style-name="ce3" office:value-type="string">
            <text:p>follower_ref_count</text:p>
          </table:table-cell>
          <table:table-cell office:value-type="string">
            <text:p>n/a</text:p>
          </table:table-cell>
          <table:table-cell table:style-name="ce3" table:formula="of:=COVAR([.$E$2:.$E$1299];[.F$2:.F$1299])" office:value-type="float" office:value="2040.90274239616">
            <text:p>2040.9</text:p>
          </table:table-cell>
          <table:table-cell table:style-name="ce4" table:formula="of:=COVAR([.$E$2:.$E$1299];[.E$2:.E$1299])" office:value-type="float" office:value="395501.744991698">
            <text:p>395501.7</text:p>
          </table:table-cell>
          <table:table-cell table:style-name="ce3" table:formula="of:=COVAR([.$E$2:.$E$1299];[.D$2:.D$1299])" office:value-type="float" office:value="48246.2314773706">
            <text:p>48246.2</text:p>
          </table:table-cell>
        </table:table-row>
        <table:table-row table:style-name="ro1">
          <table:table-cell office:value-type="string">
            <text:p>johndigweed</text:p>
          </table:table-cell>
          <table:table-cell table:number-columns-repeated="2"/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/>
          <table:table-cell table:style-name="ce3" office:value-type="string">
            <text:p>following_ref_count</text:p>
          </table:table-cell>
          <table:table-cell office:value-type="string">
            <text:p>n/a</text:p>
          </table:table-cell>
          <table:table-cell table:style-name="ce3" table:formula="of:=COVAR([.$D$2:.$D$1299];[.F$2:.F$1299])" office:value-type="float" office:value="3718.50907523958">
            <text:p>3718.5</text:p>
          </table:table-cell>
          <table:table-cell table:style-name="ce3" table:formula="of:=COVAR([.$D$2:.$D$1299];[.E$2:.E$1299])" office:value-type="float" office:value="48246.2314773706">
            <text:p>48246.2</text:p>
          </table:table-cell>
          <table:table-cell table:style-name="ce4" table:formula="of:=COVAR([.$D$2:.$D$1299];[.D$2:.D$1299])" office:value-type="float" office:value="16844.8383432138">
            <text:p>16844.8</text:p>
          </table:table-cell>
        </table:table-row>
        <table:table-row table:style-name="ro1">
          <table:table-cell office:value-type="string">
            <text:p>knowledgemag</text:p>
          </table:table-cell>
          <table:table-cell table:number-columns-repeated="2"/>
          <table:table-cell office:value-type="float" office:value="584">
            <text:p>584</text:p>
          </table:table-cell>
          <table:table-cell office:value-type="float" office:value="42">
            <text:p>42</text:p>
          </table:table-cell>
          <table:table-cell office:value-type="float" office:value="162">
            <text:p>162</text:p>
          </table:table-cell>
          <table:table-cell table:number-columns-repeated="2"/>
          <table:table-cell table:style-name="ce4"/>
          <table:table-cell table:style-name="ce3" table:number-columns-repeated="3"/>
        </table:table-row>
        <table:table-row table:style-name="ro1">
          <table:table-cell office:value-type="string">
            <text:p>FACTMixArchive</text:p>
          </table:table-cell>
          <table:table-cell table:number-columns-repeated="2"/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table:number-columns-repeated="2"/>
          <table:table-cell table:style-name="ce4"/>
          <table:table-cell table:style-name="ce3" table:number-columns-repeated="3"/>
        </table:table-row>
        <table:table-row table:style-name="ro1">
          <table:table-cell office:value-type="string">
            <text:p>vladastojanovic</text:p>
          </table:table-cell>
          <table:table-cell table:number-columns-repeated="2"/>
          <table:table-cell office:value-type="float" office:value="292">
            <text:p>292</text:p>
          </table:table-cell>
          <table:table-cell office:value-type="float" office:value="128">
            <text:p>128</text:p>
          </table:table-cell>
          <table:table-cell office:value-type="float" office:value="151">
            <text:p>151</text:p>
          </table:table-cell>
          <table:table-cell/>
          <table:table-cell table:style-name="ce1" office:value-type="string">
            <text:p>Correlations</text:p>
          </table:table-cell>
          <table:table-cell office:value-type="string">
            <text:p>cloudcast_ref_count</text:p>
          </table:table-cell>
          <table:table-cell table:style-name="ce3" office:value-type="string">
            <text:p>favorite_ref_counts</text:p>
          </table:table-cell>
          <table:table-cell table:style-name="ce3" office:value-type="string">
            <text:p>follower_ref_count</text:p>
          </table:table-cell>
          <table:table-cell table:style-name="ce3" office:value-type="string">
            <text:p>following_ref_count</text:p>
          </table:table-cell>
        </table:table-row>
        <table:table-row table:style-name="ro1">
          <table:table-cell office:value-type="string">
            <text:p>bordercommunity</text:p>
          </table:table-cell>
          <table:table-cell table:number-columns-repeated="2"/>
          <table:table-cell office:value-type="float" office:value="525">
            <text:p>525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/>
          <table:table-cell table:style-name="ce2" office:value-type="string">
            <text:p>cloudcast_ref_count</text:p>
          </table:table-cell>
          <table:table-cell office:value-type="string">
            <text:p>n/a</text:p>
          </table:table-cell>
          <table:table-cell table:style-name="ce6" table:number-columns-repeated="3"/>
        </table:table-row>
        <table:table-row table:style-name="ro1">
          <table:table-cell office:value-type="string">
            <text:p>truthoughts</text:p>
          </table:table-cell>
          <table:table-cell table:number-columns-repeated="2"/>
          <table:table-cell office:value-type="float" office:value="317">
            <text:p>317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/>
          <table:table-cell table:style-name="ce3" office:value-type="string">
            <text:p>favorite_ref_counts</text:p>
          </table:table-cell>
          <table:table-cell office:value-type="string">
            <text:p>n/a</text:p>
          </table:table-cell>
          <table:table-cell table:style-name="ce7" table:formula="of:=CORREL([.$F$2:.$F$1299];[.F$2:.F$1299])" office:value-type="float" office:value="1">
            <text:p>1.000</text:p>
          </table:table-cell>
          <table:table-cell table:style-name="ce6" table:formula="of:=CORREL([.$F$2:.$F$1299];[.E$2:.E$1299])" office:value-type="float" office:value="0.0861950965122181">
            <text:p>0.086</text:p>
          </table:table-cell>
          <table:table-cell table:style-name="ce6" table:formula="of:=CORREL([.$F$2:.$F$1299];[.D$2:.D$1299])" office:value-type="float" office:value="0.76097409886237">
            <text:p>0.761</text:p>
          </table:table-cell>
        </table:table-row>
        <table:table-row table:style-name="ro1">
          <table:table-cell office:value-type="string">
            <text:p>soundpellegrino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/>
          <table:table-cell table:style-name="ce3" office:value-type="string">
            <text:p>follower_ref_count</text:p>
          </table:table-cell>
          <table:table-cell office:value-type="string">
            <text:p>n/a</text:p>
          </table:table-cell>
          <table:table-cell table:style-name="ce6" table:formula="of:=CORREL([.$E$2:.$E$1299];[.F$2:.F$1299])" office:value-type="float" office:value="0.0861950965122181">
            <text:p>0.086</text:p>
          </table:table-cell>
          <table:table-cell table:style-name="ce7" table:formula="of:=CORREL([.$E$2:.$E$1299];[.E$2:.E$1299])" office:value-type="float" office:value="1">
            <text:p>1.000</text:p>
          </table:table-cell>
          <table:table-cell table:style-name="ce6" table:formula="of:=CORREL([.$E$2:.$E$1299];[.D$2:.D$1299])" office:value-type="float" office:value="0.591092937631825">
            <text:p>0.591</text:p>
          </table:table-cell>
        </table:table-row>
        <table:table-row table:style-name="ro1">
          <table:table-cell office:value-type="string">
            <text:p>fabric</text:p>
          </table:table-cell>
          <table:table-cell table:number-columns-repeated="2"/>
          <table:table-cell office:value-type="float" office:value="888">
            <text:p>888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/>
          <table:table-cell table:style-name="ce3" office:value-type="string">
            <text:p>following_ref_count</text:p>
          </table:table-cell>
          <table:table-cell office:value-type="string">
            <text:p>n/a</text:p>
          </table:table-cell>
          <table:table-cell table:style-name="ce6" table:formula="of:=CORREL([.$D$2:.$D$1299];[.F$2:.F$1299])" office:value-type="float" office:value="0.76097409886237">
            <text:p>0.761</text:p>
          </table:table-cell>
          <table:table-cell table:style-name="ce6" table:formula="of:=CORREL([.$D$2:.$D$1299];[.E$2:.E$1299])" office:value-type="float" office:value="0.591092937631825">
            <text:p>0.591</text:p>
          </table:table-cell>
          <table:table-cell table:style-name="ce7" table:formula="of:=CORREL([.$D$2:.$D$1299];[.D$2:.D$1299])" office:value-type="float" office:value="1">
            <text:p>1.000</text:p>
          </table:table-cell>
        </table:table-row>
        <table:table-row table:style-name="ro1">
          <table:table-cell office:value-type="string">
            <text:p>truancy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float" office:value="863">
            <text:p>863</text:p>
          </table:table-cell>
          <table:table-cell office:value-type="float" office:value="111">
            <text:p>111</text:p>
          </table:table-cell>
          <table:table-cell table:number-columns-repeated="6"/>
        </table:table-row>
        <table:table-row table:style-name="ro1">
          <table:table-cell office:value-type="string">
            <text:p>sabotage</text:p>
          </table:table-cell>
          <table:table-cell table:number-columns-repeated="2"/>
          <table:table-cell office:value-type="float" office:value="305">
            <text:p>305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table:number-columns-repeated="6"/>
        </table:table-row>
        <table:table-row table:style-name="ro1">
          <table:table-cell office:value-type="string">
            <text:p>DJDimsa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table:number-columns-repeated="6"/>
        </table:table-row>
        <table:table-row table:style-name="ro1">
          <table:table-cell office:value-type="string">
            <text:p>eighteen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table:number-columns-repeated="6"/>
        </table:table-row>
        <table:table-row table:style-name="ro1">
          <table:table-cell office:value-type="string">
            <text:p>dieselumusic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table:number-columns-repeated="6"/>
        </table:table-row>
        <table:table-row table:style-name="ro1">
          <table:table-cell office:value-type="string">
            <text:p>DubtimusGrime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table:number-columns-repeated="6"/>
        </table:table-row>
        <table:table-row table:style-name="ro1">
          <table:table-cell office:value-type="string">
            <text:p>Professor_Eddy</text:p>
          </table:table-cell>
          <table:table-cell table:number-columns-repeated="2"/>
          <table:table-cell office:value-type="float" office:value="240">
            <text:p>240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table:number-columns-repeated="6"/>
        </table:table-row>
        <table:table-row table:style-name="ro1">
          <table:table-cell office:value-type="string">
            <text:p>saturdaynightsessions</text:p>
          </table:table-cell>
          <table:table-cell table:number-columns-repeated="2"/>
          <table:table-cell office:value-type="float" office:value="231">
            <text:p>231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hervewizla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number-columns-repeated="6"/>
        </table:table-row>
        <table:table-row table:style-name="ro1">
          <table:table-cell office:value-type="string">
            <text:p>djblue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martelo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table:number-columns-repeated="6"/>
        </table:table-row>
        <table:table-row table:style-name="ro1">
          <table:table-cell office:value-type="string">
            <text:p>joecoseness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string">
            <text:p>payback</text:p>
          </table:table-cell>
          <table:table-cell table:number-columns-repeated="2"/>
          <table:table-cell office:value-type="float" office:value="252">
            <text:p>252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paulpre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string">
            <text:p>bleep</text:p>
          </table:table-cell>
          <table:table-cell table:number-columns-repeated="2"/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string">
            <text:p>Vincenn</text:p>
          </table:table-cell>
          <table:table-cell table:number-columns-repeated="2"/>
          <table:table-cell office:value-type="float" office:value="399">
            <text:p>399</text:p>
          </table:table-cell>
          <table:table-cell office:value-type="float" office:value="1036">
            <text:p>1036</text:p>
          </table:table-cell>
          <table:table-cell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string">
            <text:p>teaandcakerecords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string">
            <text:p>playjazzloud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string">
            <text:p>kaset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string">
            <text:p>OndaSonora</text:p>
          </table:table-cell>
          <table:table-cell table:number-columns-repeated="2"/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string">
            <text:p>benufo</text:p>
          </table:table-cell>
          <table:table-cell table:number-columns-repeated="2"/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string">
            <text:p>oliver</text:p>
          </table:table-cell>
          <table:table-cell table:number-columns-repeated="2"/>
          <table:table-cell office:value-type="float" office:value="354">
            <text:p>354</text:p>
          </table:table-cell>
          <table:table-cell office:value-type="float" office:value="1168">
            <text:p>1168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DJKILLERTOMATO</text:p>
          </table:table-cell>
          <table:table-cell table:number-columns-repeated="2"/>
          <table:table-cell office:value-type="float" office:value="272">
            <text:p>272</text:p>
          </table:table-cell>
          <table:table-cell office:value-type="float" office:value="551">
            <text:p>551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string">
            <text:p>deadly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6"/>
        </table:table-row>
        <table:table-row table:style-name="ro1">
          <table:table-cell office:value-type="string">
            <text:p>globalibre</text:p>
          </table:table-cell>
          <table:table-cell table:number-columns-repeated="2"/>
          <table:table-cell office:value-type="float" office:value="278">
            <text:p>278</text:p>
          </table:table-cell>
          <table:table-cell office:value-type="float" office:value="707">
            <text:p>707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string">
            <text:p>DMAX</text:p>
          </table:table-cell>
          <table:table-cell table:number-columns-repeated="2"/>
          <table:table-cell office:value-type="float" office:value="250">
            <text:p>250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string">
            <text:p>nomarkit_radio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string">
            <text:p>MissBlitz</text:p>
          </table:table-cell>
          <table:table-cell table:number-columns-repeated="2"/>
          <table:table-cell office:value-type="float" office:value="875">
            <text:p>875</text:p>
          </table:table-cell>
          <table:table-cell office:value-type="float" office:value="5061">
            <text:p>5061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regrooved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peepfunk</text:p>
          </table:table-cell>
          <table:table-cell table:number-columns-repeated="2"/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djcodeblue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deCtar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hibernaterecs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giom</text:p>
          </table:table-cell>
          <table:table-cell table:number-columns-repeated="2"/>
          <table:table-cell office:value-type="float" office:value="233">
            <text:p>233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propersongs</text:p>
          </table:table-cell>
          <table:table-cell table:number-columns-repeated="2"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string">
            <text:p>rivastarr</text:p>
          </table:table-cell>
          <table:table-cell table:number-columns-repeated="2"/>
          <table:table-cell office:value-type="float" office:value="589">
            <text:p>589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string">
            <text:p>fonkybeat</text:p>
          </table:table-cell>
          <table:table-cell table:number-columns-repeated="2"/>
          <table:table-cell office:value-type="float" office:value="626">
            <text:p>626</text:p>
          </table:table-cell>
          <table:table-cell office:value-type="float" office:value="4830">
            <text:p>4830</text:p>
          </table:table-cell>
          <table:table-cell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string">
            <text:p>barvzdarkly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208">
            <text:p>208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therub</text:p>
          </table:table-cell>
          <table:table-cell table:number-columns-repeated="2"/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ukfmusic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string">
            <text:p>Bennyervine</text:p>
          </table:table-cell>
          <table:table-cell table:number-columns-repeated="2"/>
          <table:table-cell office:value-type="float" office:value="266">
            <text:p>266</text:p>
          </table:table-cell>
          <table:table-cell office:value-type="float" office:value="870">
            <text:p>870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dough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674">
            <text:p>674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OisinLunny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mixcloud</text:p>
          </table:table-cell>
          <table:table-cell table:number-columns-repeated="2"/>
          <table:table-cell office:value-type="float" office:value="157">
            <text:p>157</text:p>
          </table:table-cell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voodoofunk</text:p>
          </table:table-cell>
          <table:table-cell table:number-columns-repeated="2"/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naptuk</text:p>
          </table:table-cell>
          <table:table-cell table:number-columns-repeated="2"/>
          <table:table-cell office:value-type="float" office:value="236">
            <text:p>236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string">
            <text:p>hongkongpingpong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string">
            <text:p>THEMJEANS</text:p>
          </table:table-cell>
          <table:table-cell table:number-columns-repeated="2"/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string">
            <text:p>quietmusic</text:p>
          </table:table-cell>
          <table:table-cell table:number-columns-repeated="2"/>
          <table:table-cell office:value-type="float" office:value="345">
            <text:p>345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string">
            <text:p>myteaatom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text:p>stereolov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string">
            <text:p>braiden</text:p>
          </table:table-cell>
          <table:table-cell table:number-columns-repeated="2"/>
          <table:table-cell office:value-type="float" office:value="235">
            <text:p>23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sfdparis</text:p>
          </table:table-cell>
          <table:table-cell table:number-columns-repeated="2"/>
          <table:table-cell office:value-type="float" office:value="164">
            <text:p>164</text:p>
          </table:table-cell>
          <table:table-cell office:value-type="float" office:value="215">
            <text:p>215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monsterbobby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innersounds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string">
            <text:p>DeRange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string">
            <text:p>dermage</text:p>
          </table:table-cell>
          <table:table-cell table:number-columns-repeated="2"/>
          <table:table-cell office:value-type="float" office:value="496">
            <text:p>496</text:p>
          </table:table-cell>
          <table:table-cell office:value-type="float" office:value="2289">
            <text:p>2289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cubikmusik</text:p>
          </table:table-cell>
          <table:table-cell table:number-columns-repeated="2"/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c60crew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ZombieDiscoSquad</text:p>
          </table:table-cell>
          <table:table-cell table:number-columns-repeated="2"/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synthesizerman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BestivalRadio</text:p>
          </table:table-cell>
          <table:table-cell table:number-columns-repeated="2"/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akwaabamusic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ministryofsoundclub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string">
            <text:p>staganddagger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float" office:value="1429">
            <text:p>1429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tosses</text:p>
          </table:table-cell>
          <table:table-cell table:number-columns-repeated="2"/>
          <table:table-cell office:value-type="float" office:value="99">
            <text:p>99</text:p>
          </table:table-cell>
          <table:table-cell office:value-type="float" office:value="335">
            <text:p>335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dodgerman</text:p>
          </table:table-cell>
          <table:table-cell table:number-columns-repeated="2"/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disko404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electronationradio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paulriley</text:p>
          </table:table-cell>
          <table:table-cell table:number-columns-repeated="2"/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djkmart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james_j6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fftt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Halogen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2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thespankbass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54">
            <text:p>154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phonanza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string">
            <text:p>djDKN</text:p>
          </table:table-cell>
          <table:table-cell table:number-columns-repeated="2"/>
          <table:table-cell office:value-type="float" office:value="598">
            <text:p>598</text:p>
          </table:table-cell>
          <table:table-cell office:value-type="float" office:value="5053">
            <text:p>5053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bestofallworlds</text:p>
          </table:table-cell>
          <table:table-cell table:number-columns-repeated="2"/>
          <table:table-cell office:value-type="float" office:value="303">
            <text:p>303</text:p>
          </table:table-cell>
          <table:table-cell office:value-type="float" office:value="1443">
            <text:p>1443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flytronica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pj4533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megabassclub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moofin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groovebugs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blnd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sireus1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anilchawla</text:p>
          </table:table-cell>
          <table:table-cell table:number-columns-repeated="2"/>
          <table:table-cell office:value-type="float" office:value="175">
            <text:p>175</text:p>
          </table:table-cell>
          <table:table-cell table:number-columns-repeated="2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cutups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drumandbassarena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string">
            <text:p>angelalanis</text:p>
          </table:table-cell>
          <table:table-cell table:number-columns-repeated="2"/>
          <table:table-cell office:value-type="float" office:value="151">
            <text:p>151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1indienation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thedailystreet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string">
            <text:p>DJMirkoS</text:p>
          </table:table-cell>
          <table:table-cell table:number-columns-repeated="2"/>
          <table:table-cell office:value-type="float" office:value="708">
            <text:p>708</text:p>
          </table:table-cell>
          <table:table-cell office:value-type="float" office:value="9234">
            <text:p>9234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lubdumonde</text:p>
          </table:table-cell>
          <table:table-cell table:number-columns-repeated="2"/>
          <table:table-cell office:value-type="float" office:value="425">
            <text:p>425</text:p>
          </table:table-cell>
          <table:table-cell office:value-type="float" office:value="1581">
            <text:p>1581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danwood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Blakey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Charles_Wild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BrownswoodRecordings</text:p>
          </table:table-cell>
          <table:table-cell table:number-columns-repeated="2"/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djsteveukit</text:p>
          </table:table-cell>
          <table:table-cell table:number-columns-repeated="2"/>
          <table:table-cell office:value-type="float" office:value="814">
            <text:p>814</text:p>
          </table:table-cell>
          <table:table-cell office:value-type="float" office:value="9292">
            <text:p>9292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djmarkstarr</text:p>
          </table:table-cell>
          <table:table-cell table:number-columns-repeated="2"/>
          <table:table-cell office:value-type="float" office:value="878">
            <text:p>878</text:p>
          </table:table-cell>
          <table:table-cell office:value-type="float" office:value="8407">
            <text:p>8407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mr_g</text:p>
          </table:table-cell>
          <table:table-cell table:number-columns-repeated="2"/>
          <table:table-cell office:value-type="float" office:value="155">
            <text:p>155</text:p>
          </table:table-cell>
          <table:table-cell office:value-type="float" office:value="262">
            <text:p>262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bassjam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191">
            <text:p>191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DV8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skorelateuf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spartacus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piercardinmix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VitalSound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string">
            <text:p>coneyislandsound</text:p>
          </table:table-cell>
          <table:table-cell table:number-columns-repeated="2"/>
          <table:table-cell office:value-type="float" office:value="115">
            <text:p>115</text:p>
          </table:table-cell>
          <table:table-cell office:value-type="float" office:value="275">
            <text:p>275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theoslo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milesbonny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frz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Friction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tomm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whitefolksgetcrunk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string">
            <text:p>coltep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Alena_Arpels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97">
            <text:p>97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jim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oneofakind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VesperDJ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ntchbl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electroplated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phlow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chrisdevlin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arcticcircle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sph1970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TheV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misi</text:p>
          </table:table-cell>
          <table:table-cell table:number-columns-repeated="2"/>
          <table:table-cell office:value-type="float" office:value="480">
            <text:p>480</text:p>
          </table:table-cell>
          <table:table-cell office:value-type="float" office:value="2830">
            <text:p>2830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funkskillz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182">
            <text:p>182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syte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bigchillers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splattermonkey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newpollutionmagazine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Dusty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UnmarkedDoor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jakubdymek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soham_sounds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solesides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AnotherAmit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wtchouseradio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rosslogie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float" office:value="1599">
            <text:p>1599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riccicomoto</text:p>
          </table:table-cell>
          <table:table-cell table:number-columns-repeated="2"/>
          <table:table-cell office:value-type="float" office:value="149">
            <text:p>149</text:p>
          </table:table-cell>
          <table:table-cell office:value-type="float" office:value="245">
            <text:p>245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pantsparty</text:p>
          </table:table-cell>
          <table:table-cell table:number-columns-repeated="2"/>
          <table:table-cell office:value-type="float" office:value="96">
            <text:p>96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soxxi</text:p>
          </table:table-cell>
          <table:table-cell table:number-columns-repeated="2"/>
          <table:table-cell office:value-type="float" office:value="152">
            <text:p>152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hdif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dmoefunk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robertas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eatyourownears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AlexNV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float" office:value="4338">
            <text:p>433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lefreakselector</text:p>
          </table:table-cell>
          <table:table-cell table:number-columns-repeated="2"/>
          <table:table-cell office:value-type="float" office:value="184">
            <text:p>184</text:p>
          </table:table-cell>
          <table:table-cell office:value-type="float" office:value="384">
            <text:p>38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bencrew</text:p>
          </table:table-cell>
          <table:table-cell table:number-columns-repeated="2"/>
          <table:table-cell office:value-type="float" office:value="148">
            <text:p>148</text:p>
          </table:table-cell>
          <table:table-cell office:value-type="float" office:value="269">
            <text:p>269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tompritchard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260">
            <text:p>26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chateaulateuf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thefixtape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gilesk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gideon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Ficu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rhymast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bitsmissing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radionula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JazZstepPa</text:p>
          </table:table-cell>
          <table:table-cell table:number-columns-repeated="2"/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VSPUrbanVibrations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hypem</text:p>
          </table:table-cell>
          <table:table-cell table:number-columns-repeated="2"/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jason_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PunksJumpUp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logos</text:p>
          </table:table-cell>
          <table:table-cell table:number-columns-repeated="2"/>
          <table:table-cell office:value-type="float" office:value="410">
            <text:p>410</text:p>
          </table:table-cell>
          <table:table-cell office:value-type="float" office:value="4103">
            <text:p>410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timmy</text:p>
          </table:table-cell>
          <table:table-cell table:number-columns-repeated="2"/>
          <table:table-cell office:value-type="float" office:value="310">
            <text:p>310</text:p>
          </table:table-cell>
          <table:table-cell office:value-type="float" office:value="1912">
            <text:p>191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leecoombs</text:p>
          </table:table-cell>
          <table:table-cell table:number-columns-repeated="2"/>
          <table:table-cell office:value-type="float" office:value="118">
            <text:p>118</text:p>
          </table:table-cell>
          <table:table-cell office:value-type="float" office:value="225">
            <text:p>22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noob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BelleVue4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struboskop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vonpande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BASMEISTER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Magma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ShaneSOS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jbostron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hotviruz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planetkl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OscarTG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720Bas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theblackdog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string">
            <text:p>footfetishrecords</text:p>
          </table:table-cell>
          <table:table-cell table:number-columns-repeated="2"/>
          <table:table-cell office:value-type="float" office:value="632">
            <text:p>632</text:p>
          </table:table-cell>
          <table:table-cell office:value-type="float" office:value="6344">
            <text:p>6344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med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12">
            <text:p>111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jimbreese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1005">
            <text:p>1005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kridmusic</text:p>
          </table:table-cell>
          <table:table-cell table:number-columns-repeated="2"/>
          <table:table-cell office:value-type="float" office:value="231">
            <text:p>231</text:p>
          </table:table-cell>
          <table:table-cell office:value-type="float" office:value="669">
            <text:p>66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furiotek</text:p>
          </table:table-cell>
          <table:table-cell table:number-columns-repeated="2"/>
          <table:table-cell office:value-type="float" office:value="352">
            <text:p>352</text:p>
          </table:table-cell>
          <table:table-cell office:value-type="float" office:value="612">
            <text:p>61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matpayne</text:p>
          </table:table-cell>
          <table:table-cell table:number-columns-repeated="2"/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sneakBeats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renegadesofjazz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cezarygapik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djmoodswinger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JOEKAY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royalgroove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potezica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barryguffy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miraclelibido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djhombr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trevster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discobloodbath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djkatarina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jellyjazz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ruffm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weareblahblahbla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Inertia</text:p>
          </table:table-cell>
          <table:table-cell table:number-columns-repeated="2"/>
          <table:table-cell office:value-type="float" office:value="325">
            <text:p>325</text:p>
          </table:table-cell>
          <table:table-cell office:value-type="float" office:value="1041">
            <text:p>104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TheboyDangood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MattRawson</text:p>
          </table:table-cell>
          <table:table-cell table:number-columns-repeated="2"/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DJFunkerman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discooutcast</text:p>
          </table:table-cell>
          <table:table-cell table:number-columns-repeated="2"/>
          <table:table-cell office:value-type="float" office:value="92">
            <text:p>92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PublicHouse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ESTRANGE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neuroticnate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elvisofdallas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autopistalivetrip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benwdj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rikoroos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trash_nottrash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gogobizkitt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ericp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danielsandersdj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planetshhh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mikechecku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synflood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speakerhumpi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Tobo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alexmadden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driftingfalli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electronicideologie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pinkychukkles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Silverboy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mmuzikatio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kodamabas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Beatport</text:p>
          </table:table-cell>
          <table:table-cell table:number-columns-repeated="2"/>
          <table:table-cell office:value-type="float" office:value="281">
            <text:p>28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djsimbad</text:p>
          </table:table-cell>
          <table:table-cell table:number-columns-repeated="2"/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lostidol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DexterousD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659">
            <text:p>659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estro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float" office:value="458">
            <text:p>45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KitchnSync</text:p>
          </table:table-cell>
          <table:table-cell table:number-columns-repeated="2"/>
          <table:table-cell office:value-type="float" office:value="199">
            <text:p>199</text:p>
          </table:table-cell>
          <table:table-cell office:value-type="float" office:value="373">
            <text:p>37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istantstarr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302">
            <text:p>30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jprofessorx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unemule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vanenot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lpacman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echvibes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lafu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urdeek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nerm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poekmathambo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fazgroove_records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jamie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mii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OTR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jrome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king_slaFF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brawlcast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nlikeme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hofer66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Hark1Kara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russcuban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adhdjs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attackyourself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eansmith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imthemachin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masajazz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antidot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jprinz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hesilentradioshow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otpim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KingTruman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haushaed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jonny_boy_records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TV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ball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Dave_Lux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electrodisiac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kaizenrecords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putmeonit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Robosonic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tanith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ZUMERS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fmproject</text:p>
          </table:table-cell>
          <table:table-cell table:number-columns-repeated="2"/>
          <table:table-cell office:value-type="float" office:value="402">
            <text:p>402</text:p>
          </table:table-cell>
          <table:table-cell office:value-type="float" office:value="3613">
            <text:p>361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Nigel_Christie</text:p>
          </table:table-cell>
          <table:table-cell table:number-columns-repeated="2"/>
          <table:table-cell office:value-type="float" office:value="224">
            <text:p>224</text:p>
          </table:table-cell>
          <table:table-cell office:value-type="float" office:value="1079">
            <text:p>1079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beaudamion</text:p>
          </table:table-cell>
          <table:table-cell table:number-columns-repeated="2"/>
          <table:table-cell office:value-type="float" office:value="171">
            <text:p>171</text:p>
          </table:table-cell>
          <table:table-cell office:value-type="float" office:value="486">
            <text:p>48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Leejarvis</text:p>
          </table:table-cell>
          <table:table-cell table:number-columns-repeated="2"/>
          <table:table-cell office:value-type="float" office:value="127">
            <text:p>127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orbiddenfruitrecordings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169">
            <text:p>169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untitledmusic</text:p>
          </table:table-cell>
          <table:table-cell table:number-columns-repeated="2"/>
          <table:table-cell office:value-type="float" office:value="94">
            <text:p>94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eejaygoldsmith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valta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brandname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haunduval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gustavokwak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udiofamilies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einton_zweiton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uksbowl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lyboy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imPanzer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iridasfusion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ima_ne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crises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rv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513">
            <text:p>513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esner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Unfeasabl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pham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phunktio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arringeffect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abbbbbio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rideo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weirdwithbear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herenkovriddi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ontero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rmZ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amescobo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wearebeatnik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AcidJacks</text:p>
          </table:table-cell>
          <table:table-cell table:number-columns-repeated="2"/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insivar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gotjebu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Phantomas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omtak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galetvalet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uzybong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voodootronix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plaatvervanger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TwoCharmingMen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eric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tapebo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_Chewo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esmer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beatnick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learCu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ieselFragranceFactory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consciousnes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er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onema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reecedunc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JohnJonesDj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mason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ROCKFORT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limBlue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stephenfry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djlaud3r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float" office:value="2418">
            <text:p>241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urrendermarcy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float" office:value="1715">
            <text:p>171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audiotrucs</text:p>
          </table:table-cell>
          <table:table-cell table:number-columns-repeated="2"/>
          <table:table-cell office:value-type="float" office:value="158">
            <text:p>158</text:p>
          </table:table-cell>
          <table:table-cell office:value-type="float" office:value="1016">
            <text:p>101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chopsuey</text:p>
          </table:table-cell>
          <table:table-cell table:number-columns-repeated="2"/>
          <table:table-cell office:value-type="float" office:value="241">
            <text:p>241</text:p>
          </table:table-cell>
          <table:table-cell office:value-type="float" office:value="885">
            <text:p>88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pacogonzalezmusic</text:p>
          </table:table-cell>
          <table:table-cell table:number-columns-repeated="2"/>
          <table:table-cell office:value-type="float" office:value="141">
            <text:p>141</text:p>
          </table:table-cell>
          <table:table-cell office:value-type="float" office:value="846">
            <text:p>84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ehaviors</text:p>
          </table:table-cell>
          <table:table-cell table:number-columns-repeated="2"/>
          <table:table-cell office:value-type="float" office:value="167">
            <text:p>167</text:p>
          </table:table-cell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normanhstripped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enversluis</text:p>
          </table:table-cell>
          <table:table-cell table:number-columns-repeated="2"/>
          <table:table-cell office:value-type="float" office:value="139">
            <text:p>139</text:p>
          </table:table-cell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tuffstuff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edhead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eleganthands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mnoiz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rrrd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nepz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amirp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fus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refi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robot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arryfoldout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rekonekt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adpandarecord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pencilfac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gand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Everett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rh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tknq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raz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riffraff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cocomac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mackDabb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ocket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angBead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ndiabeat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eltingUniverse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taktfrequenz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Hand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happeningscen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rebekah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aldar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gpz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ubsludg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fanfarefurore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TadasQuaza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WillieStyles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nickcobby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stevsomething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eejayserip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dav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jazzeliciou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versuselectronics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zarin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dieyoung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JJC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johnlew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asstation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freshon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reamlogic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kyngbe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yoshishi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a_l_a_n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ackgroundnoise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jackedupbeat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egobea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Nikolay_Dochov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alank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BAD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erberbe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paulh4ck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jdub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mhous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nsei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khurtizz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kryptoxx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jrichbair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drhug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emmakid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EstimuloShow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gigami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indeepndanceradi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larrysu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mnuvrs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petebutta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woody_homegrow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goldsack</text:p>
          </table:table-cell>
          <table:table-cell table:number-columns-repeated="2"/>
          <table:table-cell office:value-type="float" office:value="346">
            <text:p>346</text:p>
          </table:table-cell>
          <table:table-cell office:value-type="float" office:value="2319">
            <text:p>231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bruiserbox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692">
            <text:p>69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borracho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611">
            <text:p>6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oulmindnb</text:p>
          </table:table-cell>
          <table:table-cell table:number-columns-repeated="2"/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bigmoeproductions</text:p>
          </table:table-cell>
          <table:table-cell table:number-columns-repeated="2"/>
          <table:table-cell office:value-type="float" office:value="144">
            <text:p>144</text:p>
          </table:table-cell>
          <table:table-cell office:value-type="float" office:value="465">
            <text:p>46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ptimum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BoB_SwanS</text:p>
          </table:table-cell>
          <table:table-cell table:number-columns-repeated="2"/>
          <table:table-cell office:value-type="float" office:value="135">
            <text:p>135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ony360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sunda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lectrofunkdiscotek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gnz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rlivewire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uptowntopranking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itch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ixelover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nefortheditch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Hungry_Ma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ancullen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oom_boy</text:p>
          </table:table-cell>
          <table:table-cell table:number-columns-repeated="2"/>
          <table:table-cell table:number-columns-repeated="2"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nXero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eepersouthsession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_JAWS_804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reak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ukhed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badmojo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omtomfromneukoelln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lubpopozuda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ollider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ressurebelfast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homasfarrell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haynAlmeida</text:p>
          </table:table-cell>
          <table:table-cell table:number-columns-repeated="2"/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unkusio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oumtchak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KDOTonline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ultimodalradioshow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livetonic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iuKK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Zimpala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arrenf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ungeons_Dj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arereviews</text:p>
          </table:table-cell>
          <table:table-cell table:number-columns-repeated="2"/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enatom2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obotnin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upanddown</text:p>
          </table:table-cell>
          <table:table-cell table:number-columns-repeated="2"/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ashback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lekzo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raser8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lpngmch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masher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nicenois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phillykev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isterfluff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harindu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unesdav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markellavenso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heroinoman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jetproject</text:p>
          </table:table-cell>
          <table:table-cell table:number-columns-repeated="2"/>
          <table:table-cell office:value-type="float" office:value="42">
            <text:p>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astitkac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ce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inisteracoustics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ellmo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y_ee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ircusmaximu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aktaru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sw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giocat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LukeFD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onicDiar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hesixti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imeblind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ony_s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globalsoundtracks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jonbrad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hellzenne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ddtocar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ndykisaragi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AnswerMeThis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hunkfoofighter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gold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glittertun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joshdamon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laboogi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icutira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ubi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eezy_World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hunktronix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eejaymayle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irtydisconinja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xray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lectricshock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reshsqueezedksf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HijaQ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efried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P_Labs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cooper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Alep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ane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dub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dubfama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phet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OTJPG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janecand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oveya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s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hi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ukolov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zenray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brokenfinga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djbruc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thylmusic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iascolond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or_ma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bizarr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illnes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jeffbennett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katelawle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MikeTaylorNS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outpostmedia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aulhazendonk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polinski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andomag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riotous_rock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linkyfm</text:p>
          </table:table-cell>
          <table:table-cell table:number-columns-repeated="2"/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SymphonicDistributio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hemusictank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idyRhythm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transpondenc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wearemonster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lefrenk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eatdigger</text:p>
          </table:table-cell>
          <table:table-cell table:number-columns-repeated="2"/>
          <table:table-cell office:value-type="float" office:value="259">
            <text:p>259</text:p>
          </table:table-cell>
          <table:table-cell office:value-type="float" office:value="979">
            <text:p>97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usicgrabbedmyballs</text:p>
          </table:table-cell>
          <table:table-cell table:number-columns-repeated="2"/>
          <table:table-cell office:value-type="float" office:value="168">
            <text:p>168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lorenzsanchez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553">
            <text:p>55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lectrogeneB</text:p>
          </table:table-cell>
          <table:table-cell table:number-columns-repeated="2"/>
          <table:table-cell office:value-type="float" office:value="133">
            <text:p>133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Surfer</text:p>
          </table:table-cell>
          <table:table-cell table:number-columns-repeated="2"/>
          <table:table-cell office:value-type="float" office:value="143">
            <text:p>143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ttsever</text:p>
          </table:table-cell>
          <table:table-cell table:number-columns-repeated="2"/>
          <table:table-cell office:value-type="float" office:value="104">
            <text:p>104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ackswift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myGrante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lobalAccessDJs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abbenniamenassi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ildbloodandqueenie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neilcapper_waxeduphousemusic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egerteg</text:p>
          </table:table-cell>
          <table:table-cell table:number-columns-repeated="2"/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anceHallKitchen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MOE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hanewatcha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libenz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x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airmoun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btz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bugd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omalia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ttyBlade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omegrown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xelk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ubszekhaz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ubgabriel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usgranit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volanski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zakge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ominofx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arlitobigant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uz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elka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arffi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rzenes_sessions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rumzofthesouth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fa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jv_music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arkers1970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osch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echateauroug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asty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ougiedagnabit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xpollyul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osbin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d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ancescopico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edrobbin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oisema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odgecas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trik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uchFire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ennaweav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ghtyboogi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keymisi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hiluccio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bt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entro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teoklaic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ummer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yolaman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oing_Back_To_Our_Root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ch13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rkoLuna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hisiselement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polar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hes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r0t3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AVAGEBEACH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union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estside_fm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1Piece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ig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igitalbarr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ChOw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eshunsigned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avinpalme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amesFurness</text:p>
          </table:table-cell>
          <table:table-cell table:number-columns-repeated="2"/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LENA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aserfunk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llusi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ukehandsfree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r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jdidit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ermfre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_giorgo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ecep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_mad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nimalgroove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esting99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ha_pabl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98dmalcolm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rtek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riaproject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steveadams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tierenoir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anoelectrik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assado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jost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langerouss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lash_jordan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nalbio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terWolf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nsiuerbarto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uperabenteuerbo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ei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bellyb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hatsam30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GiancarloLM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hiEldsUK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eekeed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deradi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iratec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aibaz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ollovbeethov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ranscendental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nflec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ickiecox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akedtune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ntegratedaudiosolutio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ludg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okojo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uddworx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low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ort4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queen_d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affertie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olarphoenix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hitenois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plusdj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osbestradi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rezz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arkmod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vanscot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quest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ee_l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ubacov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ronextr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ikpik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ussla_labr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HOCK39Bangko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leksand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lli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rtefakt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loodrainbow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humb4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odecshift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annYL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dc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eathelectro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istrik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_ange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jrkaozz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lementrix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nom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ndjstione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inmar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rywolf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anner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LigaLiz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0n0c3r0s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axMusic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splacedmarble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yxterious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dddkn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eenko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eppo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eter_seligma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rotony2k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bel_lion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10DIGI_I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aronaudi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fghanheadspi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artizanmusic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acktochill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lubdelmar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romi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yanid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iogo_semed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Gull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jeromehil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jkenston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rob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ilthandsplendour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astone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illeswasserma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guardianpolitic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hugg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seleve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italianpod10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jamastera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adibeat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ingstonho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klainmai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ITpress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ogmachin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mrdirt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icolah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orma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oxfordunibusiness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abloFrea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ParadoxMusicRadio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amontapia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dsou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med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Reuben_G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ickTrumpet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toppausepl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ughoclub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hejackboyz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hetuesdayclubdj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thompsonsgarag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utemzavar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willhe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milioromo</text:p>
          </table:table-cell>
          <table:table-cell table:number-columns-repeated="2"/>
          <table:table-cell office:value-type="float" office:value="228">
            <text:p>228</text:p>
          </table:table-cell>
          <table:table-cell office:value-type="float" office:value="1278">
            <text:p>127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yogibasics</text:p>
          </table:table-cell>
          <table:table-cell table:number-columns-repeated="2"/>
          <table:table-cell office:value-type="float" office:value="283">
            <text:p>283</text:p>
          </table:table-cell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binaural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nicotean</text:p>
          </table:table-cell>
          <table:table-cell table:number-columns-repeated="2"/>
          <table:table-cell office:value-type="float" office:value="95">
            <text:p>95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DominantSpecies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ykarma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issmytrash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fratellifidget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eorgeccs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eering_Ogre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exParsons</text:p>
          </table:table-cell>
          <table:table-cell table:number-columns-repeated="2"/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elarmstrong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Exclusiv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AV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enJam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aflessSound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andymart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melglasses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hnandon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nakecharmer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udze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yoyoyoni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adman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leFTW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ysarenumbers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chmee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zequielmarotte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ardbassdealer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gani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beats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er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rabanit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pauloleite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orin_zlx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omik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wikmasta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ick_Ride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lackman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lligraz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m_robin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nosaurs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241mixcloud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ircuitflow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emikalrecip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uakai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reFM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27b</text:p>
          </table:table-cell>
          <table:table-cell table:number-columns-repeated="2"/>
          <table:table-cell office:value-type="float" office:value="131">
            <text:p>13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ousebox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clatilla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808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lfunctional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ssp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oxyKittensHighFrequency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awker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stafarijanac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iana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isc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adyprow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ei_bearprojec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ilvahfon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oundwitc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baloo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obbysRadio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scarbarlow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lva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oulra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wenty7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exigozar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ytz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ve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draigmcmaho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hattic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udeboy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paulgabrie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aykitt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ustinzero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ro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kiZooMhZRebelli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iranhabryanna</text:p>
          </table:table-cell>
          <table:table-cell table:number-columns-repeated="2"/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yn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enales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rewac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overnment400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cflaq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ethinkdail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oo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entura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illyrohnsen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ndysander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issurepric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krux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ster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ucien_Rede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cellus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egghead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rototype20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br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nseendj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qid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enki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monchill</text:p>
          </table:table-cell>
          <table:table-cell table:number-columns-repeated="2"/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mix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tnb3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earsall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uhrandenb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ristianAllend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alexserra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quinoxrecords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rapp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ctavPau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dreegez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heles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andal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er0ze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1point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istair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linpurdiedj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ezeejay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ori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ubinc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jellvistad</text:p>
          </table:table-cell>
          <table:table-cell table:number-columns-repeated="2"/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AZERFA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nnyPries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an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2bcontinu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udiosmi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igwhee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ejbr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Limitz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cetraxx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ndo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nea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ordjacks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rtyzanai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rocess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4u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ecretagentgel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edataltinok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ndagroundsou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ideokidd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heee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iLLYC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opablu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erewearedanc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leagedubis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ullandvoidblo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bika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enzamusic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ynamit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risvench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pressedButton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Furiou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inocente7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nVJ_Frakta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runkelephantsoun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nknox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ixxxelPorns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ul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ea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lvo_V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140show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MoBeatsExperienc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engostag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appellz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Bric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am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rik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Va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aakz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Roggy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eadstan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oLs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anberhaka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ukelocastr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gnedisck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chelleowe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egom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euland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uterbea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OPCOX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onja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ombulwer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onparker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osgueule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aren_inthemix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berto_rahim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rmagiddeonsound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litr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mbalei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t190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zeknolog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iseki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astru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eua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manif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miss_understoo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isco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wa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liotgroov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lash_Ban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reeEnd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ullvocal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urusla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side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lausk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api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etricmoses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at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uvolec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sfw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hane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fiqimusic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dresk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oundinmonti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nflow7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akafumi020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bizczarsinista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il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zebe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aronbingl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dm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dosoun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dresnash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othermultiplicato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en8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tbxfx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ramel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risRundel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J_Mill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olsur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renwelsh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riio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LETEDJAN17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rty_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big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ChrisTar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flipinthemix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foc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forcespa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ManuElChino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phaz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ramonb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rodrigozimbr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ouchou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roovegsu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nmanning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leingeorg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arylaza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vingstonesoun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oudubb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owfrea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tiasvaldmon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chaelcolle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guelDelBosqu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uz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epp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_R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ensxperime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weddingdj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nl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oshoutforeve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ropica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woTurntablesAndAGu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ploadtest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EAREPROSTITUTE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4">
            <text:p>314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aronpavi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ichk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an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f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TLBO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zbt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lackbrandonsmixe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urgerBoy_75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irogroov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lorochill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ristianmalloni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ekan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egosalvado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nokazamia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_IC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adriano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BERG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cre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eiu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garygillespie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krates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mahi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uperto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elipeDoub2e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lashback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lexdisco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in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ebir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eysnow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roboro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idarou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lostitch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ombardo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iosa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kanthondj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kTheMachine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xwel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onkeysupersoun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uccanuka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uchoSugoi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ykfukz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igelhenniga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iko_Le_FurTiF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inoKawasaki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ul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ikto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okerP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enegade_013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kn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guefa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udeboi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ntositaly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hins_k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ilphe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uppakid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ifti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rylogic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ltrabea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altlibe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olumebalance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DPK83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dambozzett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FRMUSIC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dres_marc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onymousDJ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rturiosK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irag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lackin3d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lackpasta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lakeandrew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likkenTheDj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reezyF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zscream_cub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ff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alexlo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beauric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k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RicardoBE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rickg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sofaking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orfpunkxGhettoCrew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roy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rsoynaz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erdigunay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oodwing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ubst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1m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anne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ellma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creibleignatz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varsm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dat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anbarne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aste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emzino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rewlio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lesuhe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ittleRobsBigTune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chpara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ntask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tinezem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xyu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ez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ss_dlov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xclub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j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a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lli_w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minous_upperkut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nomanara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hi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n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p15doodo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rocacci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wedza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diokillaz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vin_rom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ichiefargas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b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eanswisz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oleqs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tuartgr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tuRamsa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enso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ilp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rapydubstep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omasra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orazin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oellb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yrelwilliams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noo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irginhelena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oodhead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yosaku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37signal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dambaile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lexeyryasnyansky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oine1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ntonyjmhowe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artrock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amm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ardall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ASSHEADS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dpcali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gyssshow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lugaz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ogdantaran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broniml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asper_c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btr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aseCooper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rismanaha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huka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ffeehouseradi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mbinato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ounterpartin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vegorman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avidotero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euceshow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gitalself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ISTORT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_CHRIS_S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bricksta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castoltroy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addybob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annySalgado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awizz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DVDA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fur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getta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graffiti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KENTASTIC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nad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Noldar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rafaelbarros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tro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jut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soundzmedia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delbeatz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lashmen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oxache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unkism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amartstudios1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arethBoscoMcAlind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guardianfootballweekly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airybudapest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hhtechno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lluminationproject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dieHipHop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inium666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ayfusi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eekoo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effvall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essikaze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oelRav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JuliAnDeejay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lepiaf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gicjunkradio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nuelmalaspina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rafiotidj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swibilil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aximalGang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eph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ilo317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motorv8a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atef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BM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ickwicked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iskerone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rthEastTruth_com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lanallcity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ldboysclub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ozmodiar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EBAC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awnheart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synOpticz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benschnabel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dioeco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adionarcotix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esistor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inocerose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cksteadyuk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osiele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RudyK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amredmore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eleniumteste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imonlangham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leephouseradi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smokeradio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eamspirit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emoth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hrust8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rainrec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Tuney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a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nique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untitledtheindierockshow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vlad_cheis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woofer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YvesLaRock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 table:number-rows-repeated="1047276">
          <table:table-cell table:number-columns-repeated="12"/>
        </table:table-row>
        <table:table-row table:style-name="ro1">
          <table:table-cell table:number-columns-repeated="12"/>
        </table:table-row>
      </table:table>
      <table:database-ranges>
        <table:database-range table:target-range-address="Sheet1.A1:Sheet1.D129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6/12/2010</text:date>, <text:time>06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16T06:12:34</dc:date>
    <dc:creator>Amir Hajizamani</dc:creator>
    <meta:generator>OpenOffice.org/3.2$Linux OpenOffice.org_project/320m12$Build-9483</meta:generator>
    <meta:editing-duration>PT02H28M37S</meta:editing-duration>
    <meta:editing-cycles>5</meta:editing-cycles>
    <meta:document-statistic meta:table-count="2" meta:cell-count="105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2000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186cm" svg:height="14.587cm" xlink:href=".." chart:class="chart:line" chart:style-name="ch1">
        <chart:legend chart:legend-position="end" svg:x="26.763cm" svg:y="6.636cm" chart:style-name="ch2"/>
        <chart:plot-area chart:style-name="ch3" table:cell-range-address="Sheet1.A1:Sheet1.D1299" chart:data-source-has-labels="both" svg:x="0.603cm" svg:y="0.291cm" svg:width="25.558cm" svg:height="13.714cm">
          <chart:axis chart:dimension="x" chart:name="primary-x" chart:style-name="ch4">
            <chart:categories table:cell-range-address="Sheet1.A2:Sheet1.A129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99" chart:label-cell-address="Sheet1.C1:Sheet1.C1" chart:class="chart:line">
            <chart:data-point chart:repeated="1298"/>
          </chart:series>
          <chart:series chart:style-name="ch8" chart:values-cell-range-address="Sheet1.D2:Sheet1.D1299" chart:label-cell-address="Sheet1.D1:Sheet1.D1" chart:class="chart:line">
            <chart:data-point chart:repeated="1298"/>
          </chart:series>
          <chart:series chart:style-name="ch9" chart:values-cell-range-address="Sheet1.B2:Sheet1.B1299" chart:label-cell-address="Sheet1.B1:Sheet1.B1" chart:class="chart:line">
            <chart:data-point chart:repeated="12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ref_as_follower</text:p>
              </table:table-cell>
              <table:table-cell office:value-type="string">
                <text:p text:id="Sheet1.D1:Sheet1.D1">ref_as_following</text:p>
              </table:table-cell>
              <table:table-cell office:value-type="string">
                <text:p text:id="Sheet1.B1:Sheet1.B1">ref_as_faved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299">LaidBackRadio</text:p>
              </table:table-cell>
              <table:table-cell office:value-type="float" office:value="12">
                <text:p text:id="Sheet1.C2:Sheet1.C1299">12</text:p>
              </table:table-cell>
              <table:table-cell office:value-type="float" office:value="1337">
                <text:p text:id="Sheet1.D2:Sheet1.D1299">1337</text:p>
              </table:table-cell>
              <table:table-cell office:value-type="float" office:value="652">
                <text:p text:id="Sheet1.B2:Sheet1.B1299">652</text:p>
              </table:table-cell>
            </table:table-row>
            <table:table-row>
              <table:table-cell office:value-type="string">
                <text:p>moovmnt</text:p>
              </table:table-cell>
              <table:table-cell office:value-type="float" office:value="101">
                <text:p>101</text:p>
              </table:table-cell>
              <table:table-cell office:value-type="float" office:value="839">
                <text:p>83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WorksOfMart</text:p>
              </table:table-cell>
              <table:table-cell office:value-type="float" office:value="0">
                <text:p>0</text:p>
              </table:table-cell>
              <table:table-cell office:value-type="float" office:value="1097">
                <text:p>109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djmarky</text:p>
              </table:table-cell>
              <table:table-cell office:value-type="float" office:value="3">
                <text:p>3</text:p>
              </table:table-cell>
              <table:table-cell office:value-type="float" office:value="1007">
                <text:p>100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LeFtOoO</text:p>
              </table:table-cell>
              <table:table-cell office:value-type="float" office:value="1">
                <text:p>1</text:p>
              </table:table-cell>
              <table:table-cell office:value-type="float" office:value="785">
                <text:p>785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dazed</text:p>
              </table:table-cell>
              <table:table-cell office:value-type="float" office:value="0">
                <text:p>0</text:p>
              </table:table-cell>
              <table:table-cell office:value-type="float" office:value="552">
                <text:p>55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Orsii</text:p>
              </table:table-cell>
              <table:table-cell office:value-type="float" office:value="157">
                <text:p>157</text:p>
              </table:table-cell>
              <table:table-cell office:value-type="float" office:value="684">
                <text:p>68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oddio</text:p>
              </table:table-cell>
              <table:table-cell office:value-type="float" office:value="519">
                <text:p>519</text:p>
              </table:table-cell>
              <table:table-cell office:value-type="float" office:value="446">
                <text:p>44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technomafiarecords</text:p>
              </table:table-cell>
              <table:table-cell office:value-type="float" office:value="1718">
                <text:p>1718</text:p>
              </table:table-cell>
              <table:table-cell office:value-type="float" office:value="1007">
                <text:p>100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ONEMAN</text:p>
              </table:table-cell>
              <table:table-cell office:value-type="float" office:value="39">
                <text:p>39</text:p>
              </table:table-cell>
              <table:table-cell office:value-type="float" office:value="864">
                <text:p>86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hotbutteredsoul</text:p>
              </table:table-cell>
              <table:table-cell office:value-type="float" office:value="6900">
                <text:p>6900</text:p>
              </table:table-cell>
              <table:table-cell office:value-type="float" office:value="1487">
                <text:p>148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dambeyer</text:p>
              </table:table-cell>
              <table:table-cell office:value-type="float" office:value="0">
                <text:p>0</text:p>
              </table:table-cell>
              <table:table-cell office:value-type="float" office:value="710">
                <text:p>7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FortKnox</text:p>
              </table:table-cell>
              <table:table-cell office:value-type="float" office:value="72">
                <text:p>72</text:p>
              </table:table-cell>
              <table:table-cell office:value-type="float" office:value="534">
                <text:p>53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filthydukes</text:p>
              </table:table-cell>
              <table:table-cell office:value-type="float" office:value="16">
                <text:p>16</text:p>
              </table:table-cell>
              <table:table-cell office:value-type="float" office:value="466">
                <text:p>46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johndigweed</text:p>
              </table:table-cell>
              <table:table-cell office:value-type="float" office:value="0">
                <text:p>0</text:p>
              </table:table-cell>
              <table:table-cell office:value-type="float" office:value="732">
                <text:p>7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knowledgemag</text:p>
              </table:table-cell>
              <table:table-cell office:value-type="float" office:value="42">
                <text:p>42</text:p>
              </table:table-cell>
              <table:table-cell office:value-type="float" office:value="584">
                <text:p>58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FACTMixArchive</text:p>
              </table:table-cell>
              <table:table-cell office:value-type="float" office:value="0">
                <text:p>0</text:p>
              </table:table-cell>
              <table:table-cell office:value-type="float" office:value="464">
                <text:p>46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vladastojanovic</text:p>
              </table:table-cell>
              <table:table-cell office:value-type="float" office:value="128">
                <text:p>128</text:p>
              </table:table-cell>
              <table:table-cell office:value-type="float" office:value="292">
                <text:p>2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bordercommunity</text:p>
              </table:table-cell>
              <table:table-cell office:value-type="float" office:value="30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truthoughts</text:p>
              </table:table-cell>
              <table:table-cell office:value-type="float" office:value="0">
                <text:p>0</text:p>
              </table:table-cell>
              <table:table-cell office:value-type="float" office:value="317">
                <text:p>3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soundpellegrino</text:p>
              </table:table-cell>
              <table:table-cell office:value-type="float" office:value="1">
                <text:p>1</text:p>
              </table:table-cell>
              <table:table-cell office:value-type="float" office:value="339">
                <text:p>33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fabric</text:p>
              </table:table-cell>
              <table:table-cell office:value-type="float" office:value="0">
                <text:p>0</text:p>
              </table:table-cell>
              <table:table-cell office:value-type="float" office:value="888">
                <text:p>88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truancy</text:p>
              </table:table-cell>
              <table:table-cell office:value-type="float" office:value="863">
                <text:p>863</text:p>
              </table:table-cell>
              <table:table-cell office:value-type="float" office:value="404">
                <text:p>40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sabotage</text:p>
              </table:table-cell>
              <table:table-cell office:value-type="float" office:value="60">
                <text:p>60</text:p>
              </table:table-cell>
              <table:table-cell office:value-type="float" office:value="305">
                <text:p>3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DJDimsa</text:p>
              </table:table-cell>
              <table:table-cell office:value-type="float" office:value="27">
                <text:p>27</text:p>
              </table:table-cell>
              <table:table-cell office:value-type="float" office:value="165">
                <text:p>1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eighteen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dieselumusic</text:p>
              </table:table-cell>
              <table:table-cell office:value-type="float" office:value="118">
                <text:p>118</text:p>
              </table:table-cell>
              <table:table-cell office:value-type="float" office:value="421">
                <text:p>4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DubtimusGrime</text:p>
              </table:table-cell>
              <table:table-cell office:value-type="float" office:value="9">
                <text:p>9</text:p>
              </table:table-cell>
              <table:table-cell office:value-type="float" office:value="151">
                <text:p>15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Professor_Eddy</text:p>
              </table:table-cell>
              <table:table-cell office:value-type="float" office:value="97">
                <text:p>97</text:p>
              </table:table-cell>
              <table:table-cell office:value-type="float" office:value="240">
                <text:p>2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saturdaynightsessions</text:p>
              </table:table-cell>
              <table:table-cell office:value-type="float" office:value="32">
                <text:p>32</text:p>
              </table:table-cell>
              <table:table-cell office:value-type="float" office:value="231">
                <text:p>2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hervewizla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djblue</text:p>
              </table:table-cell>
              <table:table-cell office:value-type="float" office:value="82">
                <text:p>82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martelo</text:p>
              </table:table-cell>
              <table:table-cell office:value-type="float" office:value="4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joecoseness</text:p>
              </table:table-cell>
              <table:table-cell office:value-type="float" office:value="63">
                <text:p>63</text:p>
              </table:table-cell>
              <table:table-cell office:value-type="float" office:value="156">
                <text:p>1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payback</text:p>
              </table:table-cell>
              <table:table-cell office:value-type="float" office:value="18">
                <text:p>18</text:p>
              </table:table-cell>
              <table:table-cell office:value-type="float" office:value="252">
                <text:p>2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aulpre</text:p>
              </table:table-cell>
              <table:table-cell office:value-type="float" office:value="0">
                <text:p>0</text:p>
              </table:table-cell>
              <table:table-cell office:value-type="float" office:value="216">
                <text:p>2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bleep</text:p>
              </table:table-cell>
              <table:table-cell office:value-type="float" office:value="0">
                <text:p>0</text:p>
              </table:table-cell>
              <table:table-cell office:value-type="float" office:value="134">
                <text:p>1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Vincenn</text:p>
              </table:table-cell>
              <table:table-cell office:value-type="float" office:value="1036">
                <text:p>1036</text:p>
              </table:table-cell>
              <table:table-cell office:value-type="float" office:value="399">
                <text:p>3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teaandcakerecords</text:p>
              </table:table-cell>
              <table:table-cell office:value-type="float" office:value="258">
                <text:p>258</text:p>
              </table:table-cell>
              <table:table-cell office:value-type="float" office:value="266">
                <text:p>2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playjazzloud</text:p>
              </table:table-cell>
              <table:table-cell office:value-type="float" office:value="164">
                <text:p>164</text:p>
              </table:table-cell>
              <table:table-cell office:value-type="float" office:value="204">
                <text:p>2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kaset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OndaSonora</text:p>
              </table:table-cell>
              <table:table-cell office:value-type="float" office:value="67">
                <text:p>67</text:p>
              </table:table-cell>
              <table:table-cell office:value-type="float" office:value="218">
                <text:p>2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benufo</text:p>
              </table:table-cell>
              <table:table-cell office:value-type="float" office:value="7">
                <text:p>7</text:p>
              </table:table-cell>
              <table:table-cell office:value-type="float" office:value="471">
                <text:p>47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liver</text:p>
              </table:table-cell>
              <table:table-cell office:value-type="float" office:value="1168">
                <text:p>1168</text:p>
              </table:table-cell>
              <table:table-cell office:value-type="float" office:value="354">
                <text:p>35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JKILLERTOMATO</text:p>
              </table:table-cell>
              <table:table-cell office:value-type="float" office:value="551">
                <text:p>551</text:p>
              </table:table-cell>
              <table:table-cell office:value-type="float" office:value="272">
                <text:p>27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eadly</text:p>
              </table:table-cell>
              <table:table-cell office:value-type="float" office:value="3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globalibre</text:p>
              </table:table-cell>
              <table:table-cell office:value-type="float" office:value="707">
                <text:p>707</text:p>
              </table:table-cell>
              <table:table-cell office:value-type="float" office:value="278">
                <text:p>2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DMAX</text:p>
              </table:table-cell>
              <table:table-cell office:value-type="float" office:value="228">
                <text:p>228</text:p>
              </table:table-cell>
              <table:table-cell office:value-type="float" office:value="250">
                <text:p>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nomarkit_radio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MissBlitz</text:p>
              </table:table-cell>
              <table:table-cell office:value-type="float" office:value="5061">
                <text:p>5061</text:p>
              </table:table-cell>
              <table:table-cell office:value-type="float" office:value="875">
                <text:p>8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egrooved</text:p>
              </table:table-cell>
              <table:table-cell office:value-type="float" office:value="58">
                <text:p>58</text:p>
              </table:table-cell>
              <table:table-cell office:value-type="float" office:value="152">
                <text:p>1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peepfunk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djcodeblue</text:p>
              </table:table-cell>
              <table:table-cell office:value-type="float" office:value="51">
                <text:p>51</text:p>
              </table:table-cell>
              <table:table-cell office:value-type="float" office:value="174">
                <text:p>17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eCtar</text:p>
              </table:table-cell>
              <table:table-cell office:value-type="float" office:value="22">
                <text:p>22</text:p>
              </table:table-cell>
              <table:table-cell office:value-type="float" office:value="89">
                <text:p>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bernaterecs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iom</text:p>
              </table:table-cell>
              <table:table-cell office:value-type="float" office:value="28">
                <text:p>28</text:p>
              </table:table-cell>
              <table:table-cell office:value-type="float" office:value="233">
                <text:p>2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persongs</text:p>
              </table:table-cell>
              <table:table-cell office:value-type="float" office:value="21">
                <text:p>21</text:p>
              </table:table-cell>
              <table:table-cell office:value-type="float" office:value="124">
                <text:p>1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ivastarr</text:p>
              </table:table-cell>
              <table:table-cell office:value-type="float" office:value="11">
                <text:p>11</text:p>
              </table:table-cell>
              <table:table-cell office:value-type="float" office:value="589">
                <text:p>5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fonkybeat</text:p>
              </table:table-cell>
              <table:table-cell office:value-type="float" office:value="4830">
                <text:p>4830</text:p>
              </table:table-cell>
              <table:table-cell office:value-type="float" office:value="626">
                <text:p>6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barvzdarkly</text:p>
              </table:table-cell>
              <table:table-cell office:value-type="float" office:value="208">
                <text:p>208</text:p>
              </table:table-cell>
              <table:table-cell office:value-type="float" office:value="144">
                <text:p>1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therub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ukfmusic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Bennyervine</text:p>
              </table:table-cell>
              <table:table-cell office:value-type="float" office:value="870">
                <text:p>870</text:p>
              </table:table-cell>
              <table:table-cell office:value-type="float" office:value="266">
                <text:p>2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dough</text:p>
              </table:table-cell>
              <table:table-cell office:value-type="float" office:value="674">
                <text:p>674</text:p>
              </table:table-cell>
              <table:table-cell office:value-type="float" office:value="103">
                <text:p>1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OisinLunny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ixcloud</text:p>
              </table:table-cell>
              <table:table-cell office:value-type="float" office:value="15">
                <text:p>15</text:p>
              </table:table-cell>
              <table:table-cell office:value-type="float" office:value="157">
                <text:p>1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voodoofunk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aptuk</text:p>
              </table:table-cell>
              <table:table-cell office:value-type="float" office:value="197">
                <text:p>197</text:p>
              </table:table-cell>
              <table:table-cell office:value-type="float" office:value="236">
                <text:p>2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hongkongpingpong</text:p>
              </table:table-cell>
              <table:table-cell office:value-type="float" office:value="29">
                <text:p>29</text:p>
              </table:table-cell>
              <table:table-cell office:value-type="float" office:value="86">
                <text:p>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HEMJEANS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quietmusic</text:p>
              </table:table-cell>
              <table:table-cell office:value-type="float" office:value="6">
                <text:p>6</text:p>
              </table:table-cell>
              <table:table-cell office:value-type="float" office:value="345">
                <text:p>3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yteaatom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tereolove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raiden</text:p>
              </table:table-cell>
              <table:table-cell office:value-type="float" office:value="19">
                <text:p>19</text:p>
              </table:table-cell>
              <table:table-cell office:value-type="float" office:value="235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fdparis</text:p>
              </table:table-cell>
              <table:table-cell office:value-type="float" office:value="215">
                <text:p>215</text:p>
              </table:table-cell>
              <table:table-cell office:value-type="float" office:value="164">
                <text:p>1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onsterbobby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innersounds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eRange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ermage</text:p>
              </table:table-cell>
              <table:table-cell office:value-type="float" office:value="2289">
                <text:p>2289</text:p>
              </table:table-cell>
              <table:table-cell office:value-type="float" office:value="496">
                <text:p>4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ubikmusik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60crew</text:p>
              </table:table-cell>
              <table:table-cell office:value-type="float" office:value="10">
                <text:p>10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ZombieDiscoSquad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ynthesizerman</text:p>
              </table:table-cell>
              <table:table-cell office:value-type="float" office:value="167">
                <text:p>167</text:p>
              </table:table-cell>
              <table:table-cell office:value-type="float" office:value="103">
                <text:p>1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estivalRadio</text:p>
              </table:table-cell>
              <table:table-cell office:value-type="float" office:value="0">
                <text:p>0</text:p>
              </table:table-cell>
              <table:table-cell office:value-type="float" office:value="169">
                <text:p>1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kwaabamusic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inistryofsoundclub</text:p>
              </table:table-cell>
              <table:table-cell office:value-type="float" office:value="1">
                <text:p>1</text:p>
              </table:table-cell>
              <table:table-cell office:value-type="float" office:value="199">
                <text:p>1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taganddagger</text:p>
              </table:table-cell>
              <table:table-cell office:value-type="float" office:value="1429">
                <text:p>1429</text:p>
              </table:table-cell>
              <table:table-cell office:value-type="float" office:value="392">
                <text:p>3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osses</text:p>
              </table:table-cell>
              <table:table-cell office:value-type="float" office:value="335">
                <text:p>335</text:p>
              </table:table-cell>
              <table:table-cell office:value-type="float" office:value="99">
                <text:p>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odgerman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isko404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lectronationradio</text:p>
              </table:table-cell>
              <table:table-cell office:value-type="float" office:value="3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aulriley</text:p>
              </table:table-cell>
              <table:table-cell office:value-type="float" office:value="94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jkmart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james_j6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fftt</text:p>
              </table:table-cell>
              <table:table-cell office:value-type="float" office:value="87">
                <text:p>87</text:p>
              </table:table-cell>
              <table:table-cell office:value-type="float" office:value="98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alogen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hespankbass</text:p>
              </table:table-cell>
              <table:table-cell office:value-type="float" office:value="154">
                <text:p>154</text:p>
              </table:table-cell>
              <table:table-cell office:value-type="float" office:value="55">
                <text:p>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honanza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jDKN</text:p>
              </table:table-cell>
              <table:table-cell office:value-type="float" office:value="5053">
                <text:p>5053</text:p>
              </table:table-cell>
              <table:table-cell office:value-type="float" office:value="598">
                <text:p>5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estofallworlds</text:p>
              </table:table-cell>
              <table:table-cell office:value-type="float" office:value="1443">
                <text:p>1443</text:p>
              </table:table-cell>
              <table:table-cell office:value-type="float" office:value="303">
                <text:p>30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lytronica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j4533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egabassclub</text:p>
              </table:table-cell>
              <table:table-cell office:value-type="float" office:value="5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oofin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groovebugs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lnd</text:p>
              </table:table-cell>
              <table:table-cell office:value-type="float" office:value="42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sireus1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nilchawla</text:p>
              </table:table-cell>
              <table:table-cell office:value-type="float" office:value="17">
                <text:p>17</text:p>
              </table:table-cell>
              <table:table-cell office:value-type="float" office:value="175">
                <text:p>1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utups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drumandbassarena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ngelalanis</text:p>
              </table:table-cell>
              <table:table-cell office:value-type="float" office:value="58">
                <text:p>58</text:p>
              </table:table-cell>
              <table:table-cell office:value-type="float" office:value="151">
                <text:p>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indienation</text:p>
              </table:table-cell>
              <table:table-cell office:value-type="float" office:value="13">
                <text:p>13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hedailystreet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JMirkoS</text:p>
              </table:table-cell>
              <table:table-cell office:value-type="float" office:value="9234">
                <text:p>9234</text:p>
              </table:table-cell>
              <table:table-cell office:value-type="float" office:value="708">
                <text:p>7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lubdumonde</text:p>
              </table:table-cell>
              <table:table-cell office:value-type="float" office:value="1581">
                <text:p>1581</text:p>
              </table:table-cell>
              <table:table-cell office:value-type="float" office:value="425">
                <text:p>4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nwood</text:p>
              </table:table-cell>
              <table:table-cell office:value-type="float" office:value="39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lakey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harles_Wild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BrownswoodRecordings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jsteveukit</text:p>
              </table:table-cell>
              <table:table-cell office:value-type="float" office:value="9292">
                <text:p>9292</text:p>
              </table:table-cell>
              <table:table-cell office:value-type="float" office:value="814">
                <text:p>8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jmarkstarr</text:p>
              </table:table-cell>
              <table:table-cell office:value-type="float" office:value="8407">
                <text:p>8407</text:p>
              </table:table-cell>
              <table:table-cell office:value-type="float" office:value="878">
                <text:p>87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r_g</text:p>
              </table:table-cell>
              <table:table-cell office:value-type="float" office:value="262">
                <text:p>262</text:p>
              </table:table-cell>
              <table:table-cell office:value-type="float" office:value="155">
                <text:p>1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assjam</text:p>
              </table:table-cell>
              <table:table-cell office:value-type="float" office:value="191">
                <text:p>191</text:p>
              </table:table-cell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V8</text:p>
              </table:table-cell>
              <table:table-cell office:value-type="float" office:value="54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korelateuf</text:p>
              </table:table-cell>
              <table:table-cell office:value-type="float" office:value="51">
                <text:p>51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partacus</text:p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iercardinmix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VitalSound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neyislandsound</text:p>
              </table:table-cell>
              <table:table-cell office:value-type="float" office:value="275">
                <text:p>275</text:p>
              </table:table-cell>
              <table:table-cell office:value-type="float" office:value="115">
                <text:p>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heoslo</text:p>
              </table:table-cell>
              <table:table-cell office:value-type="float" office:value="75">
                <text:p>75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ilesbonny</text:p>
              </table:table-cell>
              <table:table-cell office:value-type="float" office:value="42">
                <text:p>42</text:p>
              </table:table-cell>
              <table:table-cell office:value-type="float" office:value="101">
                <text:p>1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rz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Friction</text:p>
              </table:table-cell>
              <table:table-cell office:value-type="float" office:value="23">
                <text:p>23</text:p>
              </table:table-cell>
              <table:table-cell office:value-type="float" office:value="93">
                <text:p>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mm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whitefolksgetcrunk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ltep</text:p>
              </table:table-cell>
              <table:table-cell office:value-type="float" office:value="119">
                <text:p>119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lena_Arpels</text:p>
              </table:table-cell>
              <table:table-cell office:value-type="float" office:value="97">
                <text:p>97</text:p>
              </table:table-cell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im</text:p>
              </table:table-cell>
              <table:table-cell office:value-type="float" office:value="64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neofakind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VesperDJ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ntchbl</text:p>
              </table:table-cell>
              <table:table-cell office:value-type="float" office:value="34">
                <text:p>34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lectroplated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hlow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hrisdevlin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rcticcircle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sph197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TheV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isi</text:p>
              </table:table-cell>
              <table:table-cell office:value-type="float" office:value="2830">
                <text:p>2830</text:p>
              </table:table-cell>
              <table:table-cell office:value-type="float" office:value="480">
                <text:p>4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unkskillz</text:p>
              </table:table-cell>
              <table:table-cell office:value-type="float" office:value="182">
                <text:p>182</text:p>
              </table:table-cell>
              <table:table-cell office:value-type="float" office:value="98">
                <text:p>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yte</text:p>
              </table:table-cell>
              <table:table-cell office:value-type="float" office:value="56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igchillers</text:p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plattermonkey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ewpollutionmagazine</text:p>
              </table:table-cell>
              <table:table-cell office:value-type="float" office:value="26">
                <text:p>26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usty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UnmarkedDoor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jakubdymek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oham_sounds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olesides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notherAmit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tchouseradio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sslogie</text:p>
              </table:table-cell>
              <table:table-cell office:value-type="float" office:value="1599">
                <text:p>1599</text:p>
              </table:table-cell>
              <table:table-cell office:value-type="float" office:value="488">
                <text:p>4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iccicomoto</text:p>
              </table:table-cell>
              <table:table-cell office:value-type="float" office:value="245">
                <text:p>245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ntsparty</text:p>
              </table:table-cell>
              <table:table-cell office:value-type="float" office:value="150">
                <text:p>150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soxxi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dif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moefunk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bertass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atyourownears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lexNV</text:p>
              </table:table-cell>
              <table:table-cell office:value-type="float" office:value="4338">
                <text:p>4338</text:p>
              </table:table-cell>
              <table:table-cell office:value-type="float" office:value="483">
                <text:p>4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efreakselector</text:p>
              </table:table-cell>
              <table:table-cell office:value-type="float" office:value="384">
                <text:p>384</text:p>
              </table:table-cell>
              <table:table-cell office:value-type="float" office:value="184">
                <text:p>1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encrew</text:p>
              </table:table-cell>
              <table:table-cell office:value-type="float" office:value="269">
                <text:p>269</text:p>
              </table:table-cell>
              <table:table-cell office:value-type="float" office:value="148">
                <text:p>1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ompritchard</text:p>
              </table:table-cell>
              <table:table-cell office:value-type="float" office:value="260">
                <text:p>260</text:p>
              </table:table-cell>
              <table:table-cell office:value-type="float" office:value="117">
                <text:p>1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hateaulateuf</text:p>
              </table:table-cell>
              <table:table-cell office:value-type="float" office:value="88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efixtape</text:p>
              </table:table-cell>
              <table:table-cell office:value-type="float" office:value="79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ilesk</text:p>
              </table:table-cell>
              <table:table-cell office:value-type="float" office:value="66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gideon</text:p>
              </table:table-cell>
              <table:table-cell office:value-type="float" office:value="35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cus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hymast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itsmissing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adionula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azZstepPa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VSPUrbanVibrations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ypem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jason_s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unksJumpUp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ogos</text:p>
              </table:table-cell>
              <table:table-cell office:value-type="float" office:value="4103">
                <text:p>4103</text:p>
              </table:table-cell>
              <table:table-cell office:value-type="float" office:value="410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immy</text:p>
              </table:table-cell>
              <table:table-cell office:value-type="float" office:value="1912">
                <text:p>1912</text:p>
              </table:table-cell>
              <table:table-cell office:value-type="float" office:value="310">
                <text:p>3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ecoombs</text:p>
              </table:table-cell>
              <table:table-cell office:value-type="float" office:value="225">
                <text:p>225</text:p>
              </table:table-cell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oobe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elleVue44</text:p>
              </table:table-cell>
              <table:table-cell office:value-type="float" office:value="65">
                <text:p>65</text:p>
              </table:table-cell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truboskop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vonpander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BASMEISTER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gma</text:p>
              </table:table-cell>
              <table:table-cell office:value-type="float" office:value="14">
                <text:p>14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haneSOS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bostron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otviruz</text:p>
              </table:table-cell>
              <table:table-cell office:value-type="float" office:value="9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lanetkl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scarTG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20Bass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heblackdog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ootfetishrecords</text:p>
              </table:table-cell>
              <table:table-cell office:value-type="float" office:value="6344">
                <text:p>6344</text:p>
              </table:table-cell>
              <table:table-cell office:value-type="float" office:value="632">
                <text:p>6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ed</text:p>
              </table:table-cell>
              <table:table-cell office:value-type="float" office:value="1112">
                <text:p>1112</text:p>
              </table:table-cell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imbreese</text:p>
              </table:table-cell>
              <table:table-cell office:value-type="float" office:value="1005">
                <text:p>1005</text:p>
              </table:table-cell>
              <table:table-cell office:value-type="float" office:value="228">
                <text:p>2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ridmusic</text:p>
              </table:table-cell>
              <table:table-cell office:value-type="float" office:value="669">
                <text:p>669</text:p>
              </table:table-cell>
              <table:table-cell office:value-type="float" office:value="231">
                <text:p>2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uriotek</text:p>
              </table:table-cell>
              <table:table-cell office:value-type="float" office:value="612">
                <text:p>612</text:p>
              </table:table-cell>
              <table:table-cell office:value-type="float" office:value="352">
                <text:p>3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tpayne</text:p>
              </table:table-cell>
              <table:table-cell office:value-type="float" office:value="60">
                <text:p>60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neakBeats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enegadesofjazz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zarygapik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jmoodswinger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EKAY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yalgroove</text:p>
              </table:table-cell>
              <table:table-cell office:value-type="float" office:value="29">
                <text:p>29</text:p>
              </table:table-cell>
              <table:table-cell office:value-type="float" office:value="49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otezica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arryguffy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raclelibido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jhombre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revster</text:p>
              </table:table-cell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iscobloodbath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jkatarina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ellyjazz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uffm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reblahblahblah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Inertia</text:p>
              </table:table-cell>
              <table:table-cell office:value-type="float" office:value="1041">
                <text:p>1041</text:p>
              </table:table-cell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eboyDangood</text:p>
              </table:table-cell>
              <table:table-cell office:value-type="float" office:value="499">
                <text:p>499</text:p>
              </table:table-cell>
              <table:table-cell office:value-type="float" office:value="204">
                <text:p>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ttRawson</text:p>
              </table:table-cell>
              <table:table-cell office:value-type="float" office:value="110">
                <text:p>110</text:p>
              </table:table-cell>
              <table:table-cell office:value-type="float" office:value="170">
                <text:p>1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JFunkerman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iscooutcast</text:p>
              </table:table-cell>
              <table:table-cell office:value-type="float" office:value="63">
                <text:p>63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ublicHouse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STRANGE</text:p>
              </table:table-cell>
              <table:table-cell office:value-type="float" office:value="50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uroticnate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lvisofdallas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utopistalivetrip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enwdj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ikoroos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rash_nottrash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gogobizkitt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ricp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anielsandersdj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lanetshhh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ikecheckum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ynflood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peakerhumpi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obo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xmadden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riftingfalling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electronicideologies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inkychukkles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ilverboy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mmuzikation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odamabass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eatport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jsimbad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ostidol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xterousD</text:p>
              </table:table-cell>
              <table:table-cell office:value-type="float" office:value="659">
                <text:p>659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stro</text:p>
              </table:table-cell>
              <table:table-cell office:value-type="float" office:value="458">
                <text:p>458</text:p>
              </table:table-cell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itchnSync</text:p>
              </table:table-cell>
              <table:table-cell office:value-type="float" office:value="373">
                <text:p>373</text:p>
              </table:table-cell>
              <table:table-cell office:value-type="float" office:value="199">
                <text:p>1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istantstarr</text:p>
              </table:table-cell>
              <table:table-cell office:value-type="float" office:value="302">
                <text:p>302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jprofessorx</text:p>
              </table:table-cell>
              <table:table-cell office:value-type="float" office:value="107">
                <text:p>107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unemule</text:p>
              </table:table-cell>
              <table:table-cell office:value-type="float" office:value="103">
                <text:p>103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vanenot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lpacman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chvibes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fu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urdeek</text:p>
              </table:table-cell>
              <table:table-cell office:value-type="float" office:value="54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rm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poekmathambo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zgroove_records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amie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ii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TR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jrome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ing_slaFF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rawlcast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nlikeme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ofer66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ark1Karan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usscuban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hdjs</text:p>
              </table:table-cell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ttackyourself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ansmith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mthemachine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sajazz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ntidote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jprinz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hesilentradioshow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tpim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ingTruman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aushaed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nny_boy_records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TV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aller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ave_Lux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lectrodisiac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aizenrecords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utmeonit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bosonic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anith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ZUMERS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mproject</text:p>
              </table:table-cell>
              <table:table-cell office:value-type="float" office:value="3613">
                <text:p>3613</text:p>
              </table:table-cell>
              <table:table-cell office:value-type="float" office:value="402">
                <text:p>4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igel_Christie</text:p>
              </table:table-cell>
              <table:table-cell office:value-type="float" office:value="1079">
                <text:p>1079</text:p>
              </table:table-cell>
              <table:table-cell office:value-type="float" office:value="224">
                <text:p>2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eaudamion</text:p>
              </table:table-cell>
              <table:table-cell office:value-type="float" office:value="486">
                <text:p>486</text:p>
              </table:table-cell>
              <table:table-cell office:value-type="float" office:value="171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eejarvis</text:p>
              </table:table-cell>
              <table:table-cell office:value-type="float" office:value="179">
                <text:p>179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orbiddenfruitrecordings</text:p>
              </table:table-cell>
              <table:table-cell office:value-type="float" office:value="169">
                <text:p>169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titledmusic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ejaygoldsmith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alta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brandname</text:p>
              </table:table-cell>
              <table:table-cell office:value-type="float" office:value="51">
                <text:p>51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haunduval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gustavokwak</text:p>
              </table:table-cell>
              <table:table-cell office:value-type="float" office:value="40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udiofamilies</text:p>
              </table:table-cell>
              <table:table-cell office:value-type="float" office:value="37">
                <text:p>37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inton_zweiton</text:p>
              </table:table-cell>
              <table:table-cell office:value-type="float" office:value="36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uksbowl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lyboy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imPanzer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iridasfusion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ma_ne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crises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v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sner</text:p>
              </table:table-cell>
              <table:table-cell office:value-type="float" office:value="22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Unfeasable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ham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phunktion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rringeffects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bbbbbio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ideon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irdwithbeard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erenkovriddim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ontero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rmZ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amescobo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earebeatnik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cidJacks</text:p>
              </table:table-cell>
              <table:table-cell office:value-type="float" office:value="7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insivar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otjebus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hantomas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omtak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aletvalet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uzybong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oodootronix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laatvervangers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woCharmingMen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ric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pebox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_Chewo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esmer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eatnick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learCut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ieselFragranceFactory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consciousness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er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onema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reecedunc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hnJonesDj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ason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CKFORT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limBlue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tephenfry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jlaud3r</text:p>
              </table:table-cell>
              <table:table-cell office:value-type="float" office:value="2418">
                <text:p>2418</text:p>
              </table:table-cell>
              <table:table-cell office:value-type="float" office:value="339">
                <text:p>3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rrendermarcy</text:p>
              </table:table-cell>
              <table:table-cell office:value-type="float" office:value="1715">
                <text:p>1715</text:p>
              </table:table-cell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udiotrucs</text:p>
              </table:table-cell>
              <table:table-cell office:value-type="float" office:value="1016">
                <text:p>1016</text:p>
              </table:table-cell>
              <table:table-cell office:value-type="float" office:value="158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opsuey</text:p>
              </table:table-cell>
              <table:table-cell office:value-type="float" office:value="885">
                <text:p>885</text:p>
              </table:table-cell>
              <table:table-cell office:value-type="float" office:value="241">
                <text:p>2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gonzalezmusic</text:p>
              </table:table-cell>
              <table:table-cell office:value-type="float" office:value="846">
                <text:p>846</text:p>
              </table:table-cell>
              <table:table-cell office:value-type="float" office:value="141">
                <text:p>1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haviors</text:p>
              </table:table-cell>
              <table:table-cell office:value-type="float" office:value="481">
                <text:p>481</text:p>
              </table:table-cell>
              <table:table-cell office:value-type="float" office:value="167">
                <text:p>1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rmanhstripped</text:p>
              </table:table-cell>
              <table:table-cell office:value-type="float" office:value="425">
                <text:p>42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enversluis</text:p>
              </table:table-cell>
              <table:table-cell office:value-type="float" office:value="363">
                <text:p>363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tuffstuff</text:p>
              </table:table-cell>
              <table:table-cell office:value-type="float" office:value="305">
                <text:p>305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dhead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leganthands</text:p>
              </table:table-cell>
              <table:table-cell office:value-type="float" office:value="224">
                <text:p>22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mnoize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rrrd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pz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amirp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uss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fix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robots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rryfoldout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konekt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dpandarecords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ncilface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nds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Everett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rh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knq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raze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riffraff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comac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mackDabb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cket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ngBeads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diabeat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eltingUniverse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ktfrequenz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Hand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appeningscene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bekah</text:p>
              </table:table-cell>
              <table:table-cell office:value-type="float" office:value="9">
                <text:p>9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dare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gpz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ubsludge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nfarefurore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adasQuazar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illieStyles</text:p>
              </table:table-cell>
              <table:table-cell office:value-type="float" office:value="8">
                <text:p>8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kcobby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tevsomething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ejayseriph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dave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zzelicious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versuselectronics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zarin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dieyoung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JC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ohnlew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sstation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freshone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eamlogic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yngbee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yoshishi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_l_a_n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ckgroundnois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jackedupbeats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egobeat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kolay_Dochov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ank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ADe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rberber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ulh4ck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jdub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mhous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sein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hurtizz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ryptoxx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jrichbaird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hugo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mmakid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EstimuloShow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igamix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deepndanceradio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arrysu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nuvrs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etebutta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oody_homegrow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oldsack</text:p>
              </table:table-cell>
              <table:table-cell office:value-type="float" office:value="2319">
                <text:p>2319</text:p>
              </table:table-cell>
              <table:table-cell office:value-type="float" office:value="346">
                <text:p>3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ruiserbox</text:p>
              </table:table-cell>
              <table:table-cell office:value-type="float" office:value="692">
                <text:p>692</text:p>
              </table:table-cell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rracho</text:p>
              </table:table-cell>
              <table:table-cell office:value-type="float" office:value="611">
                <text:p>611</text:p>
              </table:table-cell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ulmindnb</text:p>
              </table:table-cell>
              <table:table-cell office:value-type="float" office:value="481">
                <text:p>481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igmoeproductions</text:p>
              </table:table-cell>
              <table:table-cell office:value-type="float" office:value="465">
                <text:p>465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timum</text:p>
              </table:table-cell>
              <table:table-cell office:value-type="float" office:value="241">
                <text:p>241</text:p>
              </table:table-cell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oB_SwanS</text:p>
              </table:table-cell>
              <table:table-cell office:value-type="float" office:value="225">
                <text:p>225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ny360</text:p>
              </table:table-cell>
              <table:table-cell office:value-type="float" office:value="219">
                <text:p>219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sunda</text:p>
              </table:table-cell>
              <table:table-cell office:value-type="float" office:value="83">
                <text:p>8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lectrofunkdiscotek</text:p>
              </table:table-cell>
              <table:table-cell office:value-type="float" office:value="65">
                <text:p>65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nz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rlivewire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ptowntopranking</text:p>
              </table:table-cell>
              <table:table-cell office:value-type="float" office:value="51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tch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xelover</text:p>
              </table:table-cell>
              <table:table-cell office:value-type="float" office:value="42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nefortheditch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ungry_Man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ncullen</text:p>
              </table:table-cell>
              <table:table-cell office:value-type="float" office:value="37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om_boy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nXero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epersouthsessions</text:p>
              </table:table-cell>
              <table:table-cell office:value-type="float" office:value="36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_JAWS_804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eak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ukhed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admojo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mtomfromneukoelln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ubpopozuda</text:p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llider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essurebelfa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omasfarrell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aynAlmeida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unkusion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umtchak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DOTonline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ultimodalradioshow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livetonic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uKKe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impala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arrenf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ungeons_Djs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rereviews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natom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botnine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panddow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shback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lekzo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aser8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lpngmchn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masher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nicenoise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phillykev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sterfluff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arindu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unesdave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markellavenson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eroinomano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etproject</text:p>
              </table:table-cell>
              <table:table-cell office:value-type="float" office:value="7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stitkac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en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inisteracoustics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llmon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y_ees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ircusmaximus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ktaru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swe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iocato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ukeFDM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nicDiary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sixties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meblind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ny_s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obalsoundtracks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nbrady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G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ellzenner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ddtocart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ykisaragi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swerMeThis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unkfoofighters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goldy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ittertunes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oshdamon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boogi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cutiran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ubiS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eezy_World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hunktronix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eejaymaylee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rtydisconinja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xray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lectricshock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reshsqueezedksfs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ijaQ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fried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P_Labs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opera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leph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ane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dubd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dubfama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phet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OTJP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anecandy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oveya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sm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in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ukolov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zenray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brokenfingaz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jbruc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thylmusic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ascolondo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r_mad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bizar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illnes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jeffbennett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atelawler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keTaylorNSR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utpostmedia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ulhazendonk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olinsk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andomage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iotous_rocker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linkyfm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ymphonicDistributio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musictank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dyRhythm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ranspondency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wearemonster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efrenk</text:p>
              </table:table-cell>
              <table:table-cell office:value-type="float" office:value="2900">
                <text:p>2900</text:p>
              </table:table-cell>
              <table:table-cell office:value-type="float" office:value="429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atdigger</text:p>
              </table:table-cell>
              <table:table-cell office:value-type="float" office:value="979">
                <text:p>979</text:p>
              </table:table-cell>
              <table:table-cell office:value-type="float" office:value="259">
                <text:p>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grabbedmyballs</text:p>
              </table:table-cell>
              <table:table-cell office:value-type="float" office:value="749">
                <text:p>74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lorenzsanchez</text:p>
              </table:table-cell>
              <table:table-cell office:value-type="float" office:value="553">
                <text:p>553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ectrogeneB</text:p>
              </table:table-cell>
              <table:table-cell office:value-type="float" office:value="436">
                <text:p>436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Surfer</text:p>
              </table:table-cell>
              <table:table-cell office:value-type="float" office:value="369">
                <text:p>369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tsever</text:p>
              </table:table-cell>
              <table:table-cell office:value-type="float" office:value="308">
                <text:p>308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ckswift</text:p>
              </table:table-cell>
              <table:table-cell office:value-type="float" office:value="306">
                <text:p>306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myGrante</text:p>
              </table:table-cell>
              <table:table-cell office:value-type="float" office:value="247">
                <text:p>247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obalAccessDJs</text:p>
              </table:table-cell>
              <table:table-cell office:value-type="float" office:value="221">
                <text:p>22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bbenniamenassi</text:p>
              </table:table-cell>
              <table:table-cell office:value-type="float" office:value="162">
                <text:p>162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ldbloodandqueenie</text:p>
              </table:table-cell>
              <table:table-cell office:value-type="float" office:value="156">
                <text:p>15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neilcapper_waxeduphousemusic</text:p>
              </table:table-cell>
              <table:table-cell office:value-type="float" office:value="151">
                <text:p>151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gerteg</text:p>
              </table:table-cell>
              <table:table-cell office:value-type="float" office:value="140">
                <text:p>140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nceHallKitchen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MOE</text:p>
              </table:table-cell>
              <table:table-cell office:value-type="float" office:value="103">
                <text:p>10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anewatcha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ibenz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x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irmount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btz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bugd</text:p>
              </table:table-cell>
              <table:table-cell office:value-type="float" office:value="59">
                <text:p>5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malia</text:p>
              </table:table-cell>
              <table:table-cell office:value-type="float" office:value="58">
                <text:p>58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tyBlades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omegrown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xelk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bszekhaz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ubgabriel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sgranite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volanski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kgee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minofx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rlitobigante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uze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elka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rffi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rzenes_sessions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umzofthesouth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fa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jv_music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kers1970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schy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chateaurouge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styn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ougiedagnabit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xpollyul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sbin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d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cescopico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edrobbins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iseman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dgecast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trik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uchFire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ennaweave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ghtyboogie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keymisi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iluccio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bty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entron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eoklaic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mmer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yolaman</text:p>
              </table:table-cell>
              <table:table-cell office:value-type="float" office:value="15">
                <text:p>15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oing_Back_To_Our_Roots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ch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rkoLuna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isiselement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polar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es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0t3k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VAGEBEACH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nion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stside_fm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Piece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igt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gitalbarro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ChOw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eshunsigned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vinpalmer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esFurness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LENA</text:p>
              </table:table-cell>
              <table:table-cell office:value-type="float" office:value="11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serfunk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llusion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kehandsfree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jdidit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rmfree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_giorgos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ceptio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_mado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imalgrooves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ing9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a_pablo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dmalcolm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ek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iaproject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steveadams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ierenoire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noelectriks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sador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joston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langerouss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lash_jordan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albion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terWolf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nsiuerbarto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perabenteuerboy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ir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bellyb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atsam30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GiancarloLM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iEldsUK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ekeed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deradio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ratech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baz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llovbeethove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anscendentalD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flec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ckiecox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kedtune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egratedaudiosolution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ludge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kojo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ddworxx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low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rt4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en_d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ffertie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olarphoenix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hitenoise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lusdj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sbestradio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rezz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rkmode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vanscot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quest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e_low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ubacov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ronextr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kpik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ussla_labrat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HOCK39Bangkok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eksandr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lio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efakt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oodrainbow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umb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decshift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nnYL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dc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athelectro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strik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_ange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jrkaozz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lementrix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nom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jstione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inmart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rywolf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anner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aLize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0n0c3r0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xMusic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splacedmarble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xterious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dddkn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enko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ppo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ter_seligm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rotony2k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bel_lion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DIGI_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aronaudio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fghanheadspi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tizanmusic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cktochill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ubdelmar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omie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yanid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ogo_semedo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Gull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jeromehill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jkenstone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ro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ilthandsplendour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stonet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illeswasserm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ardianpolitics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ugg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eleve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talianpod10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amastera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dibeat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ingstonhot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lainmai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Tpress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gmachine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rdirt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icolah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rma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xfordunibusiness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bloFreak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adoxMusicRadio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montapia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dsoul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medy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uben_G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ickTrumpet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oppauseplay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ghoclub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jackboyz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tuesdayclubdjs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ompsonsgarag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temzavar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illhead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milioromo</text:p>
              </table:table-cell>
              <table:table-cell office:value-type="float" office:value="1278">
                <text:p>127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ogibasics</text:p>
              </table:table-cell>
              <table:table-cell office:value-type="float" office:value="769">
                <text:p>769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binaural</text:p>
              </table:table-cell>
              <table:table-cell office:value-type="float" office:value="449">
                <text:p>449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nicotean</text:p>
              </table:table-cell>
              <table:table-cell office:value-type="float" office:value="328">
                <text:p>328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ominantSpecies</text:p>
              </table:table-cell>
              <table:table-cell office:value-type="float" office:value="238">
                <text:p>23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ykarma</text:p>
              </table:table-cell>
              <table:table-cell office:value-type="float" office:value="204">
                <text:p>204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issmytrash</text:p>
              </table:table-cell>
              <table:table-cell office:value-type="float" office:value="174">
                <text:p>17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fratellifidget</text:p>
              </table:table-cell>
              <table:table-cell office:value-type="float" office:value="134">
                <text:p>13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orgeccs</text:p>
              </table:table-cell>
              <table:table-cell office:value-type="float" office:value="114">
                <text:p>114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eering_Ogre</text:p>
              </table:table-cell>
              <table:table-cell office:value-type="float" office:value="86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exParsons</text:p>
              </table:table-cell>
              <table:table-cell office:value-type="float" office:value="83">
                <text:p>83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elarmstrong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Exclusive</text:p>
              </table:table-cell>
              <table:table-cell office:value-type="float" office:value="67">
                <text:p>6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VES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nJam</text:p>
              </table:table-cell>
              <table:table-cell office:value-type="float" office:value="63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flessSound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ndymart</text:p>
              </table:table-cell>
              <table:table-cell office:value-type="float" office:value="54">
                <text:p>54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melglasses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hnandon</text:p>
              </table:table-cell>
              <table:table-cell office:value-type="float" office:value="48">
                <text:p>4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nakecharmer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udzee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oyoyoni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dman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leFTW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ysarenumbers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mee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zequielmarotte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rdbassdealers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gani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beats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er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abanit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pauloleite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rin_zlx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mike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wikmasta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ck_Rider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lackman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ligraz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m_robin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nosaurs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mixcloud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ircuitflow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emikalrecipe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akai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reFM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21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usebox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latilla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808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lfunctional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p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xyKittensHighFrequency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wker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tafarijanac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iana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isc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dyprowl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_bearproject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lvahfonk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ndwitch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baloo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obbysRadio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scarbarlow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lva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lray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wenty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exigozard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ytz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vee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draigmcmahon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attic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udeboy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paulgabriel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ykitts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stinzero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ro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kiZooMhZRebellion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ranhabryanna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ynw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nales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ewac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vernment400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flaque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thinkdaily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oor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tura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llyrohnsen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ndysanders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ssureprice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krux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sterG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cien_Reden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ellus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ghead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totype20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brt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seendj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qid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nki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monchill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mix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tnb3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arsall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hrandenb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ristianAllende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lexserra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quinoxrecord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rapp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avPaul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dreegez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elest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ndal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r0zen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point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istairr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linpurdiedj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ezeejay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orion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ubinch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jellvistad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ZERFACE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nnyPries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nd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bcontinued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diosmith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gwheel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ejbrat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Limitz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cetraxx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doo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neage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rdjackson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yzanai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cess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4u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cretagentgel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dataltinok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power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dagroundsouth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deokidd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heee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iLLYC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opablu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rewearedance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eagedubist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llandvoidblog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bika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nzamusic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ynamite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risvench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pressedButton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Furious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inocente7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nVJ_Fraktal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unkelephantsound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nknox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xxxelPorns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ll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sh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lvo_VL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140show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MoBeatsExperience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ngostag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ppellza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Brice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amo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rik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Val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akz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oggy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stand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oLs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anberhaka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kelocastro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gnedisck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helleowen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gom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ulander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erbeat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PCOX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ja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mbulwer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nparker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sgueules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aren_inthemix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berto_rahim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magiddeonsound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litron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mbaleia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t190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zeknology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isekid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strus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euan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manifest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miss_understood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isco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wa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iotgroove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h_Bang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reeEnd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llvocal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ruslan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id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ausk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api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tricmoses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o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uvolec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sfw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ane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fiqimusic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dresky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ndinmontion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nflow7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kafumi020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bizczarsinista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lt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bee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ronbingle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mo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osound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snash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thermultiplicator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n8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tbxfx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ramel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risRundell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J_Mill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olsurf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renwelsh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rii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LETEDJAN17A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rty_j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bigs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ChrisTar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flipinthemix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focal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forcespas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ManuElChin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phaze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ramonb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rodrigozimbres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ouchou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oovegsu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nmanning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leingeorg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rylaza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ingstonesound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udubbs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wfreak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iasvaldmont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chaelcolle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guelDelBosque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ze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pper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_RAD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nsxperiment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weddingdj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nl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shoutforever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pical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woTurntablesAndAGuy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ploadtest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AREPROSTITUT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aronpavi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ichkue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and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fy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TLBOY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zbt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ackbrandonsmixe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rgerBoy_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irogroov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lorochill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ristianmalloni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ekano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egosalvador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nokazamia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_IC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driano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BERG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creal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eiu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garygillespie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krates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mahi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upertoy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lipeDoub2eF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hback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exdisco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in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ebird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eysnow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roboro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s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idaround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lostitch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ombard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iosa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kanthondj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kTheMachin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well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keysupersound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ccanuka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choSugoi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ykfukz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gelhennigar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ko_Le_FurTiF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noKawasaki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uln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kto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kerPR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negade_01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kn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guefader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udeboi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ntositaly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ins_k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lpher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ppakid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ftik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ylogic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ltrabeats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altlibert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olumebalance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DPK83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bozzetto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FRMUSI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s_marcos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onymousDJ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turiosK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rago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ackin3d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ackpasta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akeandrew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ikkenTheDj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eezyFM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zscream_cube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f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alexlo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beaurich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kres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RicardoBE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rickg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sofaking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rfpunkxGhettoCrew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oy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rsoynaz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rdigunay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odwing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bsta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1m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nn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llm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creibleignatz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varsm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dat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anbarnes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aster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emzin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rewli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lesuher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ttleRobsBigTun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hpara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task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tinezeme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yu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zz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_dlov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xclu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j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lli_w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minous_upperkutt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nomanara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i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n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p15doodo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cacci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wedz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iokillaz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vin_rom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chiefargas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b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answisz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leqs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artgra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uRamsay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nsor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ilp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rapydubste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omasray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orazin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ellby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yrelwilliam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oo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ginhelena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odhead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osaku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signals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bailey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lexeyryasnyansk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oine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onyjmhowe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trocker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mm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rdall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SSHEADS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dpcali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gyssshow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ugazer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ogdantaran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ronimlo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sper_c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btr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seCooper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rismanah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ka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ffeehouseradi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inator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unterpartint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egorm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otero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uceshow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gitalself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ORTIO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_CHRIS_S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bricksta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castoltroy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addybob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annySalgado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awizz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DVDA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fury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getta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graffiti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KENTASTIC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nadr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Nolda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rafaelbarro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tros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juter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soundzmedia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delbeatz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lashme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oxach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unkism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martstudios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rethBoscoMcAlinde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uardianfootballweekly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airybudapest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htechn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lluminationprojec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ieHipHop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ium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yfusio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eekoo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effvalle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essikazen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elRaver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iAnDeeja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piaf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gicjunkradio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nuelmalaspina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afiotidj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swibilili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alGang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eph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o3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torv8a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efx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BM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ckwicked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skerone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rthEastTruth_com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lanallcity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ldboysclub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zmodiar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EBAC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wnheart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synOpticz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benschnabel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ioec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ionarcotix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sistor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inocerose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cksteadyuk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sielee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udyK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mredmore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leniumtester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monlangham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leephouseradi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okeradio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mspiri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moth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ust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ainrec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uney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ique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tledtheindierockshow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lad_chei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oof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vesLaRock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